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adornments="Bold" style:font-family-generic="modern" style:font-pitch="fixed"/>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Comic_20_Page_20_Number" style:master-page-name="">
      <loext:graphic-properties draw:fill="none" draw:fill-color="#729fcf"/>
      <style:paragraph-properties fo:margin-left="0in" fo:margin-right="0in" fo:text-align="center" style:justify-single-word="false" fo:orphans="2" fo:widows="2" fo:text-indent="0in" style:auto-text-indent="false" style:page-number="auto" fo:break-before="page" fo:background-color="transparent">
        <style:tab-stops>
          <style:tab-stop style:position="0.9811in"/>
        </style:tab-stops>
      </style:paragraph-properties>
      <style:text-properties officeooo:paragraph-rsid="00481e09"/>
    </style:style>
    <style:style style:name="P2" style:family="paragraph" style:parent-style-name="Dialog_2f_caption" style:master-page-name="">
      <loext:graphic-properties draw:fill="none" draw:fill-color="#729fcf"/>
      <style:paragraph-properties fo:margin-left="1in" fo:margin-right="0in" fo:text-align="center" style:justify-single-word="false" fo:orphans="2" fo:widows="2" fo:text-indent="-1in" style:auto-text-indent="false" style:page-number="auto" fo:background-color="transparent">
        <style:tab-stops>
          <style:tab-stop style:position="0.9811in"/>
        </style:tab-stops>
      </style:paragraph-properties>
      <style:text-properties officeooo:paragraph-rsid="00481e09"/>
    </style:style>
    <style:style style:name="P3" style:family="paragraph" style:parent-style-name="Dialog_2f_caption">
      <style:paragraph-properties fo:margin-left="0in" fo:margin-right="0in" fo:text-align="center" style:justify-single-word="false" fo:text-indent="0in" style:auto-text-indent="false"/>
      <style:text-properties officeooo:paragraph-rsid="00481e09"/>
    </style:style>
    <style:style style:name="P4" style:family="paragraph" style:parent-style-name="Dialog_2f_caption" style:master-page-name="">
      <loext:graphic-properties draw:fill="none" draw:fill-color="#729fcf"/>
      <style:paragraph-properties fo:margin-left="0in" fo:margin-right="0in" fo:text-align="center" style:justify-single-word="false" fo:orphans="2" fo:widows="2" fo:text-indent="0in" style:auto-text-indent="false" style:page-number="auto" fo:background-color="transparent">
        <style:tab-stops>
          <style:tab-stop style:position="0.9811in"/>
        </style:tab-stops>
      </style:paragraph-properties>
      <style:text-properties fo:font-weight="bold" officeooo:paragraph-rsid="00481e09" style:font-weight-asian="bold" style:font-weight-complex="bold"/>
    </style:style>
    <style:style style:name="P5" style:family="paragraph" style:parent-style-name="Dialog_2f_caption">
      <style:paragraph-properties fo:margin-left="0in" fo:margin-right="0in" fo:text-align="center" style:justify-single-word="false" fo:text-indent="0in" style:auto-text-indent="false"/>
      <style:text-properties fo:font-weight="bold" officeooo:paragraph-rsid="00481e09" style:font-weight-asian="bold" style:font-weight-complex="bold"/>
    </style:style>
    <style:style style:name="P6"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weight="bold" officeooo:rsid="00564bd4" officeooo:paragraph-rsid="00481e09" style:font-weight-asian="bold" style:font-weight-complex="bold"/>
    </style:style>
    <style:style style:name="P7"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weight="bold" officeooo:rsid="00592624" officeooo:paragraph-rsid="00481e09" style:font-weight-asian="bold" style:font-weight-complex="bold"/>
    </style:style>
    <style:style style:name="P8" style:family="paragraph" style:parent-style-name="Dialog_2f_caption">
      <style:paragraph-properties fo:margin-left="0in" fo:margin-right="0in" fo:text-align="center" style:justify-single-word="false" fo:text-indent="0in" style:auto-text-indent="false"/>
      <style:text-properties fo:font-weight="bold" officeooo:rsid="01098a5f" officeooo:paragraph-rsid="00481e09" style:font-weight-asian="bold" style:font-weight-complex="bold"/>
    </style:style>
    <style:style style:name="P9" style:family="paragraph" style:parent-style-name="Dialog_2f_caption">
      <style:paragraph-properties fo:margin-left="0in" fo:margin-right="0in" fo:text-align="center" style:justify-single-word="false" fo:text-indent="0in" style:auto-text-indent="false"/>
      <style:text-properties fo:font-weight="bold" officeooo:rsid="010a2e1a" officeooo:paragraph-rsid="00481e09" style:font-weight-asian="bold" style:font-weight-complex="bold"/>
    </style:style>
    <style:style style:name="P10" style:family="paragraph" style:parent-style-name="Dialog_2f_caption">
      <style:paragraph-properties fo:margin-left="0in" fo:margin-right="0in" fo:text-align="center" style:justify-single-word="false" fo:text-indent="0in" style:auto-text-indent="false"/>
      <style:text-properties fo:font-weight="bold" officeooo:rsid="010c163f" officeooo:paragraph-rsid="00481e09" style:font-weight-asian="bold" style:font-weight-complex="bold"/>
    </style:style>
    <style:style style:name="P11" style:family="paragraph" style:parent-style-name="Dialog_2f_caption">
      <style:paragraph-properties fo:margin-left="0in" fo:margin-right="0in" fo:text-align="center" style:justify-single-word="false" fo:text-indent="0in" style:auto-text-indent="false"/>
      <style:text-properties fo:font-weight="bold" officeooo:rsid="010c163f" officeooo:paragraph-rsid="0093b2a3" style:font-weight-asian="bold" style:font-weight-complex="bold"/>
    </style:style>
    <style:style style:name="P12" style:family="paragraph" style:parent-style-name="Dialog_2f_caption">
      <style:paragraph-properties fo:margin-left="0in" fo:margin-right="0in" fo:text-align="center" style:justify-single-word="false" fo:text-indent="0in" style:auto-text-indent="false"/>
      <style:text-properties fo:font-weight="bold" officeooo:rsid="01108229" officeooo:paragraph-rsid="00481e09" style:font-weight-asian="bold" style:font-weight-complex="bold"/>
    </style:style>
    <style:style style:name="P13" style:family="paragraph" style:parent-style-name="Dialog_2f_caption">
      <style:paragraph-properties fo:margin-left="0in" fo:margin-right="0in" fo:text-align="center" style:justify-single-word="false" fo:text-indent="0in" style:auto-text-indent="false"/>
      <style:text-properties fo:font-weight="bold" officeooo:rsid="01121b5e" officeooo:paragraph-rsid="00481e09" style:font-weight-asian="bold" style:font-weight-complex="bold"/>
    </style:style>
    <style:style style:name="P14" style:family="paragraph" style:parent-style-name="Dialog_2f_caption">
      <style:paragraph-properties fo:margin-left="0in" fo:margin-right="0in" fo:text-align="center" style:justify-single-word="false" fo:text-indent="0in" style:auto-text-indent="false"/>
      <style:text-properties fo:font-weight="bold" officeooo:rsid="01124b0d" officeooo:paragraph-rsid="00481e09" style:font-weight-asian="bold" style:font-weight-complex="bold"/>
    </style:style>
    <style:style style:name="P15" style:family="paragraph" style:parent-style-name="Dialog_2f_caption">
      <style:paragraph-properties fo:margin-left="0in" fo:margin-right="0in" fo:text-align="center" style:justify-single-word="false" fo:text-indent="0in" style:auto-text-indent="false"/>
      <style:text-properties fo:font-weight="bold" officeooo:rsid="01173b6a" officeooo:paragraph-rsid="00481e09" style:font-weight-asian="bold" style:font-weight-complex="bold"/>
    </style:style>
    <style:style style:name="P16" style:family="paragraph" style:parent-style-name="Dialog_2f_caption">
      <style:paragraph-properties fo:margin-left="0in" fo:margin-right="0in" fo:text-align="center" style:justify-single-word="false" fo:text-indent="0in" style:auto-text-indent="false"/>
      <style:text-properties fo:font-weight="bold" officeooo:rsid="01218821" officeooo:paragraph-rsid="00481e09" style:font-weight-asian="bold" style:font-weight-complex="bold"/>
    </style:style>
    <style:style style:name="P17" style:family="paragraph" style:parent-style-name="Dialog_2f_caption">
      <style:paragraph-properties fo:margin-left="0in" fo:margin-right="0in" fo:text-align="center" style:justify-single-word="false" fo:text-indent="0in" style:auto-text-indent="false"/>
      <style:text-properties fo:font-weight="bold" officeooo:rsid="012451da" officeooo:paragraph-rsid="00481e09" style:font-weight-asian="bold" style:font-weight-complex="bold"/>
    </style:style>
    <style:style style:name="P18" style:family="paragraph" style:parent-style-name="Dialog_2f_caption">
      <style:paragraph-properties fo:margin-left="0in" fo:margin-right="0in" fo:text-align="center" style:justify-single-word="false" fo:text-indent="0in" style:auto-text-indent="false"/>
      <style:text-properties fo:font-weight="bold" officeooo:rsid="012354ae" officeooo:paragraph-rsid="00481e09" style:font-weight-asian="bold" style:font-weight-complex="bold"/>
    </style:style>
    <style:style style:name="P19" style:family="paragraph" style:parent-style-name="Dialog_2f_caption">
      <style:paragraph-properties fo:margin-left="0in" fo:margin-right="0in" fo:text-align="center" style:justify-single-word="false" fo:text-indent="0in" style:auto-text-indent="false"/>
      <style:text-properties fo:font-weight="bold" officeooo:rsid="01272831" officeooo:paragraph-rsid="00481e09" style:font-weight-asian="bold" style:font-weight-complex="bold"/>
    </style:style>
    <style:style style:name="P20" style:family="paragraph" style:parent-style-name="Dialog_2f_caption">
      <style:paragraph-properties fo:margin-left="0in" fo:margin-right="0in" fo:text-align="center" style:justify-single-word="false" fo:text-indent="0in" style:auto-text-indent="false"/>
      <style:text-properties fo:font-weight="bold" officeooo:rsid="01277375" officeooo:paragraph-rsid="00481e09" style:font-weight-asian="bold" style:font-weight-complex="bold"/>
    </style:style>
    <style:style style:name="P21" style:family="paragraph" style:parent-style-name="Dialog_2f_caption">
      <style:paragraph-properties fo:margin-left="0in" fo:margin-right="0in" fo:text-indent="0in" style:auto-text-indent="false"/>
      <style:text-properties fo:font-weight="bold" officeooo:rsid="01298eb2" officeooo:paragraph-rsid="00481e09" style:font-weight-asian="bold" style:font-weight-complex="bold"/>
    </style:style>
    <style:style style:name="P22" style:family="paragraph" style:parent-style-name="Dialog_2f_caption">
      <style:paragraph-properties fo:margin-left="0in" fo:margin-right="0in" fo:text-align="center" style:justify-single-word="false" fo:text-indent="0in" style:auto-text-indent="false"/>
      <style:text-properties fo:font-weight="bold" officeooo:rsid="01720207" officeooo:paragraph-rsid="00481e09" style:font-weight-asian="bold" style:font-weight-complex="bold"/>
    </style:style>
    <style:style style:name="P23" style:family="paragraph" style:parent-style-name="Dialog_2f_caption">
      <style:paragraph-properties fo:margin-left="0in" fo:margin-right="0in" fo:text-indent="0in" style:auto-text-indent="false"/>
      <style:text-properties fo:font-weight="bold" officeooo:rsid="013c8d8f" officeooo:paragraph-rsid="00481e09" style:font-weight-asian="bold" style:font-weight-complex="bold"/>
    </style:style>
    <style:style style:name="P24" style:family="paragraph" style:parent-style-name="Dialog_2f_caption">
      <style:paragraph-properties fo:margin-left="0in" fo:margin-right="0in" fo:text-indent="0in" style:auto-text-indent="false"/>
      <style:text-properties fo:font-weight="bold" officeooo:rsid="01b1c229" officeooo:paragraph-rsid="00675cb0" style:font-weight-asian="bold" style:font-weight-complex="bold"/>
    </style:style>
    <style:style style:name="P25" style:family="paragraph" style:parent-style-name="Dialog_2f_caption" style:master-page-name="">
      <loext:graphic-properties draw:fill="none" draw:fill-color="#729fcf"/>
      <style:paragraph-properties fo:margin-left="2.9366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weight="bold" officeooo:rsid="004dc0d8" officeooo:paragraph-rsid="004dc0d8" style:font-weight-asian="bold" style:font-weight-complex="bold"/>
    </style:style>
    <style:style style:name="P26" style:family="paragraph" style:parent-style-name="Dialog_2f_caption" style:master-page-name="">
      <loext:graphic-properties draw:fill="none" draw:fill-color="#729fcf"/>
      <style:paragraph-properties fo:margin-left="2.9366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weight="bold" officeooo:rsid="00510d0a" officeooo:paragraph-rsid="00510d0a" style:font-weight-asian="bold" style:font-weight-complex="bold"/>
    </style:style>
    <style:style style:name="P27" style:family="paragraph" style:parent-style-name="Dialog_2f_caption">
      <style:paragraph-properties fo:margin-left="0in" fo:margin-right="0in" fo:text-align="center" style:justify-single-word="false" fo:text-indent="0in" style:auto-text-indent="false"/>
      <style:text-properties fo:font-weight="bold" officeooo:rsid="00d3fb97" officeooo:paragraph-rsid="00def3c5" style:font-weight-asian="bold" style:font-weight-complex="bold"/>
    </style:style>
    <style:style style:name="P28" style:family="paragraph" style:parent-style-name="Standard" style:master-page-name="">
      <style:paragraph-properties fo:margin-left="0in" fo:margin-right="0in" fo:text-align="center" style:justify-single-word="false" fo:orphans="2" fo:widows="2" fo:text-indent="0in" style:auto-text-indent="false" style:page-number="auto"/>
      <style:text-properties fo:font-variant="normal" fo:text-transform="none" fo:color="#000000" loext:opacity="100%" style:font-name="Courier New" fo:letter-spacing="normal" fo:font-style="normal" style:text-underline-style="none" fo:font-weight="bold" officeooo:paragraph-rsid="00481e09" style:font-style-asian="normal" style:font-weight-asian="bold" style:font-style-complex="normal" style:font-weight-complex="bold"/>
    </style:style>
    <style:style style:name="P29"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loext:opacity="100%" style:font-name="Courier New" fo:letter-spacing="normal" fo:font-style="normal" style:text-underline-style="none" fo:font-weight="bold" officeooo:paragraph-rsid="00481e09" style:font-style-asian="normal" style:font-weight-asian="bold" style:font-style-complex="normal" style:font-weight-complex="bold"/>
    </style:style>
    <style:style style:name="P30" style:family="paragraph" style:parent-style-name="Standard" style:master-page-name="">
      <loext:graphic-properties draw:fill="none"/>
      <style:paragraph-properties fo:margin-left="0in" fo:margin-right="0in" fo:text-align="center"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152120" officeooo:paragraph-rsid="00481e09" style:font-style-asian="normal" style:font-weight-asian="bold" style:font-style-complex="normal" style:font-weight-complex="bold"/>
    </style:style>
    <style:style style:name="P31"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152120" officeooo:paragraph-rsid="00481e09" style:font-style-asian="normal" style:font-weight-asian="bold" style:font-style-complex="normal" style:font-weight-complex="bold"/>
    </style:style>
    <style:style style:name="P32"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165edd" officeooo:paragraph-rsid="00481e09" style:font-style-asian="normal" style:font-weight-asian="bold" style:font-style-complex="normal" style:font-weight-complex="bold"/>
    </style:style>
    <style:style style:name="P33"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17720d" officeooo:paragraph-rsid="00481e09" style:font-style-asian="normal" style:font-weight-asian="bold" style:font-style-complex="normal" style:font-weight-complex="bold"/>
    </style:style>
    <style:style style:name="P3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ourier New" fo:letter-spacing="normal" fo:font-style="normal" style:text-underline-style="none" fo:font-weight="bold" officeooo:paragraph-rsid="00481e09" style:font-style-asian="normal" style:font-weight-asian="bold" style:font-style-complex="normal" style:font-weight-complex="bold"/>
    </style:style>
    <style:style style:name="P35" style:family="paragraph" style:parent-style-name="Standard">
      <style:paragraph-properties fo:margin-left="0in" fo:margin-right="0in" fo:orphans="2" fo:widows="2" fo:text-indent="0in" style:auto-text-indent="false"/>
      <style:text-properties fo:font-variant="normal" fo:text-transform="none" fo:color="#000000" loext:opacity="100%" style:font-name="Courier New" fo:letter-spacing="normal" fo:font-style="normal" style:text-underline-style="none" fo:font-weight="bold" officeooo:paragraph-rsid="00481e09" style:font-style-asian="normal" style:font-weight-asian="bold" style:font-style-complex="normal" style:font-weight-complex="bold"/>
    </style:style>
    <style:style style:name="P36" style:family="paragraph" style:parent-style-name="Standard">
      <style:paragraph-properties fo:margin-left="0in" fo:margin-right="0in" fo:orphans="2" fo:widows="2" fo:text-indent="0in" style:auto-text-indent="false"/>
      <style:text-properties fo:font-variant="normal" fo:text-transform="none" fo:color="#000000" loext:opacity="100%" style:font-name="Courier New" fo:letter-spacing="normal" fo:font-style="normal" style:text-underline-style="none" fo:font-weight="bold" officeooo:rsid="000fad87" officeooo:paragraph-rsid="00481e09" style:font-style-asian="normal" style:font-weight-asian="bold" style:font-style-complex="normal" style:font-weight-complex="bold"/>
    </style:style>
    <style:style style:name="P37"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368fda" officeooo:paragraph-rsid="00481e09" style:font-style-asian="normal" style:font-weight-asian="bold" style:font-style-complex="normal" style:font-weight-complex="bold"/>
    </style:style>
    <style:style style:name="P3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368fda" officeooo:paragraph-rsid="00481e09" style:font-style-asian="normal" style:font-weight-asian="bold" style:font-style-complex="normal" style:font-weight-complex="bold"/>
    </style:style>
    <style:style style:name="P3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33d004" officeooo:paragraph-rsid="00481e09" style:font-style-asian="normal" style:font-weight-asian="bold" style:font-style-complex="normal" style:font-weight-complex="bold"/>
    </style:style>
    <style:style style:name="P40" style:family="paragraph" style:parent-style-name="Standard" style:master-page-name="">
      <loext:graphic-properties draw:fill="none"/>
      <style:paragraph-properties fo:margin-left="1in" fo:margin-right="0in" fo:text-align="start" style:justify-single-word="false" fo:orphans="2" fo:widows="2" fo:text-indent="-1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33d004" officeooo:paragraph-rsid="00481e09" style:font-style-asian="normal" style:font-weight-asian="bold" style:font-style-complex="normal" style:font-weight-complex="bold"/>
    </style:style>
    <style:style style:name="P41" style:family="paragraph" style:parent-style-name="Standard">
      <loext:graphic-properties draw:fill="none"/>
      <style:paragraph-properties fo:margin-left="1in" fo:margin-right="0in" fo:text-align="start" style:justify-single-word="false" fo:orphans="2" fo:widows="2" fo:text-indent="-1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33d004" officeooo:paragraph-rsid="00481e09" style:font-style-asian="normal" style:font-weight-asian="bold" style:font-style-complex="normal" style:font-weight-complex="bold"/>
    </style:style>
    <style:style style:name="P42"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33d004" officeooo:paragraph-rsid="00481e09" style:font-style-asian="normal" style:font-weight-asian="bold" style:font-style-complex="normal" style:font-weight-complex="bold"/>
    </style:style>
    <style:style style:name="P43" style:family="paragraph" style:parent-style-name="Standard">
      <loext:graphic-properties draw:fill="none"/>
      <style:paragraph-properties fo:margin-left="1in" fo:margin-right="0in" fo:text-align="center" style:justify-single-word="false" fo:orphans="2" fo:widows="2" fo:text-indent="-1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33d004" officeooo:paragraph-rsid="00481e09" style:font-style-asian="normal" style:font-weight-asian="bold" style:font-style-complex="normal" style:font-weight-complex="bold"/>
    </style:style>
    <style:style style:name="P4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377252" officeooo:paragraph-rsid="00481e09" style:font-style-asian="normal" style:font-weight-asian="bold" style:font-style-complex="normal" style:font-weight-complex="bold"/>
    </style:style>
    <style:style style:name="P45" style:family="paragraph" style:parent-style-name="Standard" style:master-page-name="">
      <loext:graphic-properties draw:fill="none"/>
      <style:paragraph-properties fo:margin-left="1in" fo:margin-right="0in" fo:text-align="center" style:justify-single-word="false" fo:orphans="2" fo:widows="2" fo:text-indent="-1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148f21" officeooo:paragraph-rsid="00481e09" style:font-style-asian="normal" style:font-weight-asian="bold" style:font-style-complex="normal" style:font-weight-complex="bold"/>
    </style:style>
    <style:style style:name="P46" style:family="paragraph" style:parent-style-name="Standard" style:master-page-name="">
      <loext:graphic-properties draw:fill="none"/>
      <style:paragraph-properties fo:margin-left="1in" fo:margin-right="0in" fo:text-align="center" style:justify-single-word="false" fo:orphans="2" fo:widows="2" fo:text-indent="-1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bold" officeooo:rsid="001d45bf" officeooo:paragraph-rsid="00481e09" style:font-style-asian="normal" style:font-weight-asian="bold" style:font-style-complex="normal" style:font-weight-complex="bold"/>
    </style:style>
    <style:style style:name="P47"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48f21" officeooo:paragraph-rsid="00481e09" style:font-style-asian="normal" style:font-weight-asian="normal" style:font-style-complex="normal" style:font-weight-complex="normal"/>
    </style:style>
    <style:style style:name="P48"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48f21" officeooo:paragraph-rsid="00481e09" style:font-style-asian="normal" style:font-weight-asian="normal" style:font-style-complex="normal" style:font-weight-complex="normal"/>
    </style:style>
    <style:style style:name="P49"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52120" officeooo:paragraph-rsid="00481e09" style:font-style-asian="normal" style:font-weight-asian="normal" style:font-style-complex="normal" style:font-weight-complex="normal"/>
    </style:style>
    <style:style style:name="P50" style:family="paragraph" style:parent-style-name="Standard">
      <loext:graphic-properties draw:fill="none"/>
      <style:paragraph-properties fo:margin-left="0in" fo:margin-right="0in" fo:text-align="start" style:justify-single-word="false" fo:orphans="2" fo:widows="2" fo:text-indent="0in" style:auto-text-indent="false" fo:break-before="pag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52120" officeooo:paragraph-rsid="00481e09" style:font-style-asian="normal" style:font-weight-asian="normal" style:font-style-complex="normal" style:font-weight-complex="normal"/>
    </style:style>
    <style:style style:name="P51" style:family="paragraph" style:parent-style-name="Standard" style:master-page-name="">
      <loext:graphic-properties draw:fill="none"/>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52120" officeooo:paragraph-rsid="00481e09" style:font-style-asian="normal" style:font-weight-asian="normal" style:font-style-complex="normal" style:font-weight-complex="normal"/>
    </style:style>
    <style:style style:name="P52"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52120" officeooo:paragraph-rsid="00481e09" style:font-style-asian="normal" style:font-weight-asian="normal" style:font-style-complex="normal" style:font-weight-complex="normal"/>
    </style:style>
    <style:style style:name="P53" style:family="paragraph" style:parent-style-name="Standard" style:master-page-name="">
      <loext:graphic-properties draw:fill="none"/>
      <style:paragraph-properties fo:margin-left="0in" fo:margin-right="0in" fo:text-align="center"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52120" officeooo:paragraph-rsid="00481e09" style:font-style-asian="normal" style:font-weight-asian="normal" style:font-style-complex="normal" style:font-weight-complex="normal"/>
    </style:style>
    <style:style style:name="P54" style:family="paragraph" style:parent-style-name="Standard" style:master-page-name="">
      <loext:graphic-properties draw:fill="none"/>
      <style:paragraph-properties fo:margin-left="1in" fo:margin-right="0in" fo:text-align="center" style:justify-single-word="false" fo:orphans="2" fo:widows="2" fo:text-indent="-1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52120" officeooo:paragraph-rsid="00481e09" style:font-style-asian="normal" style:font-weight-asian="normal" style:font-style-complex="normal" style:font-weight-complex="normal"/>
    </style:style>
    <style:style style:name="P55"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2f6634" officeooo:paragraph-rsid="00481e09" style:font-style-asian="normal" style:font-weight-asian="normal" style:font-style-complex="normal" style:font-weight-complex="normal"/>
    </style:style>
    <style:style style:name="P5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2f6634" officeooo:paragraph-rsid="00481e09" style:font-style-asian="normal" style:font-weight-asian="normal" style:font-style-complex="normal" style:font-weight-complex="normal"/>
    </style:style>
    <style:style style:name="P57"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65edd" officeooo:paragraph-rsid="00481e09" style:font-style-asian="normal" style:font-weight-asian="normal" style:font-style-complex="normal" style:font-weight-complex="normal"/>
    </style:style>
    <style:style style:name="P5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65edd" officeooo:paragraph-rsid="00481e09" style:font-style-asian="normal" style:font-weight-asian="normal" style:font-style-complex="normal" style:font-weight-complex="normal"/>
    </style:style>
    <style:style style:name="P59" style:family="paragraph" style:parent-style-name="Standard" style:master-page-name="">
      <loext:graphic-properties draw:fill="none"/>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65edd" officeooo:paragraph-rsid="00481e09" style:font-style-asian="normal" style:font-weight-asian="normal" style:font-style-complex="normal" style:font-weight-complex="normal"/>
    </style:style>
    <style:style style:name="P60"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65edd" officeooo:paragraph-rsid="00481e09" style:font-style-asian="normal" style:font-weight-asian="normal" style:font-style-complex="normal" style:font-weight-complex="normal"/>
    </style:style>
    <style:style style:name="P6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ourier New" fo:letter-spacing="normal" fo:font-style="normal" style:text-underline-style="none" fo:font-weight="normal" officeooo:rsid="0009c0f1" officeooo:paragraph-rsid="00481e09" style:font-style-asian="normal" style:font-weight-asian="normal" style:font-style-complex="normal" style:font-weight-complex="normal"/>
    </style:style>
    <style:style style:name="P62"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0d9c2e" officeooo:paragraph-rsid="00481e09" style:font-style-asian="normal" style:font-weight-asian="normal" style:font-style-complex="normal" style:font-weight-complex="normal"/>
    </style:style>
    <style:style style:name="P63"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0d9c2e" officeooo:paragraph-rsid="00481e09" style:font-style-asian="normal" style:font-weight-asian="normal" style:font-style-complex="normal" style:font-weight-complex="normal"/>
    </style:style>
    <style:style style:name="P6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ourier New" fo:letter-spacing="normal" fo:font-style="normal" style:text-underline-style="none" fo:font-weight="normal" officeooo:rsid="000d9c2e" officeooo:paragraph-rsid="00481e09" style:font-style-asian="normal" style:font-weight-asian="normal" style:font-style-complex="normal" style:font-weight-complex="normal"/>
    </style:style>
    <style:style style:name="P6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Courier New" fo:letter-spacing="normal" fo:font-style="normal" style:text-underline-style="none" fo:font-weight="normal" officeooo:paragraph-rsid="00481e09" style:font-style-asian="normal" style:font-weight-asian="normal" style:font-style-complex="normal" style:font-weight-complex="normal"/>
    </style:style>
    <style:style style:name="P66" style:family="paragraph" style:parent-style-name="Standard">
      <style:paragraph-properties fo:margin-left="0in" fo:margin-right="0in" fo:orphans="2" fo:widows="2" fo:text-indent="0in" style:auto-text-indent="false"/>
      <style:text-properties fo:font-variant="normal" fo:text-transform="none" fo:color="#000000" loext:opacity="100%" style:font-name="Courier New" fo:letter-spacing="normal" fo:font-style="normal" style:text-underline-style="none" fo:font-weight="normal" officeooo:rsid="000fad87" officeooo:paragraph-rsid="00481e09" style:font-style-asian="normal" style:font-weight-asian="normal" style:font-style-complex="normal" style:font-weight-complex="normal"/>
    </style:style>
    <style:style style:name="P6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4315fa" officeooo:paragraph-rsid="00481e09" style:font-style-asian="normal" style:font-weight-asian="normal" style:font-style-complex="normal" style:font-weight-complex="normal"/>
    </style:style>
    <style:style style:name="P68"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4315fa" officeooo:paragraph-rsid="00481e09" style:font-style-asian="normal" style:font-weight-asian="normal" style:font-style-complex="normal" style:font-weight-complex="normal"/>
    </style:style>
    <style:style style:name="P6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449749" officeooo:paragraph-rsid="00481e09" style:font-style-asian="normal" style:font-weight-asian="normal" style:font-style-complex="normal" style:font-weight-complex="normal"/>
    </style:style>
    <style:style style:name="P70"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a954a" officeooo:paragraph-rsid="00481e09" style:font-style-asian="normal" style:font-weight-asian="normal" style:font-style-complex="normal" style:font-weight-complex="normal"/>
    </style:style>
    <style:style style:name="P7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33d004" officeooo:paragraph-rsid="00481e09" style:font-style-asian="normal" style:font-weight-asian="normal" style:font-style-complex="normal" style:font-weight-complex="normal"/>
    </style:style>
    <style:style style:name="P72" style:family="paragraph" style:parent-style-name="Standard">
      <loext:graphic-properties draw:fill="none"/>
      <style:paragraph-properties fo:margin-left="1in" fo:margin-right="0in" fo:text-align="start" style:justify-single-word="false" fo:orphans="2" fo:widows="2" fo:text-indent="-1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33d004" officeooo:paragraph-rsid="00481e09" style:font-style-asian="normal" style:font-weight-asian="normal" style:font-style-complex="normal" style:font-weight-complex="normal"/>
    </style:style>
    <style:style style:name="P73"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368fda" officeooo:paragraph-rsid="00481e09" style:font-style-asian="normal" style:font-weight-asian="normal" style:font-style-complex="normal" style:font-weight-complex="normal"/>
    </style:style>
    <style:style style:name="P7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3b92c6" officeooo:paragraph-rsid="00481e09" style:font-style-asian="normal" style:font-weight-asian="normal" style:font-style-complex="normal" style:font-weight-complex="normal"/>
    </style:style>
    <style:style style:name="P75" style:family="paragraph" style:parent-style-name="Standard">
      <loext:graphic-properties draw:fill="none"/>
      <style:paragraph-properties fo:margin-left="0in" fo:margin-right="0in" fo:text-align="start" style:justify-single-word="false" fo:orphans="2" fo:widows="2" fo:text-indent="1.0618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3b92c6" officeooo:paragraph-rsid="00481e09" style:font-style-asian="normal" style:font-weight-asian="normal" style:font-style-complex="normal" style:font-weight-complex="normal"/>
    </style:style>
    <style:style style:name="P7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377252" officeooo:paragraph-rsid="00481e09" style:font-style-asian="normal" style:font-weight-asian="normal" style:font-style-complex="normal" style:font-weight-complex="normal"/>
    </style:style>
    <style:style style:name="P77" style:family="paragraph" style:parent-style-name="Dialog_2f_caption">
      <style:text-properties fo:font-variant="normal" fo:text-transform="none" fo:color="#000000" loext:opacity="100%" style:font-name="Courier New" fo:letter-spacing="normal" fo:font-style="normal" style:text-underline-style="none" fo:font-weight="normal" officeooo:rsid="00377252" officeooo:paragraph-rsid="00481e09" style:font-style-asian="normal" style:font-weight-asian="normal" style:font-style-complex="normal" style:font-weight-complex="normal"/>
    </style:style>
    <style:style style:name="P7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7720d" officeooo:paragraph-rsid="00481e09" style:font-style-asian="normal" style:font-weight-asian="normal" style:font-style-complex="normal" style:font-weight-complex="normal"/>
    </style:style>
    <style:style style:name="P79" style:family="paragraph" style:parent-style-name="Standard" style:master-page-name="">
      <loext:graphic-properties draw:fill="none"/>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d45bf" officeooo:paragraph-rsid="00481e09" style:font-style-asian="normal" style:font-weight-asian="normal" style:font-style-complex="normal" style:font-weight-complex="normal"/>
    </style:style>
    <style:style style:name="P80" style:family="paragraph" style:parent-style-name="Standard" style:master-page-name="">
      <loext:graphic-properties draw:fill="none"/>
      <style:paragraph-properties fo:margin-left="0in" fo:margin-right="0in" fo:text-align="start" style:justify-single-word="false" fo:orphans="2" fo:widows="2" fo:text-indent="1.0618in" style:auto-text-indent="false" style:page-number="auto" fo:background-color="transparent"/>
      <style:text-properties fo:font-variant="normal" fo:text-transform="none" fo:color="#000000" loext:opacity="100%" style:font-name="Courier New" fo:letter-spacing="normal" fo:font-style="normal" style:text-underline-style="none" fo:font-weight="normal" officeooo:rsid="001d45bf" officeooo:paragraph-rsid="00481e09" style:font-style-asian="normal" style:font-weight-asian="normal" style:font-style-complex="normal" style:font-weight-complex="normal"/>
    </style:style>
    <style:style style:name="P81" style:family="paragraph" style:parent-style-name="Standard" style:master-page-name="">
      <loext:graphic-properties draw:fill="none"/>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2137d8" officeooo:paragraph-rsid="00481e09" style:font-style-asian="normal" style:font-weight-asian="normal" style:font-style-complex="normal" style:font-weight-complex="normal"/>
    </style:style>
    <style:style style:name="P82"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2137d8" officeooo:paragraph-rsid="00481e09" style:font-style-asian="normal" style:font-weight-asian="normal" style:font-style-complex="normal" style:font-weight-complex="normal"/>
    </style:style>
    <style:style style:name="P83" style:family="paragraph" style:parent-style-name="Standard" style:master-page-name="">
      <loext:graphic-properties draw:fill="none"/>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6cb44" officeooo:paragraph-rsid="00481e09" style:font-style-asian="normal" style:font-weight-asian="normal" style:font-style-complex="normal" style:font-weight-complex="normal"/>
    </style:style>
    <style:style style:name="P84"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6cb44" officeooo:paragraph-rsid="00481e09" style:font-style-asian="normal" style:font-weight-asian="normal" style:font-style-complex="normal" style:font-weight-complex="normal"/>
    </style:style>
    <style:style style:name="P85"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207dd" officeooo:paragraph-rsid="00481e09" style:font-style-asian="normal" style:font-weight-asian="normal" style:font-style-complex="normal" style:font-weight-complex="normal"/>
    </style:style>
    <style:style style:name="P86" style:family="paragraph" style:parent-style-name="Standard">
      <style:paragraph-properties fo:margin-left="0.9846in" fo:margin-right="0in" fo:orphans="2" fo:widows="2" fo:text-indent="0in" style:auto-text-indent="false"/>
      <style:text-properties fo:font-variant="normal" fo:text-transform="none" fo:color="#000000" loext:opacity="100%" style:font-name="Courier New" fo:letter-spacing="normal" fo:font-style="normal" style:text-underline-style="none" fo:font-weight="normal" officeooo:rsid="001207dd" officeooo:paragraph-rsid="00481e09" style:font-style-asian="normal" style:font-weight-asian="normal" style:font-style-complex="normal" style:font-weight-complex="normal"/>
    </style:style>
    <style:style style:name="P87" style:family="paragraph" style:parent-style-name="Standard">
      <loext:graphic-properties draw:fill="none"/>
      <style:paragraph-properties fo:margin-left="1in" fo:margin-right="0in" fo:text-align="center"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281aa" officeooo:paragraph-rsid="00481e09" style:font-style-asian="normal" style:font-weight-asian="normal" style:font-style-complex="normal" style:font-weight-complex="normal"/>
    </style:style>
    <style:style style:name="P88" style:family="paragraph" style:parent-style-name="Standard">
      <loext:graphic-properties draw:fill="none"/>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none" fo:font-weight="normal" officeooo:rsid="001281aa" officeooo:paragraph-rsid="00481e09" style:font-style-asian="normal" style:font-weight-asian="normal" style:font-style-complex="normal" style:font-weight-complex="normal"/>
    </style:style>
    <style:style style:name="P89" style:family="paragraph" style:parent-style-name="Standard" style:master-page-name="">
      <loext:graphic-properties draw:fill="none"/>
      <style:paragraph-properties fo:margin-left="0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variant="normal" fo:text-transform="none" fo:color="#000000" loext:opacity="100%" style:font-name="Courier New" fo:letter-spacing="normal" fo:font-style="normal" style:text-underline-style="solid" style:text-underline-width="auto" style:text-underline-color="font-color" fo:font-weight="bold" officeooo:rsid="001281aa" officeooo:paragraph-rsid="00481e09" style:font-style-asian="normal" style:font-weight-asian="bold" style:font-style-complex="normal" style:font-weight-complex="bold"/>
    </style:style>
    <style:style style:name="P90" style:family="paragraph" style:parent-style-name="Standard">
      <style:paragraph-properties fo:margin-left="0in" fo:margin-right="0in" fo:orphans="2" fo:widows="2" fo:text-indent="0in" style:auto-text-indent="false"/>
      <style:text-properties fo:font-variant="normal" fo:text-transform="none" fo:color="#000000" loext:opacity="100%" style:font-name="Courier New" fo:letter-spacing="normal" fo:font-style="normal" style:text-underline-style="solid" style:text-underline-width="auto" style:text-underline-color="font-color" fo:font-weight="bold" officeooo:paragraph-rsid="00481e09" style:font-style-asian="normal" style:font-weight-asian="bold" style:font-style-complex="normal" style:font-weight-complex="bold"/>
    </style:style>
    <style:style style:name="P91" style:family="paragraph" style:parent-style-name="Comic_20_Page_20_Number">
      <style:paragraph-properties fo:margin-left="0in" fo:margin-right="0in" fo:text-indent="0in" style:auto-text-indent="false"/>
      <style:text-properties officeooo:paragraph-rsid="00481e09"/>
    </style:style>
    <style:style style:name="P92" style:family="paragraph" style:parent-style-name="Dialog_2f_caption">
      <style:paragraph-properties fo:margin-left="0in" fo:margin-right="0in" fo:text-indent="0in" style:auto-text-indent="false"/>
      <style:text-properties officeooo:paragraph-rsid="00481e09"/>
    </style:style>
    <style:style style:name="P93" style:family="paragraph" style:parent-style-name="Dialog_2f_caption">
      <style:paragraph-properties fo:margin-left="0in" fo:margin-right="0in" fo:text-indent="0in" style:auto-text-indent="false" fo:break-before="page"/>
      <style:text-properties officeooo:paragraph-rsid="00481e09"/>
    </style:style>
    <style:style style:name="P94" style:family="paragraph" style:parent-style-name="Comic_20_Page_20_Number">
      <style:text-properties officeooo:paragraph-rsid="00481e09"/>
    </style:style>
    <style:style style:name="P95" style:family="paragraph" style:parent-style-name="Dialog_2f_caption">
      <style:text-properties officeooo:paragraph-rsid="00481e09"/>
    </style:style>
    <style:style style:name="P96" style:family="paragraph" style:parent-style-name="Label_3a__20_dialog_2f_caption">
      <style:text-properties officeooo:paragraph-rsid="00481e09"/>
    </style:style>
    <style:style style:name="P97" style:family="paragraph" style:parent-style-name="Label_3a__20_dialog_2f_caption" style:master-page-name="">
      <style:paragraph-properties style:page-number="auto"/>
      <style:text-properties officeooo:paragraph-rsid="00481e09"/>
    </style:style>
    <style:style style:name="P98"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2d5369" officeooo:paragraph-rsid="00481e09"/>
    </style:style>
    <style:style style:name="P99"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paragraph-rsid="00481e09"/>
    </style:style>
    <style:style style:name="P100" style:family="paragraph" style:parent-style-name="Dialog_2f_caption" style:master-page-name="">
      <loext:graphic-properties draw:fill="none"/>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officeooo:paragraph-rsid="00481e09"/>
    </style:style>
    <style:style style:name="P101"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2e2cd1" officeooo:paragraph-rsid="00481e09"/>
    </style:style>
    <style:style style:name="P102"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4c8b20" officeooo:paragraph-rsid="00481e09"/>
    </style:style>
    <style:style style:name="P103"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4df44b" officeooo:paragraph-rsid="00481e09"/>
    </style:style>
    <style:style style:name="P104"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4e6c2b" officeooo:paragraph-rsid="00481e09"/>
    </style:style>
    <style:style style:name="P105"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4f90ce" officeooo:paragraph-rsid="00481e09"/>
    </style:style>
    <style:style style:name="P106"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01e31" officeooo:paragraph-rsid="00481e09"/>
    </style:style>
    <style:style style:name="P107"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07ee0" officeooo:paragraph-rsid="00481e09"/>
    </style:style>
    <style:style style:name="P108"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32169" officeooo:paragraph-rsid="00481e09"/>
    </style:style>
    <style:style style:name="P109"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7171a" officeooo:paragraph-rsid="00481e09"/>
    </style:style>
    <style:style style:name="P110"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102b3cb" officeooo:paragraph-rsid="00481e09"/>
    </style:style>
    <style:style style:name="P111"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83d64" officeooo:paragraph-rsid="00481e09"/>
    </style:style>
    <style:style style:name="P112"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8f682" officeooo:paragraph-rsid="00481e09"/>
    </style:style>
    <style:style style:name="P113"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92624" officeooo:paragraph-rsid="00481e09"/>
    </style:style>
    <style:style style:name="P114"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a3409" officeooo:paragraph-rsid="00481e09"/>
    </style:style>
    <style:style style:name="P115"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baab1" officeooo:paragraph-rsid="00481e09"/>
    </style:style>
    <style:style style:name="P116"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484d0e" officeooo:paragraph-rsid="00481e09"/>
    </style:style>
    <style:style style:name="P117"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49ffbc" officeooo:paragraph-rsid="00481e09"/>
    </style:style>
    <style:style style:name="P118"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606193" officeooo:paragraph-rsid="00481e09"/>
    </style:style>
    <style:style style:name="P119"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cba4a" officeooo:paragraph-rsid="00481e09"/>
    </style:style>
    <style:style style:name="P120"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5eac99" officeooo:paragraph-rsid="00481e09"/>
    </style:style>
    <style:style style:name="P121" style:family="paragraph" style:parent-style-name="Dialog_2f_caption">
      <style:text-properties officeooo:rsid="005eac99" officeooo:paragraph-rsid="00481e09"/>
    </style:style>
    <style:style style:name="P122"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65f7be" officeooo:paragraph-rsid="00481e09"/>
    </style:style>
    <style:style style:name="P123"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662cfa" officeooo:paragraph-rsid="00481e09"/>
    </style:style>
    <style:style style:name="P124"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66a0bf" officeooo:paragraph-rsid="00481e09"/>
    </style:style>
    <style:style style:name="P125" style:family="paragraph" style:parent-style-name="Dialog_2f_caption">
      <loext:graphic-properties draw:fill="none"/>
      <style:paragraph-properties fo:margin-left="0in" fo:margin-right="0in" fo:text-align="start" style:justify-single-word="false" fo:orphans="2" fo:widows="2" fo:text-indent="0in" style:auto-text-indent="false" fo:background-color="transparent">
        <style:tab-stops>
          <style:tab-stop style:position="0.9811in"/>
        </style:tab-stops>
      </style:paragraph-properties>
      <style:text-properties officeooo:rsid="0067d9b8" officeooo:paragraph-rsid="00481e09"/>
    </style:style>
    <style:style style:name="P126" style:family="paragraph" style:parent-style-name="Dialog_2f_caption">
      <loext:graphic-properties draw:fill="none" draw:fill-color="#729fcf"/>
      <style:paragraph-properties fo:margin-left="0in" fo:margin-right="0in" fo:text-align="center" style:justify-single-word="false" fo:orphans="2" fo:widows="2" fo:text-indent="0in" style:auto-text-indent="false" fo:background-color="transparent">
        <style:tab-stops>
          <style:tab-stop style:position="0.9811in"/>
        </style:tab-stops>
      </style:paragraph-properties>
      <style:text-properties officeooo:rsid="01579c55" officeooo:paragraph-rsid="00481e09"/>
    </style:style>
    <style:style style:name="P127" style:family="paragraph" style:parent-style-name="Dialog_2f_caption">
      <style:paragraph-properties fo:margin-left="0in" fo:margin-right="0in" fo:text-indent="0in" style:auto-text-indent="false"/>
      <style:text-properties officeooo:rsid="01079b08" officeooo:paragraph-rsid="00481e09"/>
    </style:style>
    <style:style style:name="P128" style:family="paragraph" style:parent-style-name="Dialog_2f_caption">
      <style:paragraph-properties fo:margin-left="0in" fo:margin-right="0in" fo:text-indent="0in" style:auto-text-indent="false"/>
      <style:text-properties officeooo:rsid="01098a5f" officeooo:paragraph-rsid="00481e09"/>
    </style:style>
    <style:style style:name="P129" style:family="paragraph" style:parent-style-name="Dialog_2f_caption">
      <style:paragraph-properties fo:margin-left="0in" fo:margin-right="0in" fo:text-align="center" style:justify-single-word="false" fo:text-indent="0in" style:auto-text-indent="false"/>
      <style:text-properties officeooo:rsid="010a2e1a" officeooo:paragraph-rsid="00481e09"/>
    </style:style>
    <style:style style:name="P130" style:family="paragraph" style:parent-style-name="Dialog_2f_caption">
      <style:paragraph-properties fo:margin-left="0in" fo:margin-right="0in" fo:text-indent="0in" style:auto-text-indent="false"/>
      <style:text-properties officeooo:rsid="010a2e1a" officeooo:paragraph-rsid="00481e09"/>
    </style:style>
    <style:style style:name="P131" style:family="paragraph" style:parent-style-name="Dialog_2f_caption">
      <style:paragraph-properties fo:margin-left="0in" fo:margin-right="0in" fo:text-indent="0in" style:auto-text-indent="false"/>
      <style:text-properties officeooo:rsid="010c163f" officeooo:paragraph-rsid="00481e09"/>
    </style:style>
    <style:style style:name="P132" style:family="paragraph" style:parent-style-name="Dialog_2f_caption">
      <style:paragraph-properties fo:margin-left="0in" fo:margin-right="0in" fo:text-indent="0in" style:auto-text-indent="false"/>
      <style:text-properties officeooo:rsid="0161cdce" officeooo:paragraph-rsid="00481e09"/>
    </style:style>
    <style:style style:name="P133" style:family="paragraph" style:parent-style-name="Dialog_2f_caption">
      <style:paragraph-properties fo:margin-left="0in" fo:margin-right="0in" fo:text-indent="0in" style:auto-text-indent="false"/>
      <style:text-properties officeooo:rsid="01108229" officeooo:paragraph-rsid="00481e09"/>
    </style:style>
    <style:style style:name="P134" style:family="paragraph" style:parent-style-name="Dialog_2f_caption">
      <style:paragraph-properties fo:margin-left="0in" fo:margin-right="0in" fo:text-indent="0in" style:auto-text-indent="false"/>
      <style:text-properties officeooo:rsid="01121b5e" officeooo:paragraph-rsid="00481e09"/>
    </style:style>
    <style:style style:name="P135" style:family="paragraph" style:parent-style-name="Dialog_2f_caption">
      <style:paragraph-properties fo:margin-left="0in" fo:margin-right="0in" fo:text-indent="0in" style:auto-text-indent="false"/>
      <style:text-properties officeooo:rsid="01124b0d" officeooo:paragraph-rsid="00481e09"/>
    </style:style>
    <style:style style:name="P136" style:family="paragraph" style:parent-style-name="Dialog_2f_caption">
      <style:paragraph-properties fo:margin-left="0in" fo:margin-right="0in" fo:text-indent="0in" style:auto-text-indent="false"/>
      <style:text-properties officeooo:rsid="01136a02" officeooo:paragraph-rsid="00481e09"/>
    </style:style>
    <style:style style:name="P137" style:family="paragraph" style:parent-style-name="Dialog_2f_caption">
      <style:paragraph-properties fo:margin-left="0in" fo:margin-right="0in" fo:text-indent="0in" style:auto-text-indent="false"/>
      <style:text-properties officeooo:rsid="01b559f4" officeooo:paragraph-rsid="00481e09"/>
    </style:style>
    <style:style style:name="P138" style:family="paragraph" style:parent-style-name="Dialog_2f_caption">
      <style:paragraph-properties fo:margin-left="0in" fo:margin-right="0in" fo:text-indent="0in" style:auto-text-indent="false"/>
      <style:text-properties officeooo:rsid="01b559f4" officeooo:paragraph-rsid="009d4576"/>
    </style:style>
    <style:style style:name="P139" style:family="paragraph" style:parent-style-name="Dialog_2f_caption">
      <style:paragraph-properties fo:margin-left="0in" fo:margin-right="0in" fo:text-indent="0in" style:auto-text-indent="false"/>
      <style:text-properties officeooo:rsid="01b6506c" officeooo:paragraph-rsid="00481e09"/>
    </style:style>
    <style:style style:name="P140" style:family="paragraph" style:parent-style-name="Dialog_2f_caption">
      <style:paragraph-properties fo:margin-left="0in" fo:margin-right="0in" fo:text-indent="0in" style:auto-text-indent="false"/>
      <style:text-properties officeooo:rsid="0115dc98" officeooo:paragraph-rsid="00481e09"/>
    </style:style>
    <style:style style:name="P141" style:family="paragraph" style:parent-style-name="Dialog_2f_caption">
      <style:paragraph-properties fo:margin-left="0in" fo:margin-right="0in" fo:text-indent="0in" style:auto-text-indent="false"/>
      <style:text-properties fo:font-weight="normal" officeooo:rsid="01aa6d19" officeooo:paragraph-rsid="00481e09" style:font-weight-asian="normal" style:font-weight-complex="normal"/>
    </style:style>
    <style:style style:name="P142" style:family="paragraph" style:parent-style-name="Dialog_2f_caption">
      <style:paragraph-properties fo:margin-left="0in" fo:margin-right="0in" fo:text-indent="0in" style:auto-text-indent="false"/>
      <style:text-properties fo:font-weight="normal" officeooo:rsid="01ad5b0a" officeooo:paragraph-rsid="00481e09" style:font-weight-asian="normal" style:font-weight-complex="normal"/>
    </style:style>
    <style:style style:name="P143" style:family="paragraph" style:parent-style-name="Dialog_2f_caption">
      <style:paragraph-properties fo:margin-left="0in" fo:margin-right="0in" fo:text-indent="0in" style:auto-text-indent="false"/>
      <style:text-properties fo:font-weight="normal" officeooo:rsid="01ada4f9" officeooo:paragraph-rsid="00481e09" style:font-weight-asian="normal" style:font-weight-complex="normal"/>
    </style:style>
    <style:style style:name="P144" style:family="paragraph" style:parent-style-name="Dialog_2f_caption">
      <style:paragraph-properties fo:margin-left="0in" fo:margin-right="0in" fo:text-indent="0in" style:auto-text-indent="false"/>
      <style:text-properties fo:font-weight="normal" officeooo:rsid="01ada4f9" officeooo:paragraph-rsid="0056bf8e" style:font-weight-asian="normal" style:font-weight-complex="normal"/>
    </style:style>
    <style:style style:name="P145" style:family="paragraph" style:parent-style-name="Dialog_2f_caption">
      <style:paragraph-properties fo:margin-left="0in" fo:margin-right="0in" fo:text-indent="0in" style:auto-text-indent="false"/>
      <style:text-properties fo:font-weight="normal" officeooo:rsid="01ada4f9" officeooo:paragraph-rsid="00675cb0" style:font-weight-asian="normal" style:font-weight-complex="normal"/>
    </style:style>
    <style:style style:name="P146" style:family="paragraph" style:parent-style-name="Dialog_2f_caption">
      <style:paragraph-properties fo:margin-left="0in" fo:margin-right="0in" fo:text-indent="0in" style:auto-text-indent="false"/>
      <style:text-properties fo:font-weight="normal" officeooo:rsid="01b2f7be" officeooo:paragraph-rsid="00481e09" style:font-weight-asian="normal" style:font-weight-complex="normal"/>
    </style:style>
    <style:style style:name="P147" style:family="paragraph" style:parent-style-name="Dialog_2f_caption">
      <style:paragraph-properties fo:margin-left="0in" fo:margin-right="0in" fo:text-indent="0in" style:auto-text-indent="false"/>
      <style:text-properties fo:font-weight="normal" officeooo:rsid="01b31d0f" officeooo:paragraph-rsid="00481e09" style:font-weight-asian="normal" style:font-weight-complex="normal"/>
    </style:style>
    <style:style style:name="P148" style:family="paragraph" style:parent-style-name="Dialog_2f_caption">
      <style:paragraph-properties fo:margin-left="0in" fo:margin-right="0in" fo:text-indent="0in" style:auto-text-indent="false"/>
      <style:text-properties fo:font-weight="normal" officeooo:rsid="01b1c229" officeooo:paragraph-rsid="00481e09" style:font-weight-asian="normal" style:font-weight-complex="normal"/>
    </style:style>
    <style:style style:name="P149" style:family="paragraph" style:parent-style-name="Dialog_2f_caption">
      <style:paragraph-properties fo:margin-left="0in" fo:margin-right="0in" fo:text-indent="0in" style:auto-text-indent="false"/>
      <style:text-properties fo:font-weight="normal" officeooo:rsid="0056bf8e" officeooo:paragraph-rsid="0056bf8e" style:font-weight-asian="normal" style:font-weight-complex="normal"/>
    </style:style>
    <style:style style:name="P150" style:family="paragraph" style:parent-style-name="Dialog_2f_caption">
      <style:paragraph-properties fo:margin-left="0in" fo:margin-right="0in" fo:text-indent="0in" style:auto-text-indent="false"/>
      <style:text-properties fo:font-weight="normal" officeooo:rsid="005c8cf4" officeooo:paragraph-rsid="005c8cf4" style:font-weight-asian="normal" style:font-weight-complex="normal"/>
    </style:style>
    <style:style style:name="P151" style:family="paragraph" style:parent-style-name="Dialog_2f_caption">
      <style:paragraph-properties fo:margin-left="0in" fo:margin-right="0in" fo:text-indent="0in" style:auto-text-indent="false"/>
      <style:text-properties fo:font-weight="normal" officeooo:rsid="010c163f" officeooo:paragraph-rsid="0093b2a3" style:font-weight-asian="normal" style:font-weight-complex="normal"/>
    </style:style>
    <style:style style:name="P152" style:family="paragraph" style:parent-style-name="Dialog_2f_caption">
      <style:paragraph-properties fo:margin-left="0in" fo:margin-right="0in" fo:text-indent="0in" style:auto-text-indent="false"/>
      <style:text-properties officeooo:rsid="01aa6d19" officeooo:paragraph-rsid="00481e09"/>
    </style:style>
    <style:style style:name="P153" style:family="paragraph" style:parent-style-name="Dialog_2f_caption">
      <style:paragraph-properties fo:margin-left="0in" fo:margin-right="0in" fo:text-indent="0in" style:auto-text-indent="false"/>
      <style:text-properties officeooo:rsid="01ac4fcb" officeooo:paragraph-rsid="00481e09"/>
    </style:style>
    <style:style style:name="P154" style:family="paragraph" style:parent-style-name="Dialog_2f_caption">
      <style:paragraph-properties fo:margin-left="0in" fo:margin-right="0in" fo:text-indent="0in" style:auto-text-indent="false"/>
      <style:text-properties officeooo:rsid="01173b6a" officeooo:paragraph-rsid="00481e09"/>
    </style:style>
    <style:style style:name="P155" style:family="paragraph" style:parent-style-name="Dialog_2f_caption">
      <style:paragraph-properties fo:margin-left="0in" fo:margin-right="0in" fo:text-indent="0in" style:auto-text-indent="false"/>
      <style:text-properties officeooo:rsid="0114f228" officeooo:paragraph-rsid="00481e09"/>
    </style:style>
    <style:style style:name="P156" style:family="paragraph" style:parent-style-name="Dialog_2f_caption">
      <style:paragraph-properties fo:margin-left="0in" fo:margin-right="0in" fo:text-indent="0in" style:auto-text-indent="false"/>
      <style:text-properties officeooo:rsid="0118ea87" officeooo:paragraph-rsid="00481e09"/>
    </style:style>
    <style:style style:name="P157" style:family="paragraph" style:parent-style-name="Dialog_2f_caption">
      <style:paragraph-properties fo:margin-left="0in" fo:margin-right="0in" fo:text-align="center" style:justify-single-word="false" fo:text-indent="0in" style:auto-text-indent="false"/>
      <style:text-properties officeooo:rsid="01218821" officeooo:paragraph-rsid="00481e09"/>
    </style:style>
    <style:style style:name="P158" style:family="paragraph" style:parent-style-name="Dialog_2f_caption">
      <style:paragraph-properties fo:margin-left="0in" fo:margin-right="0in" fo:text-indent="0in" style:auto-text-indent="false"/>
      <style:text-properties officeooo:rsid="01218821" officeooo:paragraph-rsid="00481e09"/>
    </style:style>
    <style:style style:name="P159" style:family="paragraph" style:parent-style-name="Dialog_2f_caption">
      <style:paragraph-properties fo:margin-left="0in" fo:margin-right="0in" fo:text-indent="0in" style:auto-text-indent="false"/>
      <style:text-properties officeooo:rsid="012354ae" officeooo:paragraph-rsid="00481e09"/>
    </style:style>
    <style:style style:name="P160" style:family="paragraph" style:parent-style-name="Dialog_2f_caption">
      <style:paragraph-properties fo:margin-left="0in" fo:margin-right="0in" fo:text-indent="0in" style:auto-text-indent="false"/>
      <style:text-properties officeooo:rsid="01272831" officeooo:paragraph-rsid="00481e09"/>
    </style:style>
    <style:style style:name="P161" style:family="paragraph" style:parent-style-name="Dialog_2f_caption">
      <style:paragraph-properties fo:margin-left="0in" fo:margin-right="0in" fo:text-align="center" style:justify-single-word="false" fo:text-indent="0in" style:auto-text-indent="false"/>
      <style:text-properties officeooo:rsid="01277375" officeooo:paragraph-rsid="00481e09"/>
    </style:style>
    <style:style style:name="P162" style:family="paragraph" style:parent-style-name="Dialog_2f_caption">
      <style:paragraph-properties fo:margin-left="0in" fo:margin-right="0in" fo:text-indent="0in" style:auto-text-indent="false"/>
      <style:text-properties officeooo:rsid="01277375" officeooo:paragraph-rsid="00481e09"/>
    </style:style>
    <style:style style:name="P163" style:family="paragraph" style:parent-style-name="Dialog_2f_caption">
      <style:paragraph-properties fo:margin-left="0in" fo:margin-right="0in" fo:text-indent="0in" style:auto-text-indent="false"/>
      <style:text-properties officeooo:rsid="01298eb2" officeooo:paragraph-rsid="00481e09"/>
    </style:style>
    <style:style style:name="P164" style:family="paragraph" style:parent-style-name="Dialog_2f_caption">
      <style:paragraph-properties fo:margin-left="0in" fo:margin-right="0in" fo:text-indent="0in" style:auto-text-indent="false" fo:break-before="page"/>
      <style:text-properties officeooo:rsid="01298eb2" officeooo:paragraph-rsid="00481e09"/>
    </style:style>
    <style:style style:name="P165" style:family="paragraph" style:parent-style-name="Dialog_2f_caption">
      <style:paragraph-properties fo:margin-left="0in" fo:margin-right="0in" fo:text-indent="0in" style:auto-text-indent="false"/>
      <style:text-properties fo:font-style="normal" officeooo:rsid="01298eb2" officeooo:paragraph-rsid="00481e09" style:font-style-asian="normal" style:font-style-complex="normal"/>
    </style:style>
    <style:style style:name="P166" style:family="paragraph" style:parent-style-name="Dialog_2f_caption">
      <style:paragraph-properties fo:margin-left="0in" fo:margin-right="0in" fo:text-indent="0in" style:auto-text-indent="false"/>
      <style:text-properties fo:font-style="normal" officeooo:rsid="012a1546" officeooo:paragraph-rsid="00481e09" style:font-style-asian="normal" style:font-style-complex="normal"/>
    </style:style>
    <style:style style:name="P167" style:family="paragraph" style:parent-style-name="Dialog_2f_caption">
      <style:paragraph-properties fo:margin-left="0in" fo:margin-right="0in" fo:text-indent="0in" style:auto-text-indent="false"/>
      <style:text-properties fo:font-style="normal" officeooo:rsid="012b2874" officeooo:paragraph-rsid="00481e09" style:font-style-asian="normal" style:font-style-complex="normal"/>
    </style:style>
    <style:style style:name="P168" style:family="paragraph" style:parent-style-name="Dialog_2f_caption">
      <style:paragraph-properties fo:margin-left="0in" fo:margin-right="0in" fo:text-align="center" style:justify-single-word="false" fo:text-indent="0in" style:auto-text-indent="false"/>
      <style:text-properties fo:font-style="normal" officeooo:rsid="012e5ef8" officeooo:paragraph-rsid="00481e09" style:font-style-asian="normal" style:font-style-complex="normal"/>
    </style:style>
    <style:style style:name="P169" style:family="paragraph" style:parent-style-name="Dialog_2f_caption">
      <style:paragraph-properties fo:margin-left="0in" fo:margin-right="0in" fo:text-indent="0in" style:auto-text-indent="false"/>
      <style:text-properties fo:font-style="normal" officeooo:rsid="012e5ef8" officeooo:paragraph-rsid="00481e09" style:font-style-asian="normal" style:font-style-complex="normal"/>
    </style:style>
    <style:style style:name="P170" style:family="paragraph" style:parent-style-name="Dialog_2f_caption">
      <style:paragraph-properties fo:margin-left="0in" fo:margin-right="0in" fo:text-align="center" style:justify-single-word="false" fo:text-indent="0in" style:auto-text-indent="false"/>
      <style:text-properties fo:font-style="normal" officeooo:rsid="013152e1" officeooo:paragraph-rsid="00481e09" style:font-style-asian="normal" style:font-style-complex="normal"/>
    </style:style>
    <style:style style:name="P171" style:family="paragraph" style:parent-style-name="Dialog_2f_caption">
      <style:paragraph-properties fo:margin-left="0in" fo:margin-right="0in" fo:text-indent="0in" style:auto-text-indent="false"/>
      <style:text-properties fo:font-style="normal" officeooo:rsid="013152e1" officeooo:paragraph-rsid="00481e09" style:font-style-asian="normal" style:font-style-complex="normal"/>
    </style:style>
    <style:style style:name="P172" style:family="paragraph" style:parent-style-name="Dialog_2f_caption">
      <style:paragraph-properties fo:margin-left="0in" fo:margin-right="0in" fo:text-indent="0in" style:auto-text-indent="false"/>
      <style:text-properties fo:font-style="normal" officeooo:rsid="0135ee8b" officeooo:paragraph-rsid="00481e09" style:font-style-asian="normal" style:font-style-complex="normal"/>
    </style:style>
    <style:style style:name="P173" style:family="paragraph" style:parent-style-name="Dialog_2f_caption">
      <style:paragraph-properties fo:margin-left="0in" fo:margin-right="0in" fo:text-indent="0in" style:auto-text-indent="false"/>
      <style:text-properties fo:font-style="normal" officeooo:rsid="01347a2d" officeooo:paragraph-rsid="00481e09" style:font-style-asian="normal" style:font-style-complex="normal"/>
    </style:style>
    <style:style style:name="P174" style:family="paragraph" style:parent-style-name="Dialog_2f_caption">
      <style:paragraph-properties fo:margin-left="0in" fo:margin-right="0in" fo:text-indent="0in" style:auto-text-indent="false"/>
      <style:text-properties fo:font-style="normal" officeooo:rsid="01371a85" officeooo:paragraph-rsid="00481e09" style:font-style-asian="normal" style:font-style-complex="normal"/>
    </style:style>
    <style:style style:name="P175" style:family="paragraph" style:parent-style-name="Dialog_2f_caption">
      <style:paragraph-properties fo:margin-left="0in" fo:margin-right="0in" fo:text-indent="0in" style:auto-text-indent="false"/>
      <style:text-properties fo:font-style="normal" officeooo:rsid="01380349" officeooo:paragraph-rsid="00481e09" style:font-style-asian="normal" style:font-style-complex="normal"/>
    </style:style>
    <style:style style:name="P176" style:family="paragraph" style:parent-style-name="Dialog_2f_caption">
      <style:paragraph-properties fo:margin-left="0in" fo:margin-right="0in" fo:text-indent="0in" style:auto-text-indent="false"/>
      <style:text-properties fo:font-style="normal" officeooo:rsid="013b0e51" officeooo:paragraph-rsid="00481e09" style:font-style-asian="normal" style:font-style-complex="normal"/>
    </style:style>
    <style:style style:name="P177" style:family="paragraph" style:parent-style-name="Dialog_2f_caption">
      <style:paragraph-properties fo:margin-left="0in" fo:margin-right="0in" fo:text-indent="0in" style:auto-text-indent="false"/>
      <style:text-properties fo:font-style="normal" officeooo:rsid="013c8d8f" officeooo:paragraph-rsid="00481e09" style:font-style-asian="normal" style:font-style-complex="normal"/>
    </style:style>
    <style:style style:name="P178" style:family="paragraph" style:parent-style-name="Dialog_2f_caption">
      <style:paragraph-properties fo:margin-left="0in" fo:margin-right="0in" fo:text-indent="0in" style:auto-text-indent="false"/>
      <style:text-properties fo:font-style="normal" officeooo:rsid="013e305c" officeooo:paragraph-rsid="00481e09" style:font-style-asian="normal" style:font-style-complex="normal"/>
    </style:style>
    <style:style style:name="P179" style:family="paragraph" style:parent-style-name="Dialog_2f_caption">
      <style:paragraph-properties fo:margin-left="0in" fo:margin-right="0in" fo:text-indent="0in" style:auto-text-indent="false"/>
      <style:text-properties fo:font-style="normal" officeooo:rsid="013fe745" officeooo:paragraph-rsid="00481e09" style:font-style-asian="normal" style:font-style-complex="normal"/>
    </style:style>
    <style:style style:name="P180" style:family="paragraph" style:parent-style-name="Dialog_2f_caption">
      <style:paragraph-properties fo:margin-left="0in" fo:margin-right="0in" fo:text-indent="0in" style:auto-text-indent="false"/>
      <style:text-properties fo:font-style="normal" officeooo:rsid="01400c26" officeooo:paragraph-rsid="00481e09" style:font-style-asian="normal" style:font-style-complex="normal"/>
    </style:style>
    <style:style style:name="P181" style:family="paragraph" style:parent-style-name="Dialog_2f_caption">
      <style:paragraph-properties fo:margin-left="0in" fo:margin-right="0in" fo:text-indent="0in" style:auto-text-indent="false"/>
      <style:text-properties fo:font-style="normal" officeooo:rsid="014025d3" officeooo:paragraph-rsid="00481e09" style:font-style-asian="normal" style:font-style-complex="normal"/>
    </style:style>
    <style:style style:name="P182" style:family="paragraph" style:parent-style-name="Dialog_2f_caption">
      <style:paragraph-properties fo:margin-left="0in" fo:margin-right="0in" fo:text-indent="0in" style:auto-text-indent="false"/>
      <style:text-properties fo:font-style="normal" officeooo:rsid="01417d2c" officeooo:paragraph-rsid="00481e09" style:font-style-asian="normal" style:font-style-complex="normal"/>
    </style:style>
    <style:style style:name="P183" style:family="paragraph" style:parent-style-name="Dialog_2f_caption">
      <style:paragraph-properties fo:margin-left="0in" fo:margin-right="0in" fo:text-align="center" style:justify-single-word="false" fo:text-indent="0in" style:auto-text-indent="false"/>
      <style:text-properties fo:font-style="normal" officeooo:rsid="018a5a0b" officeooo:paragraph-rsid="00481e09" style:font-style-asian="normal" style:font-style-complex="normal"/>
    </style:style>
    <style:style style:name="P184" style:family="paragraph" style:parent-style-name="Dialog_2f_caption">
      <style:paragraph-properties fo:margin-left="0in" fo:margin-right="0in" fo:text-indent="0in" style:auto-text-indent="false"/>
      <style:text-properties fo:font-style="normal" officeooo:rsid="018a5a0b" officeooo:paragraph-rsid="00481e09" style:font-style-asian="normal" style:font-style-complex="normal"/>
    </style:style>
    <style:style style:name="P185"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8a5a0b" officeooo:paragraph-rsid="00481e09" style:font-style-asian="normal" style:font-style-complex="normal"/>
    </style:style>
    <style:style style:name="P186" style:family="paragraph" style:parent-style-name="Dialog_2f_caption">
      <style:paragraph-properties fo:margin-left="0in" fo:margin-right="0in" fo:text-indent="0in" style:auto-text-indent="false"/>
      <style:text-properties fo:font-style="normal" officeooo:rsid="0141dd6b" officeooo:paragraph-rsid="00481e09" style:font-style-asian="normal" style:font-style-complex="normal"/>
    </style:style>
    <style:style style:name="P187" style:family="paragraph" style:parent-style-name="Dialog_2f_caption">
      <style:paragraph-properties fo:margin-left="0in" fo:margin-right="0in" fo:text-indent="0in" style:auto-text-indent="false"/>
      <style:text-properties fo:font-style="normal" officeooo:rsid="018cdaa9" officeooo:paragraph-rsid="00481e09" style:font-style-asian="normal" style:font-style-complex="normal"/>
    </style:style>
    <style:style style:name="P188"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8cdaa9" officeooo:paragraph-rsid="00481e09" style:font-style-asian="normal" style:font-style-complex="normal"/>
    </style:style>
    <style:style style:name="P189" style:family="paragraph" style:parent-style-name="Dialog_2f_caption">
      <style:paragraph-properties fo:margin-left="0in" fo:margin-right="0in" fo:text-indent="0in" style:auto-text-indent="false"/>
      <style:text-properties fo:font-style="normal" officeooo:rsid="0142e38b" officeooo:paragraph-rsid="00481e09" style:font-style-asian="normal" style:font-style-complex="normal"/>
    </style:style>
    <style:style style:name="P190" style:family="paragraph" style:parent-style-name="Dialog_2f_caption">
      <style:paragraph-properties fo:margin-left="0in" fo:margin-right="0in" fo:text-indent="0in" style:auto-text-indent="false"/>
      <style:text-properties fo:font-style="normal" officeooo:rsid="0144ec51" officeooo:paragraph-rsid="00481e09" style:font-style-asian="normal" style:font-style-complex="normal"/>
    </style:style>
    <style:style style:name="P191"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44ec51" officeooo:paragraph-rsid="00481e09" style:font-style-asian="normal" style:font-style-complex="normal"/>
    </style:style>
    <style:style style:name="P192" style:family="paragraph" style:parent-style-name="Dialog_2f_caption">
      <style:paragraph-properties fo:margin-left="0in" fo:margin-right="0in" fo:text-align="center" style:justify-single-word="false" fo:text-indent="0in" style:auto-text-indent="false"/>
      <style:text-properties fo:font-style="normal" officeooo:rsid="01457736" officeooo:paragraph-rsid="00481e09" style:font-style-asian="normal" style:font-style-complex="normal"/>
    </style:style>
    <style:style style:name="P193" style:family="paragraph" style:parent-style-name="Dialog_2f_caption">
      <style:paragraph-properties fo:margin-left="0in" fo:margin-right="0in" fo:text-indent="0in" style:auto-text-indent="false"/>
      <style:text-properties fo:font-style="normal" officeooo:rsid="01457736" officeooo:paragraph-rsid="00481e09" style:font-style-asian="normal" style:font-style-complex="normal"/>
    </style:style>
    <style:style style:name="P194"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457736" officeooo:paragraph-rsid="00481e09" style:font-style-asian="normal" style:font-style-complex="normal"/>
    </style:style>
    <style:style style:name="P195" style:family="paragraph" style:parent-style-name="Dialog_2f_caption">
      <style:paragraph-properties fo:margin-left="0in" fo:margin-right="0in" fo:text-indent="0in" style:auto-text-indent="false"/>
      <style:text-properties fo:font-style="normal" officeooo:rsid="0145a2f6" officeooo:paragraph-rsid="00481e09" style:font-style-asian="normal" style:font-style-complex="normal"/>
    </style:style>
    <style:style style:name="P196" style:family="paragraph" style:parent-style-name="Dialog_2f_caption">
      <style:paragraph-properties fo:margin-left="0in" fo:margin-right="0in" fo:text-indent="0in" style:auto-text-indent="false"/>
      <style:text-properties fo:font-style="normal" officeooo:rsid="0145e97c" officeooo:paragraph-rsid="00481e09" style:font-style-asian="normal" style:font-style-complex="normal"/>
    </style:style>
    <style:style style:name="P197" style:family="paragraph" style:parent-style-name="Dialog_2f_caption">
      <style:paragraph-properties fo:margin-left="0in" fo:margin-right="0in" fo:text-indent="0in" style:auto-text-indent="false"/>
      <style:text-properties fo:font-style="normal" officeooo:rsid="01472956" officeooo:paragraph-rsid="00481e09" style:font-style-asian="normal" style:font-style-complex="normal"/>
    </style:style>
    <style:style style:name="P198"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472956" officeooo:paragraph-rsid="00481e09" style:font-style-asian="normal" style:font-style-complex="normal"/>
    </style:style>
    <style:style style:name="P199" style:family="paragraph" style:parent-style-name="Dialog_2f_caption">
      <style:paragraph-properties fo:margin-left="0in" fo:margin-right="0in" fo:text-indent="0in" style:auto-text-indent="false"/>
      <style:text-properties fo:font-style="normal" officeooo:rsid="0148c421" officeooo:paragraph-rsid="00481e09" style:font-style-asian="normal" style:font-style-complex="normal"/>
    </style:style>
    <style:style style:name="P200"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48c421" officeooo:paragraph-rsid="00481e09" style:font-style-asian="normal" style:font-style-complex="normal"/>
    </style:style>
    <style:style style:name="P201" style:family="paragraph" style:parent-style-name="Dialog_2f_caption">
      <style:paragraph-properties fo:margin-left="0in" fo:margin-right="0in" fo:text-align="center" style:justify-single-word="false" fo:text-indent="0in" style:auto-text-indent="false"/>
      <style:text-properties fo:font-style="normal" officeooo:rsid="014a430d" officeooo:paragraph-rsid="00481e09" style:font-style-asian="normal" style:font-style-complex="normal"/>
    </style:style>
    <style:style style:name="P202" style:family="paragraph" style:parent-style-name="Dialog_2f_caption">
      <style:paragraph-properties fo:margin-left="0in" fo:margin-right="0in" fo:text-indent="0in" style:auto-text-indent="false"/>
      <style:text-properties fo:font-style="normal" officeooo:rsid="014a430d" officeooo:paragraph-rsid="00481e09" style:font-style-asian="normal" style:font-style-complex="normal"/>
    </style:style>
    <style:style style:name="P203"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4a430d" officeooo:paragraph-rsid="00481e09" style:font-style-asian="normal" style:font-style-complex="normal"/>
    </style:style>
    <style:style style:name="P204" style:family="paragraph" style:parent-style-name="Dialog_2f_caption">
      <style:paragraph-properties fo:margin-left="0in" fo:margin-right="0in" fo:text-align="center" style:justify-single-word="false" fo:text-indent="0in" style:auto-text-indent="false"/>
      <style:text-properties fo:font-style="normal" officeooo:rsid="014c4199" officeooo:paragraph-rsid="00481e09" style:font-style-asian="normal" style:font-style-complex="normal"/>
    </style:style>
    <style:style style:name="P205" style:family="paragraph" style:parent-style-name="Dialog_2f_caption">
      <style:paragraph-properties fo:margin-left="0in" fo:margin-right="0in" fo:text-indent="0in" style:auto-text-indent="false"/>
      <style:text-properties fo:font-style="normal" officeooo:rsid="014c4199" officeooo:paragraph-rsid="00481e09" style:font-style-asian="normal" style:font-style-complex="normal"/>
    </style:style>
    <style:style style:name="P206"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4c4199" officeooo:paragraph-rsid="00481e09" style:font-style-asian="normal" style:font-style-complex="normal"/>
    </style:style>
    <style:style style:name="P207" style:family="paragraph" style:parent-style-name="Dialog_2f_caption">
      <style:paragraph-properties fo:margin-left="0in" fo:margin-right="0in" fo:text-indent="0in" style:auto-text-indent="false"/>
      <style:text-properties fo:font-style="normal" officeooo:rsid="014e2b22" officeooo:paragraph-rsid="00481e09" style:font-style-asian="normal" style:font-style-complex="normal"/>
    </style:style>
    <style:style style:name="P208"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4e2b22" officeooo:paragraph-rsid="00481e09" style:font-style-asian="normal" style:font-style-complex="normal"/>
    </style:style>
    <style:style style:name="P209" style:family="paragraph" style:parent-style-name="Dialog_2f_caption">
      <style:paragraph-properties fo:margin-left="0in" fo:margin-right="0in" fo:text-align="center" style:justify-single-word="false" fo:text-indent="0in" style:auto-text-indent="false"/>
      <style:text-properties fo:font-style="normal" officeooo:rsid="014f584f" officeooo:paragraph-rsid="00481e09" style:font-style-asian="normal" style:font-style-complex="normal"/>
    </style:style>
    <style:style style:name="P210" style:family="paragraph" style:parent-style-name="Dialog_2f_caption">
      <style:paragraph-properties fo:margin-left="0in" fo:margin-right="0in" fo:text-indent="0in" style:auto-text-indent="false"/>
      <style:text-properties fo:font-style="normal" officeooo:rsid="014f584f" officeooo:paragraph-rsid="00481e09" style:font-style-asian="normal" style:font-style-complex="normal"/>
    </style:style>
    <style:style style:name="P211"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4f584f" officeooo:paragraph-rsid="00481e09" style:font-style-asian="normal" style:font-style-complex="normal"/>
    </style:style>
    <style:style style:name="P212" style:family="paragraph" style:parent-style-name="Dialog_2f_caption">
      <style:paragraph-properties fo:margin-left="0in" fo:margin-right="0in" fo:text-indent="0in" style:auto-text-indent="false"/>
      <style:text-properties fo:font-style="normal" officeooo:rsid="01502b9d" officeooo:paragraph-rsid="00481e09" style:font-style-asian="normal" style:font-style-complex="normal"/>
    </style:style>
    <style:style style:name="P213" style:family="paragraph" style:parent-style-name="Dialog_2f_caption">
      <style:paragraph-properties fo:margin-left="0in" fo:margin-right="0in" fo:text-indent="0in" style:auto-text-indent="false"/>
      <style:text-properties fo:font-style="normal" officeooo:rsid="015139ea" officeooo:paragraph-rsid="00481e09" style:font-style-asian="normal" style:font-style-complex="normal"/>
    </style:style>
    <style:style style:name="P214"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5139ea" officeooo:paragraph-rsid="00481e09" style:font-style-asian="normal" style:font-style-complex="normal"/>
    </style:style>
    <style:style style:name="P215" style:family="paragraph" style:parent-style-name="Dialog_2f_caption">
      <style:paragraph-properties fo:margin-left="0in" fo:margin-right="0in" fo:text-indent="0in" style:auto-text-indent="false"/>
      <style:text-properties fo:font-style="normal" officeooo:rsid="01517fca" officeooo:paragraph-rsid="00481e09" style:font-style-asian="normal" style:font-style-complex="normal"/>
    </style:style>
    <style:style style:name="P216" style:family="paragraph" style:parent-style-name="Dialog_2f_caption">
      <style:paragraph-properties fo:margin-left="0in" fo:margin-right="0in" fo:text-indent="0in" style:auto-text-indent="false"/>
      <style:text-properties fo:font-style="normal" officeooo:rsid="0152ce73" officeooo:paragraph-rsid="00481e09" style:font-style-asian="normal" style:font-style-complex="normal"/>
    </style:style>
    <style:style style:name="P217"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52ce73" officeooo:paragraph-rsid="00481e09" style:font-style-asian="normal" style:font-style-complex="normal"/>
    </style:style>
    <style:style style:name="P218" style:family="paragraph" style:parent-style-name="Dialog_2f_caption">
      <style:paragraph-properties fo:margin-left="0in" fo:margin-right="0in" fo:text-indent="0in" style:auto-text-indent="false"/>
      <style:text-properties fo:font-style="normal" officeooo:rsid="015324bc" officeooo:paragraph-rsid="00481e09" style:font-style-asian="normal" style:font-style-complex="normal"/>
    </style:style>
    <style:style style:name="P219"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5324bc" officeooo:paragraph-rsid="00481e09" style:font-style-asian="normal" style:font-style-complex="normal"/>
    </style:style>
    <style:style style:name="P220" style:family="paragraph" style:parent-style-name="Dialog_2f_caption">
      <style:paragraph-properties fo:margin-left="0in" fo:margin-right="0in" fo:text-indent="0in" style:auto-text-indent="false"/>
      <style:text-properties fo:font-style="normal" officeooo:rsid="0155a801" officeooo:paragraph-rsid="00481e09" style:font-style-asian="normal" style:font-style-complex="normal"/>
    </style:style>
    <style:style style:name="P221"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55a801" officeooo:paragraph-rsid="00481e09" style:font-style-asian="normal" style:font-style-complex="normal"/>
    </style:style>
    <style:style style:name="P222"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 style:position="1in"/>
        </style:tab-stops>
      </style:paragraph-properties>
      <style:text-properties fo:font-style="normal" officeooo:rsid="0155a801" officeooo:paragraph-rsid="00481e09" style:font-style-asian="normal" style:font-style-complex="normal"/>
    </style:style>
    <style:style style:name="P223" style:family="paragraph" style:parent-style-name="Dialog_2f_caption">
      <style:paragraph-properties fo:margin-left="0in" fo:margin-right="0in" fo:text-indent="0in" style:auto-text-indent="false"/>
      <style:text-properties fo:font-style="normal" officeooo:rsid="015691e0" officeooo:paragraph-rsid="00481e09" style:font-style-asian="normal" style:font-style-complex="normal"/>
    </style:style>
    <style:style style:name="P224" style:family="paragraph" style:parent-style-name="Dialog_2f_caption">
      <style:paragraph-properties fo:margin-left="0in" fo:margin-right="0in" fo:text-indent="0in" style:auto-text-indent="false"/>
      <style:text-properties fo:font-style="normal" officeooo:rsid="01579c55" officeooo:paragraph-rsid="00481e09" style:font-style-asian="normal" style:font-style-complex="normal"/>
    </style:style>
    <style:style style:name="P225" style:family="paragraph" style:parent-style-name="Dialog_2f_caption">
      <style:paragraph-properties fo:margin-left="0in" fo:margin-right="0in" fo:text-indent="0in" style:auto-text-indent="false"/>
      <style:text-properties fo:font-style="normal" officeooo:rsid="0064e0b6" officeooo:paragraph-rsid="0064e0b6" style:font-style-asian="normal" style:font-style-complex="normal"/>
    </style:style>
    <style:style style:name="P226" style:family="paragraph" style:parent-style-name="Dialog_2f_caption">
      <style:paragraph-properties fo:margin-left="0in" fo:margin-right="0in" fo:text-indent="0in" style:auto-text-indent="false"/>
      <style:text-properties fo:font-style="normal" officeooo:rsid="0064e0b6" officeooo:paragraph-rsid="00d4a7a1" style:font-style-asian="normal" style:font-style-complex="normal"/>
    </style:style>
    <style:style style:name="P227" style:family="paragraph" style:parent-style-name="Dialog_2f_caption">
      <style:paragraph-properties fo:margin-left="0in" fo:margin-right="0in" fo:text-indent="0in" style:auto-text-indent="false"/>
      <style:text-properties fo:font-style="normal" officeooo:rsid="006578e7" officeooo:paragraph-rsid="006578e7" style:font-style-asian="normal" style:font-style-complex="normal"/>
    </style:style>
    <style:style style:name="P228" style:family="paragraph" style:parent-style-name="Dialog_2f_caption">
      <style:paragraph-properties fo:margin-left="0in" fo:margin-right="0in" fo:text-align="center" style:justify-single-word="false" fo:text-indent="0in" style:auto-text-indent="false"/>
      <style:text-properties fo:font-style="normal" officeooo:rsid="006578e7" officeooo:paragraph-rsid="00aef60d" style:font-style-asian="normal" style:font-style-complex="normal"/>
    </style:style>
    <style:style style:name="P229" style:family="paragraph" style:parent-style-name="Dialog_2f_caption">
      <style:paragraph-properties fo:margin-left="0in" fo:margin-right="0in" fo:text-indent="0in" style:auto-text-indent="false"/>
      <style:text-properties fo:font-style="normal" officeooo:rsid="006e7dd9" officeooo:paragraph-rsid="006e7dd9" style:font-style-asian="normal" style:font-style-complex="normal"/>
    </style:style>
    <style:style style:name="P230" style:family="paragraph" style:parent-style-name="Dialog_2f_caption">
      <style:paragraph-properties fo:margin-left="0in" fo:margin-right="0in" fo:text-indent="0in" style:auto-text-indent="false"/>
      <style:text-properties fo:font-style="normal" officeooo:rsid="00614c9b" officeooo:paragraph-rsid="00614c9b" style:font-style-asian="normal" style:font-style-complex="normal"/>
    </style:style>
    <style:style style:name="P231" style:family="paragraph" style:parent-style-name="Dialog_2f_caption">
      <style:paragraph-properties fo:margin-left="0in" fo:margin-right="0in" fo:text-indent="0in" style:auto-text-indent="false"/>
      <style:text-properties fo:font-style="normal" officeooo:rsid="00cf25d2" officeooo:paragraph-rsid="00cf25d2" style:font-style-asian="normal" style:font-style-complex="normal"/>
    </style:style>
    <style:style style:name="P232" style:family="paragraph" style:parent-style-name="Dialog_2f_caption">
      <style:paragraph-properties fo:margin-left="0in" fo:margin-right="0in" fo:text-indent="0in" style:auto-text-indent="false"/>
      <style:text-properties fo:font-style="normal" officeooo:rsid="017ef0ba" officeooo:paragraph-rsid="00481e09" style:font-style-asian="normal" style:font-style-complex="normal"/>
    </style:style>
    <style:style style:name="P233" style:family="paragraph" style:parent-style-name="Dialog_2f_caption">
      <style:paragraph-properties fo:margin-left="0in" fo:margin-right="0in" fo:text-indent="0in" style:auto-text-indent="false"/>
      <style:text-properties fo:font-style="normal" officeooo:rsid="00d747ee" officeooo:paragraph-rsid="00d747ee" style:font-style-asian="normal" style:font-style-complex="normal"/>
    </style:style>
    <style:style style:name="P234"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8ed9a0" officeooo:paragraph-rsid="00481e09" style:font-style-asian="normal" style:font-style-complex="normal"/>
    </style:style>
    <style:style style:name="P235"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fo:font-style="normal" officeooo:rsid="019538a2" officeooo:paragraph-rsid="00481e09" style:font-style-asian="normal" style:font-style-complex="normal"/>
    </style:style>
    <style:style style:name="P236" style:family="paragraph" style:parent-style-name="Dialog_2f_caption">
      <loext:graphic-properties draw:fill="none" draw:fill-color="#729fcf"/>
      <style:paragraph-properties fo:margin-left="1in" fo:margin-right="0in" fo:orphans="2" fo:widows="2" fo:text-indent="0in" style:auto-text-indent="false" fo:background-color="transparent">
        <style:tab-stops>
          <style:tab-stop style:position="0.9811in"/>
        </style:tab-stops>
      </style:paragraph-properties>
      <style:text-properties fo:font-style="normal" officeooo:rsid="015411c6" officeooo:paragraph-rsid="00481e09" style:font-style-asian="normal" style:font-style-complex="normal"/>
    </style:style>
    <style:style style:name="P237" style:family="paragraph" style:parent-style-name="Dialog_2f_caption">
      <loext:graphic-properties draw:fill="none" draw:fill-color="#729fcf"/>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style="normal" officeooo:rsid="00c4f954" officeooo:paragraph-rsid="00c4f954" style:font-style-asian="normal" style:font-style-complex="normal"/>
    </style:style>
    <style:style style:name="P238" style:family="paragraph" style:parent-style-name="Dialog_2f_caption">
      <style:paragraph-properties fo:margin-left="0in" fo:margin-right="0in" fo:text-align="center" style:justify-single-word="false" fo:text-indent="0in" style:auto-text-indent="false"/>
      <style:text-properties fo:font-style="normal" fo:font-weight="bold" officeooo:rsid="01298eb2" officeooo:paragraph-rsid="00481e09" style:font-style-asian="normal" style:font-weight-asian="bold" style:font-style-complex="normal" style:font-weight-complex="bold"/>
    </style:style>
    <style:style style:name="P239" style:family="paragraph" style:parent-style-name="Dialog_2f_caption">
      <style:paragraph-properties fo:margin-left="0in" fo:margin-right="0in" fo:text-align="center" style:justify-single-word="false" fo:text-indent="0in" style:auto-text-indent="false"/>
      <style:text-properties fo:font-style="normal" fo:font-weight="bold" officeooo:rsid="012a1546" officeooo:paragraph-rsid="00481e09" style:font-style-asian="normal" style:font-weight-asian="bold" style:font-style-complex="normal" style:font-weight-complex="bold"/>
    </style:style>
    <style:style style:name="P240" style:family="paragraph" style:parent-style-name="Dialog_2f_caption">
      <style:paragraph-properties fo:margin-left="0in" fo:margin-right="0in" fo:text-indent="0in" style:auto-text-indent="false"/>
      <style:text-properties fo:font-style="normal" fo:font-weight="bold" officeooo:rsid="012d118d" officeooo:paragraph-rsid="00481e09" style:font-style-asian="normal" style:font-weight-asian="bold" style:font-style-complex="normal" style:font-weight-complex="bold"/>
    </style:style>
    <style:style style:name="P241" style:family="paragraph" style:parent-style-name="Dialog_2f_caption">
      <style:paragraph-properties fo:margin-left="0in" fo:margin-right="0in" fo:text-indent="0in" style:auto-text-indent="false"/>
      <style:text-properties fo:font-style="normal" fo:font-weight="bold" officeooo:rsid="012b2874" officeooo:paragraph-rsid="00481e09" style:font-style-asian="normal" style:font-weight-asian="bold" style:font-style-complex="normal" style:font-weight-complex="bold"/>
    </style:style>
    <style:style style:name="P242" style:family="paragraph" style:parent-style-name="Dialog_2f_caption">
      <style:paragraph-properties fo:margin-left="0in" fo:margin-right="0in" fo:text-align="center" style:justify-single-word="false" fo:text-indent="0in" style:auto-text-indent="false"/>
      <style:text-properties fo:font-style="normal" fo:font-weight="bold" officeooo:rsid="012b2874" officeooo:paragraph-rsid="00481e09" style:font-style-asian="normal" style:font-weight-asian="bold" style:font-style-complex="normal" style:font-weight-complex="bold"/>
    </style:style>
    <style:style style:name="P243" style:family="paragraph" style:parent-style-name="Dialog_2f_caption">
      <style:paragraph-properties fo:margin-left="0in" fo:margin-right="0in" fo:text-align="center" style:justify-single-word="false" fo:text-indent="0in" style:auto-text-indent="false"/>
      <style:text-properties fo:font-style="normal" fo:font-weight="bold" officeooo:rsid="012e5ef8" officeooo:paragraph-rsid="00481e09" style:font-style-asian="normal" style:font-weight-asian="bold" style:font-style-complex="normal" style:font-weight-complex="bold"/>
    </style:style>
    <style:style style:name="P244" style:family="paragraph" style:parent-style-name="Dialog_2f_caption">
      <style:paragraph-properties fo:margin-left="0in" fo:margin-right="0in" fo:text-align="center" style:justify-single-word="false" fo:text-indent="0in" style:auto-text-indent="false"/>
      <style:text-properties fo:font-style="normal" fo:font-weight="bold" officeooo:rsid="0135ee8b" officeooo:paragraph-rsid="00481e09" style:font-style-asian="normal" style:font-weight-asian="bold" style:font-style-complex="normal" style:font-weight-complex="bold"/>
    </style:style>
    <style:style style:name="P245" style:family="paragraph" style:parent-style-name="Dialog_2f_caption">
      <style:paragraph-properties fo:margin-left="0in" fo:margin-right="0in" fo:text-align="center" style:justify-single-word="false" fo:text-indent="0in" style:auto-text-indent="false"/>
      <style:text-properties fo:font-style="normal" fo:font-weight="bold" officeooo:rsid="01371a85" officeooo:paragraph-rsid="00481e09" style:font-style-asian="normal" style:font-weight-asian="bold" style:font-style-complex="normal" style:font-weight-complex="bold"/>
    </style:style>
    <style:style style:name="P246" style:family="paragraph" style:parent-style-name="Dialog_2f_caption">
      <style:paragraph-properties fo:margin-left="0in" fo:margin-right="0in" fo:text-align="center" style:justify-single-word="false" fo:text-indent="0in" style:auto-text-indent="false"/>
      <style:text-properties fo:font-style="normal" fo:font-weight="bold" officeooo:rsid="013b0e51" officeooo:paragraph-rsid="00481e09" style:font-style-asian="normal" style:font-weight-asian="bold" style:font-style-complex="normal" style:font-weight-complex="bold"/>
    </style:style>
    <style:style style:name="P247" style:family="paragraph" style:parent-style-name="Dialog_2f_caption">
      <style:paragraph-properties fo:margin-left="0in" fo:margin-right="0in" fo:text-align="center" style:justify-single-word="false" fo:text-indent="0in" style:auto-text-indent="false"/>
      <style:text-properties fo:font-style="normal" fo:font-weight="bold" officeooo:rsid="013c8d8f" officeooo:paragraph-rsid="00481e09" style:font-style-asian="normal" style:font-weight-asian="bold" style:font-style-complex="normal" style:font-weight-complex="bold"/>
    </style:style>
    <style:style style:name="P248" style:family="paragraph" style:parent-style-name="Dialog_2f_caption">
      <style:paragraph-properties fo:margin-left="0in" fo:margin-right="0in" fo:text-indent="0in" style:auto-text-indent="false"/>
      <style:text-properties fo:font-style="normal" fo:font-weight="bold" officeooo:rsid="013c8d8f" officeooo:paragraph-rsid="00481e09" style:font-style-asian="normal" style:font-weight-asian="bold" style:font-style-complex="normal" style:font-weight-complex="bold"/>
    </style:style>
    <style:style style:name="P249" style:family="paragraph" style:parent-style-name="Dialog_2f_caption">
      <style:paragraph-properties fo:margin-left="0in" fo:margin-right="0in" fo:text-align="center" style:justify-single-word="false" fo:text-indent="0in" style:auto-text-indent="false"/>
      <style:text-properties fo:font-style="normal" fo:font-weight="bold" officeooo:rsid="017744b2" officeooo:paragraph-rsid="00481e09" style:font-style-asian="normal" style:font-weight-asian="bold" style:font-style-complex="normal" style:font-weight-complex="bold"/>
    </style:style>
    <style:style style:name="P250" style:family="paragraph" style:parent-style-name="Dialog_2f_caption">
      <style:paragraph-properties fo:margin-left="0in" fo:margin-right="0in" fo:text-align="center" style:justify-single-word="false" fo:text-indent="0in" style:auto-text-indent="false"/>
      <style:text-properties fo:font-style="normal" fo:font-weight="bold" officeooo:rsid="018a5a0b" officeooo:paragraph-rsid="00481e09" style:font-style-asian="normal" style:font-weight-asian="bold" style:font-style-complex="normal" style:font-weight-complex="bold"/>
    </style:style>
    <style:style style:name="P251" style:family="paragraph" style:parent-style-name="Dialog_2f_caption">
      <style:paragraph-properties fo:margin-left="0in" fo:margin-right="0in" fo:text-align="center" style:justify-single-word="false" fo:text-indent="0in" style:auto-text-indent="false"/>
      <style:text-properties fo:font-style="normal" fo:font-weight="bold" officeooo:rsid="018cdaa9" officeooo:paragraph-rsid="00481e09" style:font-style-asian="normal" style:font-weight-asian="bold" style:font-style-complex="normal" style:font-weight-complex="bold"/>
    </style:style>
    <style:style style:name="P252" style:family="paragraph" style:parent-style-name="Dialog_2f_caption">
      <style:paragraph-properties fo:margin-left="0in" fo:margin-right="0in" fo:text-align="center" style:justify-single-word="false" fo:text-indent="0in" style:auto-text-indent="false"/>
      <style:text-properties fo:font-style="normal" fo:font-weight="bold" officeooo:rsid="018ed9a0" officeooo:paragraph-rsid="00481e09" style:font-style-asian="normal" style:font-weight-asian="bold" style:font-style-complex="normal" style:font-weight-complex="bold"/>
    </style:style>
    <style:style style:name="P253" style:family="paragraph" style:parent-style-name="Dialog_2f_caption">
      <style:paragraph-properties fo:margin-left="0in" fo:margin-right="0in" fo:text-align="center" style:justify-single-word="false" fo:text-indent="0in" style:auto-text-indent="false"/>
      <style:text-properties fo:font-style="normal" fo:font-weight="bold" officeooo:rsid="018f5946" officeooo:paragraph-rsid="00481e09" style:font-style-asian="normal" style:font-weight-asian="bold" style:font-style-complex="normal" style:font-weight-complex="bold"/>
    </style:style>
    <style:style style:name="P254" style:family="paragraph" style:parent-style-name="Dialog_2f_caption">
      <style:paragraph-properties fo:margin-left="0in" fo:margin-right="0in" fo:text-align="center" style:justify-single-word="false" fo:text-indent="0in" style:auto-text-indent="false"/>
      <style:text-properties fo:font-style="normal" fo:font-weight="bold" officeooo:rsid="01457736" officeooo:paragraph-rsid="00481e09" style:font-style-asian="normal" style:font-weight-asian="bold" style:font-style-complex="normal" style:font-weight-complex="bold"/>
    </style:style>
    <style:style style:name="P255" style:family="paragraph" style:parent-style-name="Dialog_2f_caption">
      <style:paragraph-properties fo:margin-left="0in" fo:margin-right="0in" fo:text-align="center" style:justify-single-word="false" fo:text-indent="0in" style:auto-text-indent="false"/>
      <style:text-properties fo:font-style="normal" fo:font-weight="bold" officeooo:rsid="01472956" officeooo:paragraph-rsid="00481e09" style:font-style-asian="normal" style:font-weight-asian="bold" style:font-style-complex="normal" style:font-weight-complex="bold"/>
    </style:style>
    <style:style style:name="P256" style:family="paragraph" style:parent-style-name="Dialog_2f_caption">
      <style:paragraph-properties fo:margin-left="0in" fo:margin-right="0in" fo:text-align="center" style:justify-single-word="false" fo:text-indent="0in" style:auto-text-indent="false"/>
      <style:text-properties fo:font-style="normal" fo:font-weight="bold" officeooo:rsid="0148c421" officeooo:paragraph-rsid="00481e09" style:font-style-asian="normal" style:font-weight-asian="bold" style:font-style-complex="normal" style:font-weight-complex="bold"/>
    </style:style>
    <style:style style:name="P257" style:family="paragraph" style:parent-style-name="Dialog_2f_caption">
      <style:paragraph-properties fo:margin-left="0in" fo:margin-right="0in" fo:text-align="center" style:justify-single-word="false" fo:text-indent="0in" style:auto-text-indent="false"/>
      <style:text-properties fo:font-style="normal" fo:font-weight="bold" officeooo:rsid="0148c421" officeooo:paragraph-rsid="00b61e80" style:font-style-asian="normal" style:font-weight-asian="bold" style:font-style-complex="normal" style:font-weight-complex="bold"/>
    </style:style>
    <style:style style:name="P258" style:family="paragraph" style:parent-style-name="Dialog_2f_caption">
      <style:paragraph-properties fo:margin-left="0in" fo:margin-right="0in" fo:text-indent="0in" style:auto-text-indent="false"/>
      <style:text-properties fo:font-style="normal" fo:font-weight="bold" officeooo:rsid="0148c421" officeooo:paragraph-rsid="00481e09" style:font-style-asian="normal" style:font-weight-asian="bold" style:font-style-complex="normal" style:font-weight-complex="bold"/>
    </style:style>
    <style:style style:name="P259" style:family="paragraph" style:parent-style-name="Dialog_2f_caption">
      <style:paragraph-properties fo:margin-left="0in" fo:margin-right="0in" fo:text-indent="0in" style:auto-text-indent="false" fo:break-before="page"/>
      <style:text-properties fo:font-style="normal" fo:font-weight="bold" officeooo:rsid="0148c421" officeooo:paragraph-rsid="00481e09" style:font-style-asian="normal" style:font-weight-asian="bold" style:font-style-complex="normal" style:font-weight-complex="bold"/>
    </style:style>
    <style:style style:name="P260" style:family="paragraph" style:parent-style-name="Dialog_2f_caption">
      <style:paragraph-properties fo:margin-left="0in" fo:margin-right="0in" fo:text-align="center" style:justify-single-word="false" fo:text-indent="0in" style:auto-text-indent="false"/>
      <style:text-properties fo:font-style="normal" fo:font-weight="bold" officeooo:rsid="019538a2" officeooo:paragraph-rsid="00481e09" style:font-style-asian="normal" style:font-weight-asian="bold" style:font-style-complex="normal" style:font-weight-complex="bold"/>
    </style:style>
    <style:style style:name="P261" style:family="paragraph" style:parent-style-name="Dialog_2f_caption">
      <style:paragraph-properties fo:margin-left="0in" fo:margin-right="0in" fo:text-align="center" style:justify-single-word="false" fo:text-indent="0in" style:auto-text-indent="false"/>
      <style:text-properties fo:font-style="normal" fo:font-weight="bold" officeooo:rsid="014a430d" officeooo:paragraph-rsid="00481e09" style:font-style-asian="normal" style:font-weight-asian="bold" style:font-style-complex="normal" style:font-weight-complex="bold"/>
    </style:style>
    <style:style style:name="P262" style:family="paragraph" style:parent-style-name="Dialog_2f_caption">
      <style:paragraph-properties fo:margin-left="0in" fo:margin-right="0in" fo:text-align="center" style:justify-single-word="false" fo:text-indent="0in" style:auto-text-indent="false"/>
      <style:text-properties fo:font-style="normal" fo:font-weight="bold" officeooo:rsid="014c4199" officeooo:paragraph-rsid="00481e09" style:font-style-asian="normal" style:font-weight-asian="bold" style:font-style-complex="normal" style:font-weight-complex="bold"/>
    </style:style>
    <style:style style:name="P263" style:family="paragraph" style:parent-style-name="Dialog_2f_caption">
      <style:paragraph-properties fo:margin-left="0in" fo:margin-right="0in" fo:text-align="center" style:justify-single-word="false" fo:text-indent="0in" style:auto-text-indent="false"/>
      <style:text-properties fo:font-style="normal" fo:font-weight="bold" officeooo:rsid="014e2b22" officeooo:paragraph-rsid="00481e09" style:font-style-asian="normal" style:font-weight-asian="bold" style:font-style-complex="normal" style:font-weight-complex="bold"/>
    </style:style>
    <style:style style:name="P264" style:family="paragraph" style:parent-style-name="Dialog_2f_caption">
      <style:paragraph-properties fo:margin-left="0in" fo:margin-right="0in" fo:text-align="center" style:justify-single-word="false" fo:text-indent="0in" style:auto-text-indent="false"/>
      <style:text-properties fo:font-style="normal" fo:font-weight="bold" officeooo:rsid="014f584f" officeooo:paragraph-rsid="00481e09" style:font-style-asian="normal" style:font-weight-asian="bold" style:font-style-complex="normal" style:font-weight-complex="bold"/>
    </style:style>
    <style:style style:name="P265" style:family="paragraph" style:parent-style-name="Dialog_2f_caption">
      <style:paragraph-properties fo:margin-left="0in" fo:margin-right="0in" fo:text-align="center" style:justify-single-word="false" fo:text-indent="0in" style:auto-text-indent="false"/>
      <style:text-properties fo:font-style="normal" fo:font-weight="bold" officeooo:rsid="015139ea" officeooo:paragraph-rsid="00481e09" style:font-style-asian="normal" style:font-weight-asian="bold" style:font-style-complex="normal" style:font-weight-complex="bold"/>
    </style:style>
    <style:style style:name="P266" style:family="paragraph" style:parent-style-name="Dialog_2f_caption">
      <style:paragraph-properties fo:margin-left="0in" fo:margin-right="0in" fo:text-align="center" style:justify-single-word="false" fo:text-indent="0in" style:auto-text-indent="false"/>
      <style:text-properties fo:font-style="normal" fo:font-weight="bold" officeooo:rsid="0152ce73" officeooo:paragraph-rsid="00481e09" style:font-style-asian="normal" style:font-weight-asian="bold" style:font-style-complex="normal" style:font-weight-complex="bold"/>
    </style:style>
    <style:style style:name="P267" style:family="paragraph" style:parent-style-name="Dialog_2f_caption">
      <style:paragraph-properties fo:margin-left="0in" fo:margin-right="0in" fo:text-indent="0in" style:auto-text-indent="false"/>
      <style:text-properties fo:font-style="normal" fo:font-weight="bold" officeooo:rsid="0152ce73" officeooo:paragraph-rsid="00481e09" style:font-style-asian="normal" style:font-weight-asian="bold" style:font-style-complex="normal" style:font-weight-complex="bold"/>
    </style:style>
    <style:style style:name="P268" style:family="paragraph" style:parent-style-name="Dialog_2f_caption">
      <style:paragraph-properties fo:margin-left="0in" fo:margin-right="0in" fo:text-align="center" style:justify-single-word="false" fo:text-indent="0in" style:auto-text-indent="false"/>
      <style:text-properties fo:font-style="normal" fo:font-weight="bold" officeooo:rsid="015324bc" officeooo:paragraph-rsid="00481e09" style:font-style-asian="normal" style:font-weight-asian="bold" style:font-style-complex="normal" style:font-weight-complex="bold"/>
    </style:style>
    <style:style style:name="P269" style:family="paragraph" style:parent-style-name="Dialog_2f_caption">
      <style:paragraph-properties fo:margin-left="0in" fo:margin-right="0in" fo:text-indent="0in" style:auto-text-indent="false"/>
      <style:text-properties fo:font-style="normal" fo:font-weight="bold" officeooo:rsid="015324bc" officeooo:paragraph-rsid="00481e09" style:font-style-asian="normal" style:font-weight-asian="bold" style:font-style-complex="normal" style:font-weight-complex="bold"/>
    </style:style>
    <style:style style:name="P270" style:family="paragraph" style:parent-style-name="Dialog_2f_caption">
      <style:paragraph-properties fo:margin-left="0in" fo:margin-right="0in" fo:text-align="center" style:justify-single-word="false" fo:text-indent="0in" style:auto-text-indent="false"/>
      <style:text-properties fo:font-style="normal" fo:font-weight="bold" officeooo:rsid="0155a801" officeooo:paragraph-rsid="00481e09" style:font-style-asian="normal" style:font-weight-asian="bold" style:font-style-complex="normal" style:font-weight-complex="bold"/>
    </style:style>
    <style:style style:name="P271" style:family="paragraph" style:parent-style-name="Dialog_2f_caption">
      <style:paragraph-properties fo:margin-left="0in" fo:margin-right="0in" fo:text-indent="0in" style:auto-text-indent="false"/>
      <style:text-properties fo:font-style="normal" fo:font-weight="bold" officeooo:rsid="0155a801" officeooo:paragraph-rsid="00481e09" style:font-style-asian="normal" style:font-weight-asian="bold" style:font-style-complex="normal" style:font-weight-complex="bold"/>
    </style:style>
    <style:style style:name="P272" style:family="paragraph" style:parent-style-name="Dialog_2f_caption">
      <style:paragraph-properties fo:margin-left="0in" fo:margin-right="0in" fo:text-indent="0in" style:auto-text-indent="false"/>
      <style:text-properties fo:font-style="normal" fo:font-weight="bold" officeooo:rsid="01579c55" officeooo:paragraph-rsid="00481e09" style:font-style-asian="normal" style:font-weight-asian="bold" style:font-style-complex="normal" style:font-weight-complex="bold"/>
    </style:style>
    <style:style style:name="P273" style:family="paragraph" style:parent-style-name="Dialog_2f_caption">
      <style:paragraph-properties fo:margin-left="0in" fo:margin-right="0in" fo:text-align="center" style:justify-single-word="false" fo:text-indent="0in" style:auto-text-indent="false"/>
      <style:text-properties fo:font-style="normal" fo:font-weight="bold" officeooo:rsid="01579c55" officeooo:paragraph-rsid="00c8fa11" style:font-style-asian="normal" style:font-weight-asian="bold" style:font-style-complex="normal" style:font-weight-complex="bold"/>
    </style:style>
    <style:style style:name="P274" style:family="paragraph" style:parent-style-name="Dialog_2f_caption">
      <style:paragraph-properties fo:margin-left="0in" fo:margin-right="0in" fo:text-align="center" style:justify-single-word="false" fo:text-indent="0in" style:auto-text-indent="false"/>
      <style:text-properties fo:font-style="normal" fo:font-weight="bold" officeooo:rsid="01579c55" officeooo:paragraph-rsid="00c94222" style:font-style-asian="normal" style:font-weight-asian="bold" style:font-style-complex="normal" style:font-weight-complex="bold"/>
    </style:style>
    <style:style style:name="P275" style:family="paragraph" style:parent-style-name="Dialog_2f_caption">
      <style:paragraph-properties fo:margin-left="0in" fo:margin-right="0in" fo:text-align="center" style:justify-single-word="false" fo:text-indent="0in" style:auto-text-indent="false"/>
      <style:text-properties fo:font-style="normal" fo:font-weight="bold" officeooo:rsid="0064e0b6" officeooo:paragraph-rsid="00aef60d" style:font-style-asian="normal" style:font-weight-asian="bold" style:font-style-complex="normal" style:font-weight-complex="bold"/>
    </style:style>
    <style:style style:name="P276" style:family="paragraph" style:parent-style-name="Dialog_2f_caption">
      <style:paragraph-properties fo:margin-left="0in" fo:margin-right="0in" fo:text-align="center" style:justify-single-word="false" fo:text-indent="0in" style:auto-text-indent="false"/>
      <style:text-properties fo:font-style="normal" fo:font-weight="bold" officeooo:rsid="0064e0b6" officeooo:paragraph-rsid="00d4a7a1" style:font-style-asian="normal" style:font-weight-asian="bold" style:font-style-complex="normal" style:font-weight-complex="bold"/>
    </style:style>
    <style:style style:name="P277" style:family="paragraph" style:parent-style-name="Dialog_2f_caption">
      <style:paragraph-properties fo:margin-left="0in" fo:margin-right="0in" fo:text-indent="0in" style:auto-text-indent="false"/>
      <style:text-properties fo:font-style="normal" fo:font-weight="bold" officeooo:rsid="0064e0b6" officeooo:paragraph-rsid="0064e0b6" style:font-style-asian="normal" style:font-weight-asian="bold" style:font-style-complex="normal" style:font-weight-complex="bold"/>
    </style:style>
    <style:style style:name="P278" style:family="paragraph" style:parent-style-name="Dialog_2f_caption">
      <style:paragraph-properties fo:margin-left="0in" fo:margin-right="0in" fo:text-indent="0in" style:auto-text-indent="false"/>
      <style:text-properties fo:font-style="normal" fo:font-weight="bold" officeooo:rsid="0064e0b6" officeooo:paragraph-rsid="00db8710" style:font-style-asian="normal" style:font-weight-asian="bold" style:font-style-complex="normal" style:font-weight-complex="bold"/>
    </style:style>
    <style:style style:name="P279" style:family="paragraph" style:parent-style-name="Dialog_2f_caption">
      <style:paragraph-properties fo:margin-left="0in" fo:margin-right="0in" fo:text-indent="0in" style:auto-text-indent="false"/>
      <style:text-properties fo:font-style="normal" fo:font-weight="bold" officeooo:rsid="006578e7" officeooo:paragraph-rsid="006578e7" style:font-style-asian="normal" style:font-weight-asian="bold" style:font-style-complex="normal" style:font-weight-complex="bold"/>
    </style:style>
    <style:style style:name="P280" style:family="paragraph" style:parent-style-name="Dialog_2f_caption">
      <style:paragraph-properties fo:margin-left="0in" fo:margin-right="0in" fo:text-align="center" style:justify-single-word="false" fo:text-indent="0in" style:auto-text-indent="false"/>
      <style:text-properties fo:font-style="normal" fo:font-weight="bold" officeooo:rsid="006578e7" officeooo:paragraph-rsid="00aef60d" style:font-style-asian="normal" style:font-weight-asian="bold" style:font-style-complex="normal" style:font-weight-complex="bold"/>
    </style:style>
    <style:style style:name="P281" style:family="paragraph" style:parent-style-name="Dialog_2f_caption">
      <style:paragraph-properties fo:margin-left="0in" fo:margin-right="0in" fo:text-align="center" style:justify-single-word="false" fo:text-indent="0in" style:auto-text-indent="false"/>
      <style:text-properties fo:font-style="normal" fo:font-weight="bold" officeooo:rsid="013fe745" officeooo:paragraph-rsid="00481e09" style:font-style-asian="normal" style:font-weight-asian="bold" style:font-style-complex="normal" style:font-weight-complex="bold"/>
    </style:style>
    <style:style style:name="P282" style:family="paragraph" style:parent-style-name="Dialog_2f_caption">
      <style:paragraph-properties fo:margin-left="0in" fo:margin-right="0in" fo:text-align="center" style:justify-single-word="false" fo:text-indent="0in" style:auto-text-indent="false"/>
      <style:text-properties fo:font-style="normal" fo:font-weight="bold" officeooo:rsid="006e7dd9" officeooo:paragraph-rsid="00aef60d" style:font-style-asian="normal" style:font-weight-asian="bold" style:font-style-complex="normal" style:font-weight-complex="bold"/>
    </style:style>
    <style:style style:name="P283" style:family="paragraph" style:parent-style-name="Dialog_2f_caption">
      <style:paragraph-properties fo:margin-left="0in" fo:margin-right="0in" fo:text-indent="0in" style:auto-text-indent="false"/>
      <style:text-properties fo:font-style="normal" fo:font-weight="bold" officeooo:rsid="00d4a7a1" officeooo:paragraph-rsid="00d4a7a1" style:font-style-asian="normal" style:font-weight-asian="bold" style:font-style-complex="normal" style:font-weight-complex="bold"/>
    </style:style>
    <style:style style:name="P284" style:family="paragraph" style:parent-style-name="Dialog_2f_caption">
      <style:paragraph-properties fo:margin-left="0in" fo:margin-right="0in" fo:text-indent="0in" style:auto-text-indent="false"/>
      <style:text-properties fo:font-style="normal" fo:font-weight="bold" officeooo:rsid="00d4a7a1" officeooo:paragraph-rsid="00d747ee" style:font-style-asian="normal" style:font-weight-asian="bold" style:font-style-complex="normal" style:font-weight-complex="bold"/>
    </style:style>
    <style:style style:name="P285" style:family="paragraph" style:parent-style-name="Dialog_2f_caption">
      <style:paragraph-properties fo:margin-left="0in" fo:margin-right="0in" fo:text-align="center" style:justify-single-word="false" fo:text-indent="0in" style:auto-text-indent="false"/>
      <style:text-properties fo:font-style="normal" fo:font-weight="bold" officeooo:rsid="00d4a7a1" officeooo:paragraph-rsid="00d4a7a1" style:font-style-asian="normal" style:font-weight-asian="bold" style:font-style-complex="normal" style:font-weight-complex="bold"/>
    </style:style>
    <style:style style:name="P286" style:family="paragraph" style:parent-style-name="Dialog_2f_caption">
      <style:paragraph-properties fo:margin-left="0in" fo:margin-right="0in" fo:text-indent="0in" style:auto-text-indent="false"/>
      <style:text-properties fo:font-style="normal" fo:font-weight="bold" officeooo:rsid="00d747ee" officeooo:paragraph-rsid="00d747ee" style:font-style-asian="normal" style:font-weight-asian="bold" style:font-style-complex="normal" style:font-weight-complex="bold"/>
    </style:style>
    <style:style style:name="P287" style:family="paragraph" style:parent-style-name="Dialog_2f_caption">
      <style:paragraph-properties fo:margin-left="0in" fo:margin-right="0in" fo:text-align="center" style:justify-single-word="false" fo:text-indent="0in" style:auto-text-indent="false"/>
      <style:text-properties fo:font-style="normal" fo:font-weight="bold" officeooo:rsid="00d747ee" officeooo:paragraph-rsid="00d747ee" style:font-style-asian="normal" style:font-weight-asian="bold" style:font-style-complex="normal" style:font-weight-complex="bold"/>
    </style:style>
    <style:style style:name="P288" style:family="paragraph" style:parent-style-name="Dialog_2f_caption" style:master-page-name="">
      <loext:graphic-properties draw:fill="none" draw:fill-color="#729fcf"/>
      <style:paragraph-properties fo:margin-left="1in" fo:margin-right="0in" fo:text-align="center" style:justify-single-word="false" fo:orphans="2" fo:widows="2" fo:text-indent="0in" style:auto-text-indent="false" style:page-number="auto" fo:background-color="transparent">
        <style:tab-stops>
          <style:tab-stop style:position="0.9811in"/>
        </style:tab-stops>
      </style:paragraph-properties>
      <style:text-properties fo:font-style="normal" fo:font-weight="bold" officeooo:rsid="015411c6" officeooo:paragraph-rsid="00481e09" style:font-style-asian="normal" style:font-weight-asian="bold" style:font-style-complex="normal" style:font-weight-complex="bold"/>
    </style:style>
    <style:style style:name="P289" style:family="paragraph" style:parent-style-name="Dialog_2f_caption" style:master-page-name="">
      <loext:graphic-properties draw:fill="none" draw:fill-color="#729fcf"/>
      <style:paragraph-properties fo:margin-left="1in" fo:margin-right="0in" fo:text-align="center" style:justify-single-word="false" fo:orphans="2" fo:widows="2" fo:text-indent="0in" style:auto-text-indent="false" style:page-number="auto" fo:background-color="transparent">
        <style:tab-stops>
          <style:tab-stop style:position="0.9811in"/>
        </style:tab-stops>
      </style:paragraph-properties>
      <style:text-properties fo:font-style="normal" fo:font-weight="bold" officeooo:rsid="015411c6" officeooo:paragraph-rsid="00c4f954" style:font-style-asian="normal" style:font-weight-asian="bold" style:font-style-complex="normal" style:font-weight-complex="bold"/>
    </style:style>
    <style:style style:name="P290" style:family="paragraph" style:parent-style-name="Dialog_2f_caption">
      <style:paragraph-properties fo:margin-left="0in" fo:margin-right="0in" fo:text-align="center" style:justify-single-word="false" fo:text-indent="0in" style:auto-text-indent="false"/>
      <style:text-properties fo:font-style="normal" fo:font-weight="bold" officeooo:rsid="014025d3" officeooo:paragraph-rsid="00cf25d2" style:font-style-asian="normal" style:font-weight-asian="bold" style:font-style-complex="normal" style:font-weight-complex="bold"/>
    </style:style>
    <style:style style:name="P291" style:family="paragraph" style:parent-style-name="Dialog_2f_caption">
      <style:paragraph-properties fo:margin-left="0in" fo:margin-right="0in" fo:text-align="center" style:justify-single-word="false" fo:text-indent="0in" style:auto-text-indent="false"/>
      <style:text-properties fo:font-style="normal" fo:font-weight="bold" officeooo:rsid="00db8710" officeooo:paragraph-rsid="00db8710" style:font-style-asian="normal" style:font-weight-asian="bold" style:font-style-complex="normal" style:font-weight-complex="bold"/>
    </style:style>
    <style:style style:name="P292" style:family="paragraph" style:parent-style-name="Dialog_2f_caption">
      <style:paragraph-properties fo:margin-left="0in" fo:margin-right="0in" fo:text-indent="0in" style:auto-text-indent="false"/>
      <style:text-properties fo:font-style="normal" fo:font-weight="normal" officeooo:rsid="00db8710" officeooo:paragraph-rsid="00d4a7a1" style:font-style-asian="normal" style:font-weight-asian="normal" style:font-style-complex="normal" style:font-weight-complex="normal"/>
    </style:style>
    <style:style style:name="P293" style:family="paragraph" style:parent-style-name="Dialog_2f_caption">
      <style:paragraph-properties fo:margin-left="0in" fo:margin-right="0in" fo:text-indent="0in" style:auto-text-indent="false"/>
      <style:text-properties fo:font-style="normal" fo:font-weight="normal" officeooo:rsid="00d4a7a1" officeooo:paragraph-rsid="00d4a7a1" style:font-style-asian="normal" style:font-weight-asian="normal" style:font-style-complex="normal" style:font-weight-complex="normal"/>
    </style:style>
    <style:style style:name="P294" style:family="paragraph" style:parent-style-name="Dialog_2f_caption">
      <style:paragraph-properties fo:margin-left="0in" fo:margin-right="0in" fo:text-indent="0in" style:auto-text-indent="false"/>
      <style:text-properties fo:font-style="normal" fo:font-weight="normal" officeooo:rsid="00d747ee" officeooo:paragraph-rsid="00d747ee" style:font-style-asian="normal" style:font-weight-asian="normal" style:font-style-complex="normal" style:font-weight-complex="normal"/>
    </style:style>
    <style:style style:name="P295" style:family="paragraph" style:parent-style-name="Dialog_2f_caption">
      <style:paragraph-properties fo:margin-left="0in" fo:margin-right="0in" fo:text-indent="0in" style:auto-text-indent="false"/>
      <style:text-properties fo:font-style="normal" fo:font-weight="normal" officeooo:rsid="0077ce5f" officeooo:paragraph-rsid="0064e0b6" style:font-style-asian="normal" style:font-weight-asian="normal" style:font-style-complex="normal" style:font-weight-complex="normal"/>
    </style:style>
    <style:style style:name="P296" style:family="paragraph" style:parent-style-name="Dialog_2f_caption">
      <style:paragraph-properties fo:margin-left="0in" fo:margin-right="0in" fo:text-align="center" style:justify-single-word="false" fo:text-indent="0in" style:auto-text-indent="false"/>
      <style:text-properties officeooo:rsid="012a1546" officeooo:paragraph-rsid="00481e09"/>
    </style:style>
    <style:style style:name="P297" style:family="paragraph" style:parent-style-name="Dialog_2f_caption">
      <style:paragraph-properties fo:margin-left="0in" fo:margin-right="0in" fo:text-indent="0in" style:auto-text-indent="false"/>
      <style:text-properties officeooo:rsid="012a1546" officeooo:paragraph-rsid="00481e09"/>
    </style:style>
    <style:style style:name="P298" style:family="paragraph" style:parent-style-name="Dialog_2f_caption">
      <style:paragraph-properties fo:margin-left="0in" fo:margin-right="0in" fo:text-indent="0in" style:auto-text-indent="false"/>
      <style:text-properties officeooo:rsid="012b2874" officeooo:paragraph-rsid="00481e09"/>
    </style:style>
    <style:style style:name="P299" style:family="paragraph" style:parent-style-name="Dialog_2f_caption">
      <style:paragraph-properties fo:margin-left="0in" fo:margin-right="0in" fo:text-indent="0in" style:auto-text-indent="false"/>
      <style:text-properties officeooo:rsid="012e5ef8" officeooo:paragraph-rsid="00481e09"/>
    </style:style>
    <style:style style:name="P300" style:family="paragraph" style:parent-style-name="Dialog_2f_caption">
      <style:paragraph-properties fo:margin-left="0in" fo:margin-right="0in" fo:text-indent="0in" style:auto-text-indent="false"/>
      <style:text-properties officeooo:rsid="01347a2d" officeooo:paragraph-rsid="00481e09"/>
    </style:style>
    <style:style style:name="P301" style:family="paragraph" style:parent-style-name="Dialog_2f_caption">
      <style:paragraph-properties fo:margin-left="0in" fo:margin-right="0in" fo:text-indent="0in" style:auto-text-indent="false"/>
      <style:text-properties officeooo:rsid="01371a85" officeooo:paragraph-rsid="00481e09"/>
    </style:style>
    <style:style style:name="P302" style:family="paragraph" style:parent-style-name="Dialog_2f_caption">
      <style:paragraph-properties fo:margin-left="0in" fo:margin-right="0in" fo:text-align="center" style:justify-single-word="false" fo:text-indent="0in" style:auto-text-indent="false"/>
      <style:text-properties officeooo:rsid="013c8d8f" officeooo:paragraph-rsid="00481e09"/>
    </style:style>
    <style:style style:name="P303" style:family="paragraph" style:parent-style-name="Dialog_2f_caption">
      <style:paragraph-properties fo:margin-left="0in" fo:margin-right="0in" fo:text-indent="0in" style:auto-text-indent="false"/>
      <style:text-properties officeooo:rsid="013c8d8f" officeooo:paragraph-rsid="00481e09"/>
    </style:style>
    <style:style style:name="P304" style:family="paragraph" style:parent-style-name="Dialog_2f_caption">
      <style:paragraph-properties fo:margin-left="0in" fo:margin-right="0in" fo:text-indent="0in" style:auto-text-indent="false" fo:break-before="page"/>
      <style:text-properties officeooo:rsid="013c8d8f" officeooo:paragraph-rsid="00481e09"/>
    </style:style>
    <style:style style:name="P305" style:family="paragraph" style:parent-style-name="Dialog_2f_caption">
      <style:paragraph-properties fo:margin-left="0in" fo:margin-right="0in" fo:text-indent="0in" style:auto-text-indent="false"/>
      <style:text-properties officeooo:rsid="014025d3" officeooo:paragraph-rsid="00481e09"/>
    </style:style>
    <style:style style:name="P306" style:family="paragraph" style:parent-style-name="Dialog_2f_caption">
      <style:paragraph-properties fo:margin-left="0in" fo:margin-right="0in" fo:text-align="center" style:justify-single-word="false" fo:text-indent="0in" style:auto-text-indent="false"/>
      <style:text-properties officeooo:rsid="014025d3" officeooo:paragraph-rsid="00def3c5"/>
    </style:style>
    <style:style style:name="P307" style:family="paragraph" style:parent-style-name="Dialog_2f_caption">
      <style:paragraph-properties fo:margin-left="0in" fo:margin-right="0in" fo:text-indent="0in" style:auto-text-indent="false"/>
      <style:text-properties officeooo:rsid="014025d3" officeooo:paragraph-rsid="00def3c5"/>
    </style:style>
    <style:style style:name="P308" style:family="paragraph" style:parent-style-name="Dialog_2f_caption">
      <style:paragraph-properties fo:margin-left="0in" fo:margin-right="0in" fo:text-indent="0in" style:auto-text-indent="false"/>
      <style:text-properties officeooo:rsid="01417d2c" officeooo:paragraph-rsid="00481e09"/>
    </style:style>
    <style:style style:name="P309" style:family="paragraph" style:parent-style-name="Dialog_2f_caption">
      <style:paragraph-properties fo:margin-left="0in" fo:margin-right="0in" fo:text-indent="0in" style:auto-text-indent="false"/>
      <style:text-properties officeooo:rsid="0141dd6b" officeooo:paragraph-rsid="00481e09"/>
    </style:style>
    <style:style style:name="P310" style:family="paragraph" style:parent-style-name="Dialog_2f_caption">
      <style:paragraph-properties fo:margin-left="0in" fo:margin-right="0in" fo:text-indent="0in" style:auto-text-indent="false"/>
      <style:text-properties officeooo:rsid="0144ec51" officeooo:paragraph-rsid="00481e09"/>
    </style:style>
    <style:style style:name="P311" style:family="paragraph" style:parent-style-name="Dialog_2f_caption">
      <style:paragraph-properties fo:margin-left="0in" fo:margin-right="0in" fo:text-indent="0in" style:auto-text-indent="false"/>
      <style:text-properties officeooo:rsid="01457736" officeooo:paragraph-rsid="00481e09"/>
    </style:style>
    <style:style style:name="P312" style:family="paragraph" style:parent-style-name="Dialog_2f_caption">
      <style:paragraph-properties fo:margin-left="0in" fo:margin-right="0in" fo:text-indent="0in" style:auto-text-indent="false"/>
      <style:text-properties officeooo:rsid="0145e97c" officeooo:paragraph-rsid="00481e09"/>
    </style:style>
    <style:style style:name="P313" style:family="paragraph" style:parent-style-name="Dialog_2f_caption">
      <style:paragraph-properties fo:margin-left="0in" fo:margin-right="0in" fo:text-indent="0in" style:auto-text-indent="false"/>
      <style:text-properties officeooo:rsid="014e2b22" officeooo:paragraph-rsid="00481e09"/>
    </style:style>
    <style:style style:name="P314" style:family="paragraph" style:parent-style-name="Dialog_2f_caption">
      <style:paragraph-properties fo:margin-left="0in" fo:margin-right="0in" fo:text-indent="0in" style:auto-text-indent="false"/>
      <style:text-properties officeooo:rsid="01517fca" officeooo:paragraph-rsid="00481e09"/>
    </style:style>
    <style:style style:name="P315" style:family="paragraph" style:parent-style-name="Dialog_2f_caption">
      <style:paragraph-properties fo:margin-left="0in" fo:margin-right="0in" fo:text-indent="0in" style:auto-text-indent="false"/>
      <style:text-properties officeooo:rsid="015691e0" officeooo:paragraph-rsid="00481e09"/>
    </style:style>
    <style:style style:name="P316" style:family="paragraph" style:parent-style-name="Dialog_2f_caption">
      <style:paragraph-properties fo:margin-left="0in" fo:margin-right="0in" fo:text-indent="0in" style:auto-text-indent="false"/>
      <style:text-properties officeooo:paragraph-rsid="009d4576"/>
    </style:style>
    <style:style style:name="P317" style:family="paragraph" style:parent-style-name="Dialog_2f_caption">
      <style:paragraph-properties fo:margin-left="0in" fo:margin-right="0in" fo:text-indent="0in" style:auto-text-indent="false"/>
      <style:text-properties officeooo:rsid="009f4107" officeooo:paragraph-rsid="009f4107"/>
    </style:style>
    <style:style style:name="P318" style:family="paragraph" style:parent-style-name="Dialog_2f_caption">
      <style:paragraph-properties fo:margin-left="0in" fo:margin-right="0in" fo:text-indent="0in" style:auto-text-indent="false"/>
      <style:text-properties officeooo:rsid="013fe745" officeooo:paragraph-rsid="00481e09"/>
    </style:style>
    <style:style style:name="P319" style:family="paragraph" style:parent-style-name="Dialog_2f_caption">
      <style:paragraph-properties fo:margin-left="0in" fo:margin-right="0in" fo:text-indent="0in" style:auto-text-indent="false"/>
      <style:text-properties officeooo:rsid="0181e068" officeooo:paragraph-rsid="00481e09"/>
    </style:style>
    <style:style style:name="P320" style:family="paragraph" style:parent-style-name="Dialog_2f_caption">
      <style:paragraph-properties fo:margin-left="0in" fo:margin-right="0in" fo:text-indent="0in" style:auto-text-indent="false"/>
      <style:text-properties officeooo:rsid="00d3fb97" officeooo:paragraph-rsid="00d4a7a1"/>
    </style:style>
    <style:style style:name="P321" style:family="paragraph" style:parent-style-name="Dialog_2f_caption">
      <style:paragraph-properties fo:margin-left="0in" fo:margin-right="0in" fo:text-indent="0in" style:auto-text-indent="false"/>
      <style:text-properties officeooo:rsid="00d3fb97" officeooo:paragraph-rsid="00d3fb97"/>
    </style:style>
    <style:style style:name="P322" style:family="paragraph" style:parent-style-name="Dialog_2f_caption">
      <style:paragraph-properties fo:margin-left="0in" fo:margin-right="0in" fo:text-indent="0in" style:auto-text-indent="false"/>
      <style:text-properties officeooo:paragraph-rsid="00d4a7a1"/>
    </style:style>
    <style:style style:name="P323" style:family="paragraph" style:parent-style-name="Dialog_2f_caption">
      <style:text-properties officeooo:rsid="004c9a6f" officeooo:paragraph-rsid="004c9a6f"/>
    </style:style>
    <style:style style:name="P324" style:family="paragraph" style:parent-style-name="Dialog_2f_caption">
      <style:text-properties officeooo:rsid="004dc0d8" officeooo:paragraph-rsid="004dc0d8"/>
    </style:style>
    <style:style style:name="P325" style:family="paragraph" style:parent-style-name="Dialog_2f_caption">
      <style:text-properties officeooo:rsid="004f0dbc" officeooo:paragraph-rsid="004c9a6f"/>
    </style:style>
    <style:style style:name="P326" style:family="paragraph" style:parent-style-name="Dialog_2f_caption">
      <style:text-properties officeooo:rsid="004f0dbc" officeooo:paragraph-rsid="004f0dbc"/>
    </style:style>
    <style:style style:name="P327" style:family="paragraph" style:parent-style-name="Dialog_2f_caption">
      <style:text-properties officeooo:rsid="00510d0a" officeooo:paragraph-rsid="00510d0a"/>
    </style:style>
    <style:style style:name="P328" style:family="paragraph" style:parent-style-name="Dialog_2f_caption">
      <style:text-properties officeooo:rsid="00a60ea6" officeooo:paragraph-rsid="00a60ea6"/>
    </style:style>
    <style:style style:name="P329" style:family="paragraph" style:parent-style-name="Dialog_2f_caption">
      <style:text-properties officeooo:rsid="00dd0b5b" officeooo:paragraph-rsid="00dd0b5b"/>
    </style:style>
    <style:style style:name="P330" style:family="paragraph" style:parent-style-name="Dialog_2f_caption" style:master-page-name="">
      <loext:graphic-properties draw:fill="none" draw:fill-color="#729fcf"/>
      <style:paragraph-properties fo:margin-left="1in" fo:margin-right="0in" fo:text-align="start" style:justify-single-word="false" fo:orphans="2" fo:widows="2" fo:text-indent="0in" style:auto-text-indent="false" style:page-number="auto" fo:background-color="transparent">
        <style:tab-stops>
          <style:tab-stop style:position="0.9811in"/>
        </style:tab-stops>
      </style:paragraph-properties>
      <style:text-properties officeooo:rsid="014c4199" officeooo:paragraph-rsid="00481e09"/>
    </style:style>
    <style:style style:name="P331" style:family="paragraph" style:parent-style-name="Label_3a__20_dialog_2f_caption">
      <style:text-properties officeooo:rsid="0103091d" officeooo:paragraph-rsid="00481e09"/>
    </style:style>
    <style:style style:name="P332" style:family="paragraph" style:parent-style-name="Dialog_2f_caption">
      <style:paragraph-properties fo:margin-left="0in" fo:margin-right="0in" fo:text-indent="0in" style:auto-text-indent="false"/>
      <style:text-properties fo:font-weight="normal" officeooo:rsid="01ac4fcb" officeooo:paragraph-rsid="00481e09" style:font-weight-asian="normal" style:font-weight-complex="normal"/>
    </style:style>
    <style:style style:name="P333" style:family="paragraph" style:parent-style-name="Dialog_2f_caption">
      <style:paragraph-properties fo:margin-left="0in" fo:margin-right="0in" fo:text-align="center" style:justify-single-word="false" fo:text-indent="0in" style:auto-text-indent="false"/>
      <style:text-properties fo:font-style="normal" fo:font-weight="bold" officeooo:rsid="014025d3" officeooo:paragraph-rsid="00def3c5" style:font-style-asian="normal" style:font-weight-asian="bold" style:font-style-complex="normal" style:font-weight-complex="bold"/>
    </style:style>
    <style:style style:name="P334" style:family="paragraph" style:parent-style-name="Dialog_2f_caption">
      <style:paragraph-properties fo:margin-left="0in" fo:margin-right="0in" fo:text-indent="0in" style:auto-text-indent="false"/>
      <style:text-properties fo:font-style="normal" fo:font-weight="bold" officeooo:rsid="00cf25d2" officeooo:paragraph-rsid="00def3c5" style:font-style-asian="normal" style:font-weight-asian="bold" style:font-style-complex="normal" style:font-weight-complex="bold"/>
    </style:style>
    <style:style style:name="P335" style:family="paragraph" style:parent-style-name="Dialog_2f_caption">
      <style:paragraph-properties fo:margin-left="0in" fo:margin-right="0in" fo:text-align="center" style:justify-single-word="false" fo:text-indent="0in" style:auto-text-indent="false"/>
      <style:text-properties fo:font-weight="bold" officeooo:rsid="00d4a7a1" officeooo:paragraph-rsid="00def3c5" style:font-weight-asian="bold" style:font-weight-complex="bold"/>
    </style:style>
    <style:style style:name="P336" style:family="paragraph" style:parent-style-name="Header">
      <style:paragraph-properties fo:text-align="end" style:justify-single-word="false"/>
      <style:text-properties style:font-name="Courier New1" fo:font-size="9pt" officeooo:rsid="00e58cc4" officeooo:paragraph-rsid="00e58cc4" style:font-size-asian="9pt" style:font-size-complex="9pt"/>
    </style:style>
    <style:style style:name="P337" style:family="paragraph" style:parent-style-name="Heading_20_1">
      <style:paragraph-properties fo:break-before="page"/>
    </style:style>
    <style:style style:name="P338" style:family="paragraph" style:parent-style-name="Heading_20_1">
      <style:paragraph-properties fo:break-before="page"/>
      <style:text-properties officeooo:paragraph-rsid="00481e09"/>
    </style:style>
    <style:style style:name="P339" style:family="paragraph" style:parent-style-name="Heading_20_1" style:list-style-name="">
      <style:paragraph-properties fo:text-align="center" style:justify-single-word="false" fo:break-before="page"/>
      <style:text-properties officeooo:rsid="009b98c8" officeooo:paragraph-rsid="009b98c8"/>
    </style:style>
    <style:style style:name="P340" style:family="paragraph" style:parent-style-name="Heading_20_1">
      <style:paragraph-properties fo:text-align="center" style:justify-single-word="false" fo:break-before="page"/>
      <style:text-properties officeooo:paragraph-rsid="00481e09"/>
    </style:style>
    <style:style style:name="P341" style:family="paragraph" style:parent-style-name="Heading_20_1">
      <style:paragraph-properties fo:text-align="center" style:justify-single-word="false" fo:break-before="page"/>
      <style:text-properties style:font-name="Courier New" fo:font-size="12pt" style:text-underline-style="solid" style:text-underline-width="auto" style:text-underline-color="font-color" officeooo:paragraph-rsid="00481e09" style:font-size-asian="12pt" style:font-size-complex="12pt"/>
    </style:style>
    <style:style style:name="P342" style:family="paragraph" style:parent-style-name="Heading_20_1">
      <style:paragraph-properties fo:margin-left="0in" fo:margin-right="0in" fo:text-indent="0in" style:auto-text-indent="false" fo:break-before="page"/>
      <style:text-properties fo:font-style="normal" officeooo:rsid="0064e0b6" officeooo:paragraph-rsid="00dc3527" style:font-style-asian="normal" style:font-style-complex="normal"/>
    </style:style>
    <style:style style:name="P343" style:family="paragraph" style:parent-style-name="Heading_20_1" style:list-style-name="">
      <style:paragraph-properties fo:text-align="center" style:justify-single-word="false" fo:break-before="page"/>
      <style:text-properties officeooo:rsid="00e39af1" officeooo:paragraph-rsid="00e39af1"/>
    </style:style>
    <style:style style:name="P344" style:family="paragraph" style:parent-style-name="Heading_20_1" style:list-style-name="">
      <style:paragraph-properties fo:text-align="center" style:justify-single-word="false"/>
      <style:text-properties officeooo:rsid="00e39af1" officeooo:paragraph-rsid="00e39af1"/>
    </style:style>
    <style:style style:name="P345" style:family="paragraph" style:parent-style-name="Text_20_body" style:list-style-name="">
      <style:paragraph-properties fo:text-align="center" style:justify-single-word="false"/>
      <style:text-properties style:font-name="Courier New1" officeooo:rsid="00e39af1" officeooo:paragraph-rsid="00e39af1"/>
    </style:style>
    <style:style style:name="P346" style:family="paragraph" style:parent-style-name="Text_20_body" style:list-style-name="">
      <style:paragraph-properties fo:text-align="start" style:justify-single-word="false"/>
      <style:text-properties style:font-name="Courier New1" officeooo:rsid="00e39af1" officeooo:paragraph-rsid="00e39af1"/>
    </style:style>
    <style:style style:name="T1" style:family="text">
      <style:text-properties officeooo:rsid="00093323"/>
    </style:style>
    <style:style style:name="T2" style:family="text">
      <style:text-properties officeooo:rsid="000d9c2e"/>
    </style:style>
    <style:style style:name="T3" style:family="text">
      <style:text-properties fo:font-style="italic" fo:font-weight="normal" officeooo:rsid="000bb343"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554f7c" style:font-style-asian="italic" style:font-style-complex="italic"/>
    </style:style>
    <style:style style:name="T6" style:family="text">
      <style:text-properties fo:font-style="italic" officeooo:rsid="0056bf8e" style:font-style-asian="italic" style:font-style-complex="italic"/>
    </style:style>
    <style:style style:name="T7" style:family="text">
      <style:text-properties fo:font-style="italic" officeooo:rsid="00675cb0" style:font-style-asian="italic" style:font-style-complex="italic"/>
    </style:style>
    <style:style style:name="T8" style:family="text">
      <style:text-properties officeooo:rsid="000fad87"/>
    </style:style>
    <style:style style:name="T9" style:family="text">
      <style:text-properties officeooo:rsid="001207dd"/>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1a58a1" style:font-weight-asian="normal" style:font-weight-complex="normal"/>
    </style:style>
    <style:style style:name="T13" style:family="text">
      <style:text-properties style:text-underline-style="none" fo:font-weight="normal" officeooo:rsid="001d45bf" style:font-weight-asian="normal" style:font-weight-complex="normal"/>
    </style:style>
    <style:style style:name="T14" style:family="text">
      <style:text-properties style:text-underline-style="none" fo:font-weight="normal" officeooo:rsid="0026e42c" style:font-weight-asian="normal" style:font-weight-complex="normal"/>
    </style:style>
    <style:style style:name="T15" style:family="text">
      <style:text-properties style:text-underline-style="none" fo:font-weight="normal" officeooo:rsid="003e0e6d" style:font-weight-asian="normal" style:font-weight-complex="normal"/>
    </style:style>
    <style:style style:name="T16" style:family="text">
      <style:text-properties style:text-underline-style="none" fo:font-weight="normal" officeooo:rsid="004259c5" style:font-weight-asian="normal" style:font-weight-complex="normal"/>
    </style:style>
    <style:style style:name="T17" style:family="text">
      <style:text-properties style:text-underline-style="none" fo:font-weight="normal" officeooo:rsid="007e5500" style:font-weight-asian="normal" style:font-weight-complex="normal"/>
    </style:style>
    <style:style style:name="T18" style:family="text">
      <style:text-properties style:text-underline-style="none" fo:font-weight="normal" officeooo:rsid="0084d961" style:font-weight-asian="normal" style:font-weight-complex="normal"/>
    </style:style>
    <style:style style:name="T19" style:family="text">
      <style:text-properties officeooo:rsid="00152120"/>
    </style:style>
    <style:style style:name="T20" style:family="text">
      <style:text-properties fo:font-weight="bold" style:font-weight-asian="bold" style:font-weight-complex="bold"/>
    </style:style>
    <style:style style:name="T21" style:family="text">
      <style:text-properties fo:font-weight="bold" officeooo:rsid="001a58a1" style:font-weight-asian="bold" style:font-weight-complex="bold"/>
    </style:style>
    <style:style style:name="T22" style:family="text">
      <style:text-properties fo:font-weight="bold" officeooo:rsid="002137d8" style:font-weight-asian="bold" style:font-weight-complex="bold"/>
    </style:style>
    <style:style style:name="T23" style:family="text">
      <style:text-properties fo:font-weight="bold" officeooo:rsid="0026e42c" style:font-weight-asian="bold" style:font-weight-complex="bold"/>
    </style:style>
    <style:style style:name="T24" style:family="text">
      <style:text-properties fo:font-weight="bold" officeooo:rsid="00377252" style:font-weight-asian="bold" style:font-weight-complex="bold"/>
    </style:style>
    <style:style style:name="T25" style:family="text">
      <style:text-properties fo:font-weight="bold" officeooo:rsid="002e2cd1" style:font-weight-asian="bold" style:font-weight-complex="bold"/>
    </style:style>
    <style:style style:name="T26" style:family="text">
      <style:text-properties fo:font-weight="bold" officeooo:rsid="0102b3cb" style:font-weight-asian="bold" style:font-weight-complex="bold"/>
    </style:style>
    <style:style style:name="T27" style:family="text">
      <style:text-properties fo:font-weight="bold" officeooo:rsid="00606193" style:font-weight-asian="bold" style:font-weight-complex="bold"/>
    </style:style>
    <style:style style:name="T28" style:family="text">
      <style:text-properties fo:font-weight="bold" officeooo:rsid="0161cdce" style:font-weight-asian="bold" style:font-weight-complex="bold"/>
    </style:style>
    <style:style style:name="T29" style:family="text">
      <style:text-properties fo:font-weight="bold" officeooo:rsid="0163165d" style:font-weight-asian="bold" style:font-weight-complex="bold"/>
    </style:style>
    <style:style style:name="T30" style:family="text">
      <style:text-properties fo:font-weight="bold" officeooo:rsid="0168ca3d" style:font-weight-asian="bold" style:font-weight-complex="bold"/>
    </style:style>
    <style:style style:name="T31" style:family="text">
      <style:text-properties fo:font-weight="bold" officeooo:rsid="012354ae" style:font-weight-asian="bold" style:font-weight-complex="bold"/>
    </style:style>
    <style:style style:name="T32" style:family="text">
      <style:text-properties fo:font-weight="bold" officeooo:rsid="012d118d" style:font-weight-asian="bold" style:font-weight-complex="bold"/>
    </style:style>
    <style:style style:name="T33" style:family="text">
      <style:text-properties fo:font-weight="bold" officeooo:rsid="012b2874" style:font-weight-asian="bold" style:font-weight-complex="bold"/>
    </style:style>
    <style:style style:name="T34" style:family="text">
      <style:text-properties fo:font-weight="bold" officeooo:rsid="018f5946" style:font-weight-asian="bold" style:font-weight-complex="bold"/>
    </style:style>
    <style:style style:name="T35" style:family="text">
      <style:text-properties fo:font-weight="bold" officeooo:rsid="0195d996" style:font-weight-asian="bold" style:font-weight-complex="bold"/>
    </style:style>
    <style:style style:name="T36" style:family="text">
      <style:text-properties fo:font-weight="bold" officeooo:rsid="019675e9" style:font-weight-asian="bold" style:font-weight-complex="bold"/>
    </style:style>
    <style:style style:name="T37" style:family="text">
      <style:text-properties fo:font-weight="bold" officeooo:rsid="005c3dd0" style:font-weight-asian="bold" style:font-weight-complex="bold"/>
    </style:style>
    <style:style style:name="T38" style:family="text">
      <style:text-properties fo:font-weight="bold" officeooo:rsid="005c8cf4" style:font-weight-asian="bold" style:font-weight-complex="bold"/>
    </style:style>
    <style:style style:name="T39" style:family="text">
      <style:text-properties fo:font-weight="bold" officeooo:rsid="010c163f" style:font-weight-asian="bold" style:font-weight-complex="bold"/>
    </style:style>
    <style:style style:name="T40" style:family="text">
      <style:text-properties fo:font-weight="bold" officeooo:rsid="01b559f4" style:font-weight-asian="bold" style:font-weight-complex="bold"/>
    </style:style>
    <style:style style:name="T41" style:family="text">
      <style:text-properties fo:font-weight="bold" officeooo:rsid="00a04ba0" style:font-weight-asian="bold" style:font-weight-complex="bold"/>
    </style:style>
    <style:style style:name="T42" style:family="text">
      <style:text-properties fo:font-weight="bold" officeooo:rsid="00d0598b" style:font-weight-asian="bold" style:font-weight-complex="bold"/>
    </style:style>
    <style:style style:name="T43" style:family="text">
      <style:text-properties fo:font-weight="bold" officeooo:rsid="00db8710" style:font-weight-asian="bold" style:font-weight-complex="bold"/>
    </style:style>
    <style:style style:name="T44" style:family="text">
      <style:text-properties fo:font-weight="bold" officeooo:rsid="00def3c5" style:font-weight-asian="bold" style:font-weight-complex="bold"/>
    </style:style>
    <style:style style:name="T45" style:family="text">
      <style:text-properties officeooo:rsid="0017893d"/>
    </style:style>
    <style:style style:name="T46" style:family="text">
      <style:text-properties officeooo:rsid="00180646"/>
    </style:style>
    <style:style style:name="T47" style:family="text">
      <style:text-properties officeooo:rsid="002137d8"/>
    </style:style>
    <style:style style:name="T48" style:family="text">
      <style:text-properties officeooo:rsid="0022cc15"/>
    </style:style>
    <style:style style:name="T49" style:family="text">
      <style:text-properties officeooo:rsid="0025aa28"/>
    </style:style>
    <style:style style:name="T50" style:family="text">
      <style:text-properties officeooo:rsid="0026e42c"/>
    </style:style>
    <style:style style:name="T51" style:family="text">
      <style:text-properties officeooo:rsid="00278332"/>
    </style:style>
    <style:style style:name="T52" style:family="text">
      <style:text-properties officeooo:rsid="002f6634"/>
    </style:style>
    <style:style style:name="T53" style:family="text">
      <style:text-properties officeooo:rsid="003206ca"/>
    </style:style>
    <style:style style:name="T54" style:family="text">
      <style:text-properties officeooo:rsid="003546dd"/>
    </style:style>
    <style:style style:name="T55" style:family="text">
      <style:text-properties officeooo:rsid="00368fda"/>
    </style:style>
    <style:style style:name="T56" style:family="text">
      <style:text-properties fo:font-weight="normal" style:font-weight-asian="normal" style:font-weight-complex="normal"/>
    </style:style>
    <style:style style:name="T57" style:family="text">
      <style:text-properties fo:font-weight="normal" officeooo:rsid="0009c0f1" style:font-weight-asian="normal" style:font-weight-complex="normal"/>
    </style:style>
    <style:style style:name="T58" style:family="text">
      <style:text-properties fo:font-weight="normal" officeooo:rsid="000bb343" style:font-weight-asian="normal" style:font-weight-complex="normal"/>
    </style:style>
    <style:style style:name="T59" style:family="text">
      <style:text-properties fo:font-weight="normal" officeooo:rsid="000d9c2e" style:font-weight-asian="normal" style:font-weight-complex="normal"/>
    </style:style>
    <style:style style:name="T60" style:family="text">
      <style:text-properties fo:font-weight="normal" officeooo:rsid="000deaa3" style:font-weight-asian="normal" style:font-weight-complex="normal"/>
    </style:style>
    <style:style style:name="T61" style:family="text">
      <style:text-properties fo:font-weight="normal" officeooo:rsid="000f84f4" style:font-weight-asian="normal" style:font-weight-complex="normal"/>
    </style:style>
    <style:style style:name="T62" style:family="text">
      <style:text-properties fo:font-weight="normal" officeooo:rsid="000fad87" style:font-weight-asian="normal" style:font-weight-complex="normal"/>
    </style:style>
    <style:style style:name="T63" style:family="text">
      <style:text-properties fo:font-weight="normal" officeooo:rsid="00108e53" style:font-weight-asian="normal" style:font-weight-complex="normal"/>
    </style:style>
    <style:style style:name="T64" style:family="text">
      <style:text-properties fo:font-weight="normal" officeooo:rsid="00722fc1" style:font-weight-asian="normal" style:font-weight-complex="normal"/>
    </style:style>
    <style:style style:name="T65" style:family="text">
      <style:text-properties fo:font-weight="normal" officeooo:rsid="0073dab1" style:font-weight-asian="normal" style:font-weight-complex="normal"/>
    </style:style>
    <style:style style:name="T66" style:family="text">
      <style:text-properties fo:font-weight="normal" officeooo:rsid="003a4cfc" style:font-weight-asian="normal" style:font-weight-complex="normal"/>
    </style:style>
    <style:style style:name="T67" style:family="text">
      <style:text-properties fo:font-weight="normal" officeooo:rsid="00368fda" style:font-weight-asian="normal" style:font-weight-complex="normal"/>
    </style:style>
    <style:style style:name="T68" style:family="text">
      <style:text-properties fo:font-weight="normal" officeooo:rsid="003f17c1" style:font-weight-asian="normal" style:font-weight-complex="normal"/>
    </style:style>
    <style:style style:name="T69" style:family="text">
      <style:text-properties fo:font-weight="normal" officeooo:rsid="002a57f3" style:font-weight-asian="normal" style:font-weight-complex="normal"/>
    </style:style>
    <style:style style:name="T70" style:family="text">
      <style:text-properties fo:font-weight="normal" officeooo:rsid="002ae87d" style:font-weight-asian="normal" style:font-weight-complex="normal"/>
    </style:style>
    <style:style style:name="T71" style:family="text">
      <style:text-properties fo:font-weight="normal" officeooo:rsid="006eec10" style:font-weight-asian="normal" style:font-weight-complex="normal"/>
    </style:style>
    <style:style style:name="T72" style:family="text">
      <style:text-properties fo:font-weight="normal" officeooo:rsid="0054b7ec" style:font-weight-asian="normal" style:font-weight-complex="normal"/>
    </style:style>
    <style:style style:name="T73" style:family="text">
      <style:text-properties fo:font-weight="normal" officeooo:rsid="00564bd4" style:font-weight-asian="normal" style:font-weight-complex="normal"/>
    </style:style>
    <style:style style:name="T74" style:family="text">
      <style:text-properties fo:font-weight="normal" officeooo:rsid="0102b3cb" style:font-weight-asian="normal" style:font-weight-complex="normal"/>
    </style:style>
    <style:style style:name="T75" style:family="text">
      <style:text-properties fo:font-weight="normal" officeooo:rsid="0103091d" style:font-weight-asian="normal" style:font-weight-complex="normal"/>
    </style:style>
    <style:style style:name="T76" style:family="text">
      <style:text-properties fo:font-weight="normal" officeooo:rsid="01aa6d19" style:font-weight-asian="normal" style:font-weight-complex="normal"/>
    </style:style>
    <style:style style:name="T77" style:family="text">
      <style:text-properties fo:font-weight="normal" officeooo:rsid="01ada4f9" style:font-weight-asian="normal" style:font-weight-complex="normal"/>
    </style:style>
    <style:style style:name="T78" style:family="text">
      <style:text-properties fo:font-weight="normal" officeooo:rsid="01ac4fcb" style:font-weight-asian="normal" style:font-weight-complex="normal"/>
    </style:style>
    <style:style style:name="T79" style:family="text">
      <style:text-properties fo:font-weight="normal" officeooo:rsid="01b2f7be" style:font-weight-asian="normal" style:font-weight-complex="normal"/>
    </style:style>
    <style:style style:name="T80" style:family="text">
      <style:text-properties fo:font-weight="normal" officeooo:rsid="01713027" style:font-weight-asian="normal" style:font-weight-complex="normal"/>
    </style:style>
    <style:style style:name="T81" style:family="text">
      <style:text-properties fo:font-weight="normal" officeooo:rsid="0176a6aa" style:font-weight-asian="normal" style:font-weight-complex="normal"/>
    </style:style>
    <style:style style:name="T82" style:family="text">
      <style:text-properties fo:font-weight="normal" officeooo:rsid="0193a596" style:font-weight-asian="normal" style:font-weight-complex="normal"/>
    </style:style>
    <style:style style:name="T83" style:family="text">
      <style:text-properties fo:font-weight="normal" officeooo:rsid="019c0cf5" style:font-weight-asian="normal" style:font-weight-complex="normal"/>
    </style:style>
    <style:style style:name="T84" style:family="text">
      <style:text-properties fo:font-weight="normal" officeooo:rsid="01a00f17" style:font-weight-asian="normal" style:font-weight-complex="normal"/>
    </style:style>
    <style:style style:name="T85" style:family="text">
      <style:text-properties fo:font-weight="normal" officeooo:rsid="019f3e09" style:font-weight-asian="normal" style:font-weight-complex="normal"/>
    </style:style>
    <style:style style:name="T86" style:family="text">
      <style:text-properties fo:font-weight="normal" officeooo:rsid="019dad23" style:font-weight-asian="normal" style:font-weight-complex="normal"/>
    </style:style>
    <style:style style:name="T87" style:family="text">
      <style:text-properties fo:font-weight="normal" officeooo:rsid="01a61266" style:font-weight-asian="normal" style:font-weight-complex="normal"/>
    </style:style>
    <style:style style:name="T88" style:family="text">
      <style:text-properties fo:font-weight="normal" officeooo:rsid="01a6e87c" style:font-weight-asian="normal" style:font-weight-complex="normal"/>
    </style:style>
    <style:style style:name="T89" style:family="text">
      <style:text-properties fo:font-weight="normal" officeooo:rsid="004b2a58" style:font-weight-asian="normal" style:font-weight-complex="normal"/>
    </style:style>
    <style:style style:name="T90" style:family="text">
      <style:text-properties fo:font-weight="normal" officeooo:rsid="00521592" style:font-weight-asian="normal" style:font-weight-complex="normal"/>
    </style:style>
    <style:style style:name="T91" style:family="text">
      <style:text-properties fo:font-weight="normal" officeooo:rsid="005f7f01" style:font-weight-asian="normal" style:font-weight-complex="normal"/>
    </style:style>
    <style:style style:name="T92" style:family="text">
      <style:text-properties fo:font-weight="normal" officeooo:rsid="007655b5" style:font-weight-asian="normal" style:font-weight-complex="normal"/>
    </style:style>
    <style:style style:name="T93" style:family="text">
      <style:text-properties fo:font-weight="normal" officeooo:rsid="0077ce5f" style:font-weight-asian="normal" style:font-weight-complex="normal"/>
    </style:style>
    <style:style style:name="T94" style:family="text">
      <style:text-properties fo:font-weight="normal" officeooo:rsid="007da11f" style:font-weight-asian="normal" style:font-weight-complex="normal"/>
    </style:style>
    <style:style style:name="T95" style:family="text">
      <style:text-properties fo:font-weight="normal" officeooo:rsid="0082d954" style:font-weight-asian="normal" style:font-weight-complex="normal"/>
    </style:style>
    <style:style style:name="T96" style:family="text">
      <style:text-properties fo:font-weight="normal" officeooo:rsid="00830839" style:font-weight-asian="normal" style:font-weight-complex="normal"/>
    </style:style>
    <style:style style:name="T97" style:family="text">
      <style:text-properties fo:font-weight="normal" officeooo:rsid="008c3934" style:font-weight-asian="normal" style:font-weight-complex="normal"/>
    </style:style>
    <style:style style:name="T98" style:family="text">
      <style:text-properties fo:font-weight="normal" officeooo:rsid="008e7d06" style:font-weight-asian="normal" style:font-weight-complex="normal"/>
    </style:style>
    <style:style style:name="T99" style:family="text">
      <style:text-properties fo:font-weight="normal" officeooo:rsid="008ef299" style:font-weight-asian="normal" style:font-weight-complex="normal"/>
    </style:style>
    <style:style style:name="T100" style:family="text">
      <style:text-properties fo:font-weight="normal" officeooo:rsid="008f9670" style:font-weight-asian="normal" style:font-weight-complex="normal"/>
    </style:style>
    <style:style style:name="T101" style:family="text">
      <style:text-properties fo:font-weight="normal" officeooo:rsid="009f4107" style:font-weight-asian="normal" style:font-weight-complex="normal"/>
    </style:style>
    <style:style style:name="T102" style:family="text">
      <style:text-properties fo:font-weight="normal" officeooo:rsid="00a04ba0" style:font-weight-asian="normal" style:font-weight-complex="normal"/>
    </style:style>
    <style:style style:name="T103" style:family="text">
      <style:text-properties fo:font-weight="normal" officeooo:rsid="00c06115" style:font-weight-asian="normal" style:font-weight-complex="normal"/>
    </style:style>
    <style:style style:name="T104" style:family="text">
      <style:text-properties fo:font-weight="normal" officeooo:rsid="00c3af05" style:font-weight-asian="normal" style:font-weight-complex="normal"/>
    </style:style>
    <style:style style:name="T105" style:family="text">
      <style:text-properties fo:font-weight="normal" officeooo:rsid="00c7809e" style:font-weight-asian="normal" style:font-weight-complex="normal"/>
    </style:style>
    <style:style style:name="T106" style:family="text">
      <style:text-properties fo:font-weight="normal" officeooo:rsid="00c94222" style:font-weight-asian="normal" style:font-weight-complex="normal"/>
    </style:style>
    <style:style style:name="T107" style:family="text">
      <style:text-properties fo:font-weight="normal" officeooo:rsid="00cbd487" style:font-weight-asian="normal" style:font-weight-complex="normal"/>
    </style:style>
    <style:style style:name="T108" style:family="text">
      <style:text-properties fo:font-weight="normal" officeooo:rsid="00d4a7a1" style:font-weight-asian="normal" style:font-weight-complex="normal"/>
    </style:style>
    <style:style style:name="T109" style:family="text">
      <style:text-properties fo:font-weight="normal" officeooo:rsid="00d747ee" style:font-weight-asian="normal" style:font-weight-complex="normal"/>
    </style:style>
    <style:style style:name="T110" style:family="text">
      <style:text-properties fo:font-weight="normal" officeooo:rsid="00d8f031" style:font-weight-asian="normal" style:font-weight-complex="normal"/>
    </style:style>
    <style:style style:name="T111" style:family="text">
      <style:text-properties fo:font-weight="normal" officeooo:rsid="00db8710" style:font-weight-asian="normal" style:font-weight-complex="normal"/>
    </style:style>
    <style:style style:name="T112" style:family="text">
      <style:text-properties fo:font-weight="normal" officeooo:rsid="00dd8585" style:font-weight-asian="normal" style:font-weight-complex="normal"/>
    </style:style>
    <style:style style:name="T113" style:family="text">
      <style:text-properties fo:font-weight="normal" officeooo:rsid="00def3c5" style:font-weight-asian="normal" style:font-weight-complex="normal"/>
    </style:style>
    <style:style style:name="T114" style:family="text">
      <style:text-properties officeooo:rsid="00377252"/>
    </style:style>
    <style:style style:name="T115" style:family="text">
      <style:text-properties officeooo:rsid="003a4cfc"/>
    </style:style>
    <style:style style:name="T116" style:family="text">
      <style:text-properties officeooo:rsid="003b5328"/>
    </style:style>
    <style:style style:name="T117" style:family="text">
      <style:text-properties officeooo:rsid="003b92c6"/>
    </style:style>
    <style:style style:name="T118" style:family="text">
      <style:text-properties officeooo:rsid="003e0e6d"/>
    </style:style>
    <style:style style:name="T119" style:family="text">
      <style:text-properties officeooo:rsid="004259c5"/>
    </style:style>
    <style:style style:name="T120" style:family="text">
      <style:text-properties officeooo:rsid="0042bf9a"/>
    </style:style>
    <style:style style:name="T121" style:family="text">
      <style:text-properties officeooo:rsid="004315fa"/>
    </style:style>
    <style:style style:name="T122" style:family="text">
      <style:text-properties officeooo:rsid="00449749"/>
    </style:style>
    <style:style style:name="T123" style:family="text">
      <style:text-properties officeooo:rsid="0045c335"/>
    </style:style>
    <style:style style:name="T124" style:family="text">
      <style:text-properties officeooo:rsid="00722fc1"/>
    </style:style>
    <style:style style:name="T125" style:family="text">
      <style:text-properties officeooo:rsid="0073dab1"/>
    </style:style>
    <style:style style:name="T126" style:family="text">
      <style:text-properties officeooo:rsid="004c8b20"/>
    </style:style>
    <style:style style:name="T127" style:family="text">
      <style:text-properties officeooo:rsid="010217a4"/>
    </style:style>
    <style:style style:name="T128" style:family="text">
      <style:text-properties officeooo:rsid="002d5369"/>
    </style:style>
    <style:style style:name="T129" style:family="text">
      <style:text-properties officeooo:rsid="0106518d"/>
    </style:style>
    <style:style style:name="T130" style:family="text">
      <style:text-properties officeooo:rsid="004df44b"/>
    </style:style>
    <style:style style:name="T131" style:family="text">
      <style:text-properties officeooo:rsid="006d1ff1"/>
    </style:style>
    <style:style style:name="T132" style:family="text">
      <style:text-properties officeooo:rsid="004e6c2b"/>
    </style:style>
    <style:style style:name="T133" style:family="text">
      <style:text-properties officeooo:rsid="00507ee0"/>
    </style:style>
    <style:style style:name="T134" style:family="text">
      <style:text-properties officeooo:rsid="00532169"/>
    </style:style>
    <style:style style:name="T135" style:family="text">
      <style:text-properties officeooo:rsid="00592624"/>
    </style:style>
    <style:style style:name="T136" style:family="text">
      <style:text-properties officeooo:rsid="005bb486"/>
    </style:style>
    <style:style style:name="T137" style:family="text">
      <style:text-properties officeooo:rsid="0103091d"/>
    </style:style>
    <style:style style:name="T138" style:family="text">
      <style:text-properties officeooo:rsid="00621efc"/>
    </style:style>
    <style:style style:name="T139" style:family="text">
      <style:text-properties officeooo:rsid="0064c9a5"/>
    </style:style>
    <style:style style:name="T140" style:family="text">
      <style:text-properties officeooo:rsid="00662cfa"/>
    </style:style>
    <style:style style:name="T141" style:family="text">
      <style:text-properties officeooo:rsid="01045291"/>
    </style:style>
    <style:style style:name="T142" style:family="text">
      <style:text-properties officeooo:rsid="00696142"/>
    </style:style>
    <style:style style:name="T143" style:family="text">
      <style:text-properties officeooo:rsid="0066a0bf"/>
    </style:style>
    <style:style style:name="T144" style:family="text">
      <style:text-properties fo:font-style="normal" fo:font-weight="bold" style:font-style-asian="normal" style:font-weight-asian="bold" style:font-style-complex="normal" style:font-weight-complex="bold"/>
    </style:style>
    <style:style style:name="T145" style:family="text">
      <style:text-properties fo:font-style="normal" fo:font-weight="bold" officeooo:rsid="01585957" style:font-style-asian="normal" style:font-weight-asian="bold" style:font-style-complex="normal" style:font-weight-complex="bold"/>
    </style:style>
    <style:style style:name="T146" style:family="text">
      <style:text-properties fo:font-style="normal" fo:font-weight="bold" officeooo:rsid="012d118d" style:font-style-asian="normal" style:font-weight-asian="bold" style:font-style-complex="normal" style:font-weight-complex="bold"/>
    </style:style>
    <style:style style:name="T147" style:family="text">
      <style:text-properties fo:font-style="normal" fo:font-weight="bold" officeooo:rsid="012b2874" style:font-style-asian="normal" style:font-weight-asian="bold" style:font-style-complex="normal" style:font-weight-complex="bold"/>
    </style:style>
    <style:style style:name="T148" style:family="text">
      <style:text-properties fo:font-style="normal" fo:font-weight="bold" officeooo:rsid="01720207" style:font-style-asian="normal" style:font-weight-asian="bold" style:font-style-complex="normal" style:font-weight-complex="bold"/>
    </style:style>
    <style:style style:name="T149" style:family="text">
      <style:text-properties fo:font-style="normal" fo:font-weight="bold" officeooo:rsid="0135ee8b" style:font-style-asian="normal" style:font-weight-asian="bold" style:font-style-complex="normal" style:font-weight-complex="bold"/>
    </style:style>
    <style:style style:name="T150" style:family="text">
      <style:text-properties fo:font-style="normal" fo:font-weight="bold" officeooo:rsid="0145a2f6" style:font-style-asian="normal" style:font-weight-asian="bold" style:font-style-complex="normal" style:font-weight-complex="bold"/>
    </style:style>
    <style:style style:name="T151" style:family="text">
      <style:text-properties fo:font-style="normal" fo:font-weight="bold" officeooo:rsid="01380349" style:font-style-asian="normal" style:font-weight-asian="bold" style:font-style-complex="normal" style:font-weight-complex="bold"/>
    </style:style>
    <style:style style:name="T152" style:family="text">
      <style:text-properties fo:font-style="normal" fo:font-weight="bold" officeooo:rsid="00709354" style:font-style-asian="normal" style:font-weight-asian="bold" style:font-style-complex="normal" style:font-weight-complex="bold"/>
    </style:style>
    <style:style style:name="T153" style:family="text">
      <style:text-properties fo:font-style="normal" fo:font-weight="bold" officeooo:rsid="0072cfd0" style:font-style-asian="normal" style:font-weight-asian="bold" style:font-style-complex="normal" style:font-weight-complex="bold"/>
    </style:style>
    <style:style style:name="T154" style:family="text">
      <style:text-properties fo:font-style="normal" fo:font-weight="bold" officeooo:rsid="014025d3" style:font-style-asian="normal" style:font-weight-asian="bold" style:font-style-complex="normal" style:font-weight-complex="bold"/>
    </style:style>
    <style:style style:name="T155" style:family="text">
      <style:text-properties fo:font-style="normal" fo:font-weight="bold" officeooo:rsid="0062dc14" style:font-style-asian="normal" style:font-weight-asian="bold" style:font-style-complex="normal" style:font-weight-complex="bold"/>
    </style:style>
    <style:style style:name="T156" style:family="text">
      <style:text-properties fo:font-style="normal" fo:font-weight="bold" officeooo:rsid="00d0598b" style:font-style-asian="normal" style:font-weight-asian="bold" style:font-style-complex="normal" style:font-weight-complex="bold"/>
    </style:style>
    <style:style style:name="T157" style:family="text">
      <style:text-properties fo:font-style="normal" fo:font-weight="bold" officeooo:rsid="00cf25d2" style:font-style-asian="normal" style:font-weight-asian="bold" style:font-style-complex="normal" style:font-weight-complex="bold"/>
    </style:style>
    <style:style style:name="T158" style:family="text">
      <style:text-properties fo:font-style="normal" fo:font-weight="bold" officeooo:rsid="0076c096" style:font-style-asian="normal" style:font-weight-asian="bold" style:font-style-complex="normal" style:font-weight-complex="bold"/>
    </style:style>
    <style:style style:name="T159" style:family="text">
      <style:text-properties fo:font-style="normal" style:font-style-asian="normal" style:font-style-complex="normal"/>
    </style:style>
    <style:style style:name="T160" style:family="text">
      <style:text-properties fo:font-style="normal" officeooo:rsid="01585957" style:font-style-asian="normal" style:font-style-complex="normal"/>
    </style:style>
    <style:style style:name="T161" style:family="text">
      <style:text-properties fo:font-style="normal" officeooo:rsid="012d118d" style:font-style-asian="normal" style:font-style-complex="normal"/>
    </style:style>
    <style:style style:name="T162" style:family="text">
      <style:text-properties fo:font-style="normal" officeooo:rsid="016dbc8b" style:font-style-asian="normal" style:font-style-complex="normal"/>
    </style:style>
    <style:style style:name="T163" style:family="text">
      <style:text-properties fo:font-style="normal" officeooo:rsid="016e5ff1" style:font-style-asian="normal" style:font-style-complex="normal"/>
    </style:style>
    <style:style style:name="T164" style:family="text">
      <style:text-properties fo:font-style="normal" officeooo:rsid="012a1546" style:font-style-asian="normal" style:font-style-complex="normal"/>
    </style:style>
    <style:style style:name="T165" style:family="text">
      <style:text-properties fo:font-style="normal" officeooo:rsid="012b2874" style:font-style-asian="normal" style:font-style-complex="normal"/>
    </style:style>
    <style:style style:name="T166" style:family="text">
      <style:text-properties fo:font-style="normal" officeooo:rsid="016fbeb7" style:font-style-asian="normal" style:font-style-complex="normal"/>
    </style:style>
    <style:style style:name="T167" style:family="text">
      <style:text-properties fo:font-style="normal" officeooo:rsid="01713027" style:font-style-asian="normal" style:font-style-complex="normal"/>
    </style:style>
    <style:style style:name="T168" style:family="text">
      <style:text-properties fo:font-style="normal" officeooo:rsid="01352b92" style:font-style-asian="normal" style:font-style-complex="normal"/>
    </style:style>
    <style:style style:name="T169" style:family="text">
      <style:text-properties fo:font-style="normal" officeooo:rsid="0135ee8b" style:font-style-asian="normal" style:font-style-complex="normal"/>
    </style:style>
    <style:style style:name="T170" style:family="text">
      <style:text-properties fo:font-style="normal" officeooo:rsid="013a92c6" style:font-style-asian="normal" style:font-style-complex="normal"/>
    </style:style>
    <style:style style:name="T171" style:family="text">
      <style:text-properties fo:font-style="normal" officeooo:rsid="0177d9b5" style:font-style-asian="normal" style:font-style-complex="normal"/>
    </style:style>
    <style:style style:name="T172" style:family="text">
      <style:text-properties fo:font-style="normal" officeooo:rsid="017956aa" style:font-style-asian="normal" style:font-style-complex="normal"/>
    </style:style>
    <style:style style:name="T173" style:family="text">
      <style:text-properties fo:font-style="normal" officeooo:rsid="017bd45c" style:font-style-asian="normal" style:font-style-complex="normal"/>
    </style:style>
    <style:style style:name="T174" style:family="text">
      <style:text-properties fo:font-style="normal" officeooo:rsid="01400c26" style:font-style-asian="normal" style:font-style-complex="normal"/>
    </style:style>
    <style:style style:name="T175" style:family="text">
      <style:text-properties fo:font-style="normal" officeooo:rsid="017ef0ba" style:font-style-asian="normal" style:font-style-complex="normal"/>
    </style:style>
    <style:style style:name="T176" style:family="text">
      <style:text-properties fo:font-style="normal" officeooo:rsid="01417d2c" style:font-style-asian="normal" style:font-style-complex="normal"/>
    </style:style>
    <style:style style:name="T177" style:family="text">
      <style:text-properties fo:font-style="normal" officeooo:rsid="0182ab31" style:font-style-asian="normal" style:font-style-complex="normal"/>
    </style:style>
    <style:style style:name="T178" style:family="text">
      <style:text-properties fo:font-style="normal" officeooo:rsid="0141dd6b" style:font-style-asian="normal" style:font-style-complex="normal"/>
    </style:style>
    <style:style style:name="T179" style:family="text">
      <style:text-properties fo:font-style="normal" officeooo:rsid="0142e38b" style:font-style-asian="normal" style:font-style-complex="normal"/>
    </style:style>
    <style:style style:name="T180" style:family="text">
      <style:text-properties fo:font-style="normal" officeooo:rsid="018412aa" style:font-style-asian="normal" style:font-style-complex="normal"/>
    </style:style>
    <style:style style:name="T181" style:family="text">
      <style:text-properties fo:font-style="normal" officeooo:rsid="018f5946" style:font-style-asian="normal" style:font-style-complex="normal"/>
    </style:style>
    <style:style style:name="T182" style:family="text">
      <style:text-properties fo:font-style="normal" officeooo:rsid="0145a2f6" style:font-style-asian="normal" style:font-style-complex="normal"/>
    </style:style>
    <style:style style:name="T183" style:family="text">
      <style:text-properties fo:font-style="normal" officeooo:rsid="01457736" style:font-style-asian="normal" style:font-style-complex="normal"/>
    </style:style>
    <style:style style:name="T184" style:family="text">
      <style:text-properties fo:font-style="normal" officeooo:rsid="01472956" style:font-style-asian="normal" style:font-style-complex="normal"/>
    </style:style>
    <style:style style:name="T185" style:family="text">
      <style:text-properties fo:font-style="normal" officeooo:rsid="014e2b22" style:font-style-asian="normal" style:font-style-complex="normal"/>
    </style:style>
    <style:style style:name="T186" style:family="text">
      <style:text-properties fo:font-style="normal" officeooo:rsid="014f584f" style:font-style-asian="normal" style:font-style-complex="normal"/>
    </style:style>
    <style:style style:name="T187" style:family="text">
      <style:text-properties fo:font-style="normal" officeooo:rsid="0155aa3a" style:font-style-asian="normal" style:font-style-complex="normal"/>
    </style:style>
    <style:style style:name="T188" style:family="text">
      <style:text-properties fo:font-style="normal" officeooo:rsid="01579c55" style:font-style-asian="normal" style:font-style-complex="normal"/>
    </style:style>
    <style:style style:name="T189" style:family="text">
      <style:text-properties fo:font-style="normal" officeooo:rsid="00554f7c" style:font-style-asian="normal" style:font-style-complex="normal"/>
    </style:style>
    <style:style style:name="T190" style:family="text">
      <style:text-properties fo:font-style="normal" officeooo:rsid="00592c60" style:font-style-asian="normal" style:font-style-complex="normal"/>
    </style:style>
    <style:style style:name="T191" style:family="text">
      <style:text-properties fo:font-style="normal" officeooo:rsid="0056bf8e" style:font-style-asian="normal" style:font-style-complex="normal"/>
    </style:style>
    <style:style style:name="T192" style:family="text">
      <style:text-properties fo:font-style="normal" officeooo:rsid="005b1c6b" style:font-style-asian="normal" style:font-style-complex="normal"/>
    </style:style>
    <style:style style:name="T193" style:family="text">
      <style:text-properties fo:font-style="normal" officeooo:rsid="00709354" style:font-style-asian="normal" style:font-style-complex="normal"/>
    </style:style>
    <style:style style:name="T194" style:family="text">
      <style:text-properties fo:font-style="normal" officeooo:rsid="0074baa1" style:font-style-asian="normal" style:font-style-complex="normal"/>
    </style:style>
    <style:style style:name="T195" style:family="text">
      <style:text-properties fo:font-style="normal" officeooo:rsid="007655b5" style:font-style-asian="normal" style:font-style-complex="normal"/>
    </style:style>
    <style:style style:name="T196" style:family="text">
      <style:text-properties fo:font-style="normal" officeooo:rsid="00769a0b" style:font-style-asian="normal" style:font-style-complex="normal"/>
    </style:style>
    <style:style style:name="T197" style:family="text">
      <style:text-properties fo:font-style="normal" officeooo:rsid="014025d3" style:font-style-asian="normal" style:font-style-complex="normal"/>
    </style:style>
    <style:style style:name="T198" style:family="text">
      <style:text-properties fo:font-style="normal" officeooo:rsid="007769d7" style:font-style-asian="normal" style:font-style-complex="normal"/>
    </style:style>
    <style:style style:name="T199" style:family="text">
      <style:text-properties fo:font-style="normal" officeooo:rsid="007c086d" style:font-style-asian="normal" style:font-style-complex="normal"/>
    </style:style>
    <style:style style:name="T200" style:family="text">
      <style:text-properties fo:font-style="normal" officeooo:rsid="00a713a2" style:font-style-asian="normal" style:font-style-complex="normal"/>
    </style:style>
    <style:style style:name="T201" style:family="text">
      <style:text-properties fo:font-style="normal" officeooo:rsid="00a8dcfa" style:font-style-asian="normal" style:font-style-complex="normal"/>
    </style:style>
    <style:style style:name="T202" style:family="text">
      <style:text-properties fo:font-style="normal" officeooo:rsid="00b077c1" style:font-style-asian="normal" style:font-style-complex="normal"/>
    </style:style>
    <style:style style:name="T203" style:family="text">
      <style:text-properties fo:font-style="normal" officeooo:rsid="00b0969e" style:font-style-asian="normal" style:font-style-complex="normal"/>
    </style:style>
    <style:style style:name="T204" style:family="text">
      <style:text-properties fo:font-style="normal" officeooo:rsid="00b4ea62" style:font-style-asian="normal" style:font-style-complex="normal"/>
    </style:style>
    <style:style style:name="T205" style:family="text">
      <style:text-properties fo:font-style="normal" officeooo:rsid="00bbff9b" style:font-style-asian="normal" style:font-style-complex="normal"/>
    </style:style>
    <style:style style:name="T206" style:family="text">
      <style:text-properties fo:font-style="normal" officeooo:rsid="00bfba6c" style:font-style-asian="normal" style:font-style-complex="normal"/>
    </style:style>
    <style:style style:name="T207" style:family="text">
      <style:text-properties fo:font-style="normal" officeooo:rsid="00c7809e" style:font-style-asian="normal" style:font-style-complex="normal"/>
    </style:style>
    <style:style style:name="T208" style:family="text">
      <style:text-properties fo:font-style="normal" officeooo:rsid="00cf25d2" style:font-style-asian="normal" style:font-style-complex="normal"/>
    </style:style>
    <style:style style:name="T209" style:family="text">
      <style:text-properties fo:font-style="normal" officeooo:rsid="00d8c7ea" style:font-style-asian="normal" style:font-style-complex="normal"/>
    </style:style>
    <style:style style:name="T210" style:family="text">
      <style:text-properties fo:font-style="normal" officeooo:rsid="00dadfd2" style:font-style-asian="normal" style:font-style-complex="normal"/>
    </style:style>
    <style:style style:name="T211" style:family="text">
      <style:text-properties fo:font-style="normal" officeooo:rsid="00dc3527" style:font-style-asian="normal" style:font-style-complex="normal"/>
    </style:style>
    <style:style style:name="T212" style:family="text">
      <style:text-properties fo:font-style="normal" officeooo:rsid="00dd0b5b" style:font-style-asian="normal" style:font-style-complex="normal"/>
    </style:style>
    <style:style style:name="T213" style:family="text">
      <style:text-properties fo:font-style="normal" fo:font-weight="normal" style:font-style-asian="normal" style:font-weight-asian="normal" style:font-style-complex="normal" style:font-weight-complex="normal"/>
    </style:style>
    <style:style style:name="T214" style:family="text">
      <style:text-properties fo:font-style="normal" fo:font-weight="normal" officeooo:rsid="0176a6aa" style:font-style-asian="normal" style:font-weight-asian="normal" style:font-style-complex="normal" style:font-weight-complex="normal"/>
    </style:style>
    <style:style style:name="T215" style:family="text">
      <style:text-properties fo:font-style="normal" fo:font-weight="normal" officeooo:rsid="017bd45c" style:font-style-asian="normal" style:font-weight-asian="normal" style:font-style-complex="normal" style:font-weight-complex="normal"/>
    </style:style>
    <style:style style:name="T216" style:family="text">
      <style:text-properties fo:font-style="normal" fo:font-weight="normal" officeooo:rsid="0177f224" style:font-style-asian="normal" style:font-weight-asian="normal" style:font-style-complex="normal" style:font-weight-complex="normal"/>
    </style:style>
    <style:style style:name="T217" style:family="text">
      <style:text-properties fo:font-style="normal" fo:font-weight="normal" officeooo:rsid="01380349" style:font-style-asian="normal" style:font-weight-asian="normal" style:font-style-complex="normal" style:font-weight-complex="normal"/>
    </style:style>
    <style:style style:name="T218" style:family="text">
      <style:text-properties fo:font-style="normal" fo:font-weight="normal" officeooo:rsid="007655b5" style:font-style-asian="normal" style:font-weight-asian="normal" style:font-style-complex="normal" style:font-weight-complex="normal"/>
    </style:style>
    <style:style style:name="T219" style:family="text">
      <style:text-properties fo:font-style="normal" fo:font-weight="normal" officeooo:rsid="00d3fb97" style:font-style-asian="normal" style:font-weight-asian="normal" style:font-style-complex="normal" style:font-weight-complex="normal"/>
    </style:style>
    <style:style style:name="T220" style:family="text">
      <style:text-properties fo:font-style="normal" officeooo:rsid="00c9e35e" fo:background-color="transparent" loext:char-shading-value="0" style:font-style-asian="normal" style:font-style-complex="normal"/>
    </style:style>
    <style:style style:name="T221" style:family="text">
      <style:text-properties officeooo:rsid="01098a5f"/>
    </style:style>
    <style:style style:name="T222" style:family="text">
      <style:text-properties officeooo:rsid="0161cdce"/>
    </style:style>
    <style:style style:name="T223" style:family="text">
      <style:text-properties officeooo:rsid="010e932b"/>
    </style:style>
    <style:style style:name="T224" style:family="text">
      <style:text-properties officeooo:rsid="010d179c"/>
    </style:style>
    <style:style style:name="T225" style:family="text">
      <style:text-properties officeooo:rsid="0161b13f"/>
    </style:style>
    <style:style style:name="T226" style:family="text">
      <style:text-properties officeooo:rsid="01589a36"/>
    </style:style>
    <style:style style:name="T227" style:family="text">
      <style:text-properties officeooo:rsid="015946fb"/>
    </style:style>
    <style:style style:name="T228" style:family="text">
      <style:text-properties officeooo:rsid="01121b5e"/>
    </style:style>
    <style:style style:name="T229" style:family="text">
      <style:text-properties officeooo:rsid="01124b0d"/>
    </style:style>
    <style:style style:name="T230" style:family="text">
      <style:text-properties officeooo:rsid="0162ddb5"/>
    </style:style>
    <style:style style:name="T231" style:family="text">
      <style:text-properties officeooo:rsid="01136a02"/>
    </style:style>
    <style:style style:name="T232" style:family="text">
      <style:text-properties officeooo:rsid="0114f228"/>
    </style:style>
    <style:style style:name="T233" style:family="text">
      <style:text-properties officeooo:rsid="01b6506c"/>
    </style:style>
    <style:style style:name="T234" style:family="text">
      <style:text-properties officeooo:rsid="01b35326"/>
    </style:style>
    <style:style style:name="T235" style:family="text">
      <style:text-properties officeooo:rsid="01ada4f9"/>
    </style:style>
    <style:style style:name="T236" style:family="text">
      <style:text-properties officeooo:rsid="01b31d0f"/>
    </style:style>
    <style:style style:name="T237" style:family="text">
      <style:text-properties officeooo:rsid="01a8d0cb"/>
    </style:style>
    <style:style style:name="T238" style:family="text">
      <style:text-properties officeooo:rsid="01173b6a"/>
    </style:style>
    <style:style style:name="T239" style:family="text">
      <style:text-properties officeooo:rsid="0163ade3"/>
    </style:style>
    <style:style style:name="T240" style:family="text">
      <style:text-properties officeooo:rsid="0118ea87"/>
    </style:style>
    <style:style style:name="T241" style:family="text">
      <style:text-properties officeooo:rsid="0168ca3d"/>
    </style:style>
    <style:style style:name="T242" style:family="text">
      <style:text-properties officeooo:rsid="012354ae"/>
    </style:style>
    <style:style style:name="T243" style:family="text">
      <style:text-properties officeooo:rsid="016a7eb8"/>
    </style:style>
    <style:style style:name="T244" style:family="text">
      <style:text-properties officeooo:rsid="016c7fe7"/>
    </style:style>
    <style:style style:name="T245" style:family="text">
      <style:text-properties officeooo:rsid="012d118d"/>
    </style:style>
    <style:style style:name="T246" style:family="text">
      <style:text-properties officeooo:rsid="016b87e5"/>
    </style:style>
    <style:style style:name="T247" style:family="text">
      <style:text-properties officeooo:rsid="016dbc8b"/>
    </style:style>
    <style:style style:name="T248" style:family="text">
      <style:text-properties officeooo:rsid="01448c13"/>
    </style:style>
    <style:style style:name="T249" style:family="text">
      <style:text-properties officeooo:rsid="016e5ff1"/>
    </style:style>
    <style:style style:name="T250" style:family="text">
      <style:text-properties officeooo:rsid="012b2874"/>
    </style:style>
    <style:style style:name="T251" style:family="text">
      <style:text-properties officeooo:rsid="01720207"/>
    </style:style>
    <style:style style:name="T252" style:family="text">
      <style:text-properties officeooo:rsid="0135ee8b"/>
    </style:style>
    <style:style style:name="T253" style:family="text">
      <style:text-properties officeooo:rsid="01a8b63a"/>
    </style:style>
    <style:style style:name="T254" style:family="text">
      <style:text-properties officeooo:rsid="017e9354"/>
    </style:style>
    <style:style style:name="T255" style:family="text">
      <style:text-properties officeooo:rsid="017ef0ba"/>
    </style:style>
    <style:style style:name="T256" style:family="text">
      <style:text-properties officeooo:rsid="0182ab31"/>
    </style:style>
    <style:style style:name="T257" style:family="text">
      <style:text-properties officeooo:rsid="018cdaa9"/>
    </style:style>
    <style:style style:name="T258" style:family="text">
      <style:text-properties officeooo:rsid="018e20a5"/>
    </style:style>
    <style:style style:name="T259" style:family="text">
      <style:text-properties officeooo:rsid="018a5a0b"/>
    </style:style>
    <style:style style:name="T260" style:family="text">
      <style:text-properties officeooo:rsid="018412aa"/>
    </style:style>
    <style:style style:name="T261" style:family="text">
      <style:text-properties officeooo:rsid="018f5946"/>
    </style:style>
    <style:style style:name="T262" style:family="text">
      <style:text-properties officeooo:rsid="0192acc9"/>
    </style:style>
    <style:style style:name="T263" style:family="text">
      <style:text-properties officeooo:rsid="019538a2"/>
    </style:style>
    <style:style style:name="T264" style:family="text">
      <style:text-properties officeooo:rsid="0193a596"/>
    </style:style>
    <style:style style:name="T265" style:family="text">
      <style:text-properties officeooo:rsid="019675e9"/>
    </style:style>
    <style:style style:name="T266" style:family="text">
      <style:text-properties officeooo:rsid="0197771f"/>
    </style:style>
    <style:style style:name="T267" style:family="text">
      <style:text-properties officeooo:rsid="0199ef90"/>
    </style:style>
    <style:style style:name="T268" style:family="text">
      <style:text-properties officeooo:rsid="01a02639"/>
    </style:style>
    <style:style style:name="T269" style:family="text">
      <style:text-properties officeooo:rsid="01a31bd1"/>
    </style:style>
    <style:style style:name="T270" style:family="text">
      <style:text-properties officeooo:rsid="01a61266"/>
    </style:style>
    <style:style style:name="T271" style:family="text">
      <style:text-properties officeooo:rsid="004dc0d8"/>
    </style:style>
    <style:style style:name="T272" style:family="text">
      <style:text-properties officeooo:rsid="004f0dbc"/>
    </style:style>
    <style:style style:name="T273" style:family="text">
      <style:text-properties officeooo:rsid="00529387"/>
    </style:style>
    <style:style style:name="T274" style:family="text">
      <style:text-properties officeooo:rsid="00554f7c"/>
    </style:style>
    <style:style style:name="T275" style:family="text">
      <style:text-properties officeooo:rsid="0056bf8e"/>
    </style:style>
    <style:style style:name="T276" style:family="text">
      <style:text-properties officeooo:rsid="005b1c6b"/>
    </style:style>
    <style:style style:name="T277" style:family="text">
      <style:text-properties officeooo:rsid="005c8cf4"/>
    </style:style>
    <style:style style:name="T278" style:family="text">
      <style:text-properties officeooo:rsid="005f11fd"/>
    </style:style>
    <style:style style:name="T279" style:family="text">
      <style:text-properties officeooo:rsid="00675cb0"/>
    </style:style>
    <style:style style:name="T280" style:family="text">
      <style:text-properties officeooo:rsid="005f7f01"/>
    </style:style>
    <style:style style:name="T281" style:family="text">
      <style:text-properties officeooo:rsid="00699209"/>
    </style:style>
    <style:style style:name="T282" style:family="text">
      <style:text-properties officeooo:rsid="00706bb6"/>
    </style:style>
    <style:style style:name="T283" style:family="text">
      <style:text-properties officeooo:rsid="00709354"/>
    </style:style>
    <style:style style:name="T284" style:family="text">
      <style:text-properties officeooo:rsid="007655b5"/>
    </style:style>
    <style:style style:name="T285" style:family="text">
      <style:text-properties officeooo:rsid="00769a0b"/>
    </style:style>
    <style:style style:name="T286" style:family="text">
      <style:text-properties officeooo:rsid="0076c096"/>
    </style:style>
    <style:style style:name="T287" style:family="text">
      <style:text-properties officeooo:rsid="00778050"/>
    </style:style>
    <style:style style:name="T288" style:family="text">
      <style:text-properties officeooo:rsid="0077ce5f"/>
    </style:style>
    <style:style style:name="T289" style:family="text">
      <style:text-properties officeooo:rsid="00786b67"/>
    </style:style>
    <style:style style:name="T290" style:family="text">
      <style:text-properties officeooo:rsid="007a585e"/>
    </style:style>
    <style:style style:name="T291" style:family="text">
      <style:text-properties officeooo:rsid="007b107c"/>
    </style:style>
    <style:style style:name="T292" style:family="text">
      <style:text-properties officeooo:rsid="007c086d"/>
    </style:style>
    <style:style style:name="T293" style:family="text">
      <style:text-properties officeooo:rsid="00830839"/>
    </style:style>
    <style:style style:name="T294" style:family="text">
      <style:text-properties officeooo:rsid="0084f9d3"/>
    </style:style>
    <style:style style:name="T295" style:family="text">
      <style:text-properties officeooo:rsid="0087701f"/>
    </style:style>
    <style:style style:name="T296" style:family="text">
      <style:text-properties officeooo:rsid="008c3934"/>
    </style:style>
    <style:style style:name="T297" style:family="text">
      <style:text-properties officeooo:rsid="008d8a62"/>
    </style:style>
    <style:style style:name="T298" style:family="text">
      <style:text-properties officeooo:rsid="008ef299"/>
    </style:style>
    <style:style style:name="T299" style:family="text">
      <style:text-properties officeooo:rsid="008f9670"/>
    </style:style>
    <style:style style:name="T300" style:family="text">
      <style:text-properties officeooo:rsid="009175cb"/>
    </style:style>
    <style:style style:name="T301" style:family="text">
      <style:text-properties officeooo:rsid="009228c5"/>
    </style:style>
    <style:style style:name="T302" style:family="text">
      <style:text-properties officeooo:rsid="0092cf70"/>
    </style:style>
    <style:style style:name="T303" style:family="text">
      <style:text-properties officeooo:rsid="0093b2a3"/>
    </style:style>
    <style:style style:name="T304" style:family="text">
      <style:text-properties officeooo:rsid="0095fb6f"/>
    </style:style>
    <style:style style:name="T305" style:family="text">
      <style:text-properties officeooo:rsid="00961c61"/>
    </style:style>
    <style:style style:name="T306" style:family="text">
      <style:text-properties officeooo:rsid="009a252d"/>
    </style:style>
    <style:style style:name="T307" style:family="text">
      <style:text-properties officeooo:rsid="009af762"/>
    </style:style>
    <style:style style:name="T308" style:family="text">
      <style:text-properties officeooo:rsid="009b98c8"/>
    </style:style>
    <style:style style:name="T309" style:family="text">
      <style:text-properties officeooo:rsid="01b559f4"/>
    </style:style>
    <style:style style:name="T310" style:family="text">
      <style:text-properties officeooo:rsid="009f4107"/>
    </style:style>
    <style:style style:name="T311" style:family="text">
      <style:text-properties officeooo:rsid="00a04935"/>
    </style:style>
    <style:style style:name="T312" style:family="text">
      <style:text-properties officeooo:rsid="00a04ba0"/>
    </style:style>
    <style:style style:name="T313" style:family="text">
      <style:text-properties officeooo:rsid="00a17ec9"/>
    </style:style>
    <style:style style:name="T314" style:family="text">
      <style:text-properties officeooo:rsid="00a22308"/>
    </style:style>
    <style:style style:name="T315" style:family="text">
      <style:text-properties officeooo:rsid="00a38540"/>
    </style:style>
    <style:style style:name="T316" style:family="text">
      <style:text-properties officeooo:rsid="00a60ea6"/>
    </style:style>
    <style:style style:name="T317" style:family="text">
      <style:text-properties officeooo:rsid="00a8dcfa"/>
    </style:style>
    <style:style style:name="T318" style:family="text">
      <style:text-properties officeooo:rsid="00aef60d"/>
    </style:style>
    <style:style style:name="T319" style:family="text">
      <style:text-properties officeooo:rsid="00b077c1"/>
    </style:style>
    <style:style style:name="T320" style:family="text">
      <style:text-properties officeooo:rsid="00b0969e"/>
    </style:style>
    <style:style style:name="T321" style:family="text">
      <style:text-properties officeooo:rsid="00b27b71"/>
    </style:style>
    <style:style style:name="T322" style:family="text">
      <style:text-properties officeooo:rsid="00b302ba"/>
    </style:style>
    <style:style style:name="T323" style:family="text">
      <style:text-properties officeooo:rsid="00b4ea62"/>
    </style:style>
    <style:style style:name="T324" style:family="text">
      <style:text-properties officeooo:rsid="00b79a3c"/>
    </style:style>
    <style:style style:name="T325" style:family="text">
      <style:text-properties officeooo:rsid="00b8bf85"/>
    </style:style>
    <style:style style:name="T326" style:family="text">
      <style:text-properties officeooo:rsid="00b96dab"/>
    </style:style>
    <style:style style:name="T327" style:family="text">
      <style:text-properties officeooo:rsid="00b9fed4"/>
    </style:style>
    <style:style style:name="T328" style:family="text">
      <style:text-properties officeooo:rsid="00bab409"/>
    </style:style>
    <style:style style:name="T329" style:family="text">
      <style:text-properties officeooo:rsid="00bc7004"/>
    </style:style>
    <style:style style:name="T330" style:family="text">
      <style:text-properties officeooo:rsid="00be162c"/>
    </style:style>
    <style:style style:name="T331" style:family="text">
      <style:text-properties officeooo:rsid="00c06115"/>
    </style:style>
    <style:style style:name="T332" style:family="text">
      <style:text-properties officeooo:rsid="00c3af05"/>
    </style:style>
    <style:style style:name="T333" style:family="text">
      <style:text-properties officeooo:rsid="00c4f954"/>
    </style:style>
    <style:style style:name="T334" style:family="text">
      <style:text-properties officeooo:rsid="00c5d4af"/>
    </style:style>
    <style:style style:name="T335" style:family="text">
      <style:text-properties officeooo:rsid="00c5d95f"/>
    </style:style>
    <style:style style:name="T336" style:family="text">
      <style:text-properties officeooo:rsid="00c69e1b"/>
    </style:style>
    <style:style style:name="T337" style:family="text">
      <style:text-properties officeooo:rsid="00c7809e"/>
    </style:style>
    <style:style style:name="T338" style:family="text">
      <style:text-properties officeooo:rsid="00c8fa11"/>
    </style:style>
    <style:style style:name="T339" style:family="text">
      <style:text-properties officeooo:rsid="00c94222"/>
    </style:style>
    <style:style style:name="T340" style:family="text">
      <style:text-properties fo:background-color="transparent" loext:char-shading-value="0"/>
    </style:style>
    <style:style style:name="T341" style:family="text">
      <style:text-properties officeooo:rsid="00c9e35e"/>
    </style:style>
    <style:style style:name="T342" style:family="text">
      <style:text-properties officeooo:rsid="00ce9152"/>
    </style:style>
    <style:style style:name="T343" style:family="text">
      <style:text-properties officeooo:rsid="00cf25d2"/>
    </style:style>
    <style:style style:name="T344" style:family="text">
      <style:text-properties officeooo:rsid="00d58ead"/>
    </style:style>
    <style:style style:name="T345" style:family="text">
      <style:text-properties officeooo:rsid="00d747ee"/>
    </style:style>
    <style:style style:name="T346" style:family="text">
      <style:text-properties officeooo:rsid="00d8c7ea"/>
    </style:style>
    <style:style style:name="T347" style:family="text">
      <style:text-properties officeooo:rsid="00dadfd2"/>
    </style:style>
    <style:style style:name="T348" style:family="text">
      <style:text-properties officeooo:rsid="00db8710"/>
    </style:style>
    <style:style style:name="T349" style:family="text">
      <style:text-properties officeooo:rsid="00dc3527"/>
    </style:style>
    <style:style style:name="T350" style:family="text">
      <style:text-properties officeooo:rsid="00dd0b5b"/>
    </style:style>
    <style:style style:name="T351" style:family="text">
      <style:text-properties officeooo:rsid="00dd8585"/>
    </style:style>
    <style:style style:name="T352" style:family="text">
      <style:text-properties officeooo:rsid="00d373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3" text:outline-level="1"/>
      <text:h text:style-name="P344" text:outline-level="1"/>
      <text:h text:style-name="P344" text:outline-level="1"/>
      <text:h text:style-name="P344" text:outline-level="1"/>
      <text:h text:style-name="P344" text:outline-level="1"/>
      <text:h text:style-name="P344" text:outline-level="1">Warped Edge</text:h>
      <text:h text:style-name="P345" text:outline-level="1">Created by Klint Finley and Ben Armstrong</text:h>
      <text:h text:style-name="P345" text:outline-level="1">Script by Klint Finley</text:h>
      <text:h text:style-name="P345" text:outline-level="1"/>
      <text:h text:style-name="P346" text:outline-level="1"/>
      <text:h text:style-name="P337" text:outline-level="1">Page <text:span text:style-name="T1">1</text:span></text:h>
      <text:p text:style-name="P61"/>
      <text:p text:style-name="P34">Panel 1: <text:span text:style-name="T57">Establishing shot </text:span><text:span text:style-name="T58">of Destiny City’s Deco District. A movie theater showing Fritz Lang’s </text:span><text:span text:style-name="T3">You Only Live Once</text:span><text:span text:style-name="T58"> is the center of attention. </text:span><text:span text:style-name="T64">EDGE</text:span><text:span text:style-name="T58"> and a </text:span><text:span text:style-name="T64">YOUNG YUPPIE COUPLE</text:span><text:span text:style-name="T58"> walk</text:span><text:span text:style-name="T94">ing</text:span><text:span text:style-name="T58"> towards each other. The couple has not yet spotted Edge.</text:span></text:p>
      <text:p text:style-name="P61"/>
      <text:p text:style-name="P96"><text:span text:style-name="T2">Caption 1</text:span>:</text:p>
      <text:p text:style-name="P95">The Deco District. This <text:span text:style-name="T9">used to be my kind of neighborhood.</text:span></text:p>
      <text:p text:style-name="P63"/>
      <text:p text:style-name="P96">Male Yuppie:</text:p>
      <text:p text:style-name="P80">No no no, I heard <text:span text:style-name="T52">Flux</text:span> got his powers from <text:span text:style-name="T49">a magical artifact</text:span>…</text:p>
      <text:p text:style-name="P85"/>
      <text:p text:style-name="P96">Female Yuppie:</text:p>
      <text:p text:style-name="P80">You’re wrong, it’s definitely Warp. <text:span text:style-name="T124">Listen to how he runs his sentences together...</text:span></text:p>
      <text:p text:style-name="P62"/>
      <text:p text:style-name="P97">Male Yuppie:</text:p>
      <text:p text:style-name="P75">Well yeah, but he’s a speedster...</text:p>
      <text:p text:style-name="P65"/>
      <text:p text:style-name="P34">Panel 2: <text:span text:style-name="T59">Edge </text:span><text:span text:style-name="T94">walking </text:span><text:span text:style-name="T59">with his back to us, the young yuppies walking towards him with some trepidation. Their eyes face down.</text:span></text:p>
      <text:p text:style-name="P64"/>
      <text:p text:style-name="P96"><text:span text:style-name="T2">Caption</text:span>:</text:p>
      <text:p text:style-name="P85">Run down, <text:span text:style-name="T45">seedy</text:span>, and best of all, cheap.</text:p>
      <text:p text:style-name="P65"/>
      <text:p text:style-name="P34">Panel 3: <text:span text:style-name="T60">Almost the exact same as the previous panel: the yuppies and Edge are not much closer now. But now the couple is glancing up </text:span><text:span text:style-name="T94">at</text:span><text:span text:style-name="T60"> Edge.</text:span></text:p>
      <text:p text:style-name="P65"/>
      <text:p text:style-name="P34">Panel 4: <text:span text:style-name="T60">Again, only a short moment of time has passed, the characters having moved only slightly, if at all, but the yuppies are looking down again.</text:span></text:p>
      <text:p text:style-name="P65"/>
      <text:p text:style-name="P34">Panel 5: <text:span text:style-name="T61">Edge </text:span><text:span text:style-name="T89">facing the reader. He </text:span><text:span text:style-name="T61">has now passed the two, who are glancing nervously over their shoulders at him.</text:span></text:p>
      <text:p text:style-name="P35"/>
      <text:p text:style-name="P35">Panel 6: <text:span text:style-name="T62">We can now see the couple laughing, the man pointing behind them towards Edge, who is </text:span><text:span text:style-name="T94">now </text:span><text:span text:style-name="T62">turning </text:span><text:span text:style-name="T94">down</text:span><text:span text:style-name="T62"> a narrow side street.</text:span></text:p>
      <text:p text:style-name="P90"/>
      <text:p text:style-name="P29"><text:span text:style-name="T8">Caption</text:span>:</text:p>
      <text:p text:style-name="P86">Now it’s the sort of place where yuppies pretend to slum.</text:p>
      <text:p text:style-name="P66"/>
      <text:p text:style-name="P36">Panel 7: <text:span text:style-name="T63">Now on the side street, Edge pushes open the door of a dive bar, The Old Clipper.</text:span></text:p>
      <text:p text:style-name="P28"><text:soft-page-break/><text:span text:style-name="T2">Caption</text:span>:</text:p>
      <text:p text:style-name="P85">But it ain’t all bad.</text:p>
      <text:h text:style-name="P337" text:outline-level="1">Page 2</text:h>
      <text:p text:style-name="P87"/>
      <text:p text:style-name="P89"><text:span text:style-name="T10">Panel 1:</text:span><text:span text:style-name="T11"> Establishing shot </text:span><text:span text:style-name="T16">of the </text:span><text:span text:style-name="T17">inside of the </text:span><text:span text:style-name="T16">Old Clipper</text:span><text:span text:style-name="T11">. </text:span><text:span text:style-name="T18">It’s not busy.</text:span><text:span text:style-name="T11"> </text:span><text:span text:style-name="T18">T</text:span><text:span text:style-name="T12">he bartender is </text:span><text:span text:style-name="T14">RILEY SEONG</text:span><text:span text:style-name="T12">. </text:span><text:span text:style-name="T18">There’s also a MIDDLE-AGED MAN at the far end of the bar and a maybe COUPLE OTHER PEOPLE in a booth. </text:span><text:span text:style-name="T13">A </text:span><text:span text:style-name="T15">big </text:span><text:span text:style-name="T13">old timey, deco-style radio sits behind the bar.</text:span></text:p>
      <text:p text:style-name="P88"/>
      <text:p text:style-name="P45"><text:span text:style-name="T50">RILEY</text:span>:</text:p>
      <text:p text:style-name="P48">I’m not giving you anything on credit.</text:p>
      <text:p text:style-name="P48"/>
      <text:p text:style-name="P46">Radio:</text:p>
      <text:p text:style-name="P79">… <text:span text:style-name="T118">bridge is closed</text:span> after <text:span text:style-name="T51">sustaining </text:span>damage <text:span text:style-name="T51">during a battle</text:span> in a battle between <text:span text:style-name="T52">Snap Judgement</text:span> and <text:span text:style-name="T51">Wastetilator</text:span>.</text:p>
      <text:p text:style-name="P48"/>
      <text:p text:style-name="P47"><text:span text:style-name="T20">Panel 2:</text:span> <text:span text:style-name="T19">Edge setting a pair of mangled $20 bills on the bar while the Riley cleans a glass. The headline of a tabloid on the bar reads “… Hypermatter on Warp?”</text:span></text:p>
      <text:p text:style-name="P48"/>
      <text:p text:style-name="P30">Edge:</text:p>
      <text:p text:style-name="P51">Relax, I have cash. I’m just looking for a single serving. I’m cold, <text:span text:style-name="T50">Riley</text:span>. <text:span text:style-name="T46">Shivering and shaking.</text:span></text:p>
      <text:p text:style-name="P52"/>
      <text:p text:style-name="P30"><text:span text:style-name="T50">RILEY</text:span>:</text:p>
      <text:p text:style-name="P51">That’s not even worth my time, <text:span text:style-name="T121">Edge</text:span>.</text:p>
      <text:p text:style-name="P52"/>
      <text:p text:style-name="P49"><text:span text:style-name="T20">Panel </text:span><text:span text:style-name="T21">3</text:span><text:span text:style-name="T20">:</text:span> Close-up, Edge’s face, on the edge of panic.</text:p>
      <text:p text:style-name="P52"/>
      <text:p text:style-name="P30">Edge:</text:p>
      <text:p text:style-name="P51">Come on, I’ll be back for a <text:span text:style-name="T48">heavier jacket</text:span> later. I get paid tonight. Just need something to get me through my shift.</text:p>
      <text:p text:style-name="P52"/>
      <text:p text:style-name="P49"><text:span text:style-name="T20">Panel </text:span><text:span text:style-name="T21">4</text:span><text:span text:style-name="T20">:</text:span> A shot of bourbon on a coaster, a single pill with a lightening bolt next to it.</text:p>
      <text:p text:style-name="P52"/>
      <text:p text:style-name="P53"><text:span text:style-name="T23">RILEY</text:span><text:span text:style-name="T20"> (off panel):</text:span> </text:p>
      <text:p text:style-name="P51">Huhn, alright. Just take it outside, will ya? Never know what this stuff is gonna do.</text:p>
      <text:p text:style-name="P52"/>
      <text:p text:style-name="P31"/>
      <text:p text:style-name="P50"><text:span text:style-name="T20">Panel </text:span><text:span text:style-name="T22">5</text:span><text:span text:style-name="T20">:</text:span> <text:span text:style-name="T47">Edge standing, looking hungrily, at the pill in his hand, sweating.</text:span></text:p>
      <text:p text:style-name="P52"/>
      <text:p text:style-name="P54"><text:span text:style-name="T22"><text:s text:c="2"/>Caption</text:span><text:span text:style-name="T20">:</text:span> </text:p>
      <text:p text:style-name="P81">I can already taste it in the back of my throat.</text:p>
      <text:p text:style-name="P82"/>
      <text:p text:style-name="P96"><text:span text:style-name="T294">MIDDLE-AGED </text:span>MAN (off panel):</text:p>
      <text:p text:style-name="P68">Hey, aren’t you <text:span text:style-name="T122">E</text:span>dge?</text:p>
      <text:p text:style-name="P68"/>
      <text:p text:style-name="P96">Caption:</text:p>
      <text:p text:style-name="P68">My adoring public.</text:p>
      <text:p text:style-name="P67"/>
      <text:p text:style-name="P67"><text:span text:style-name="T20">Panel 6:</text:span> <text:span text:style-name="T294">Middle-aged man at the bar gawking at Edge as he walks away.</text:span></text:p>
      <text:p text:style-name="P67"/>
      <text:p text:style-name="P96"><text:span text:style-name="T294">MIDDLE-AGED </text:span>MAN:</text:p>
      <text:p text:style-name="P95">Yeah, it’s you! <text:span text:style-name="T123">You saved the world from those Chromium things in the ‘90s!</text:span> “Hit ‘em hard and fast!”</text:p>
      <text:p text:style-name="P95"/>
      <text:p text:style-name="P95">Whatever happened to you guys? You and what’s his name... Liberator?</text:p>
      <text:p text:style-name="P69"/>
      <text:p text:style-name="P69"/>
      <text:p text:style-name="P96">Edge:</text:p>
      <text:p text:style-name="P95">I lost my edge.</text:p>
      <text:h text:style-name="P337" text:outline-level="1">Page 3</text:h>
      <text:p text:style-name="P70"/>
      <text:p text:style-name="P40">Panel 1: <text:span text:style-name="T65">Ext.</text:span><text:span text:style-name="T56"> </text:span><text:span text:style-name="T65">back alley outside </text:span><text:span text:style-name="T56">behind the Clipper. Edge </text:span><text:span text:style-name="T65">stands</text:span><text:span text:style-name="T56"> next to a dumpster, holding the pill in his palm.</text:span></text:p>
      <text:p text:style-name="P72"/>
      <text:p text:style-name="P43">Caption:</text:p>
      <text:p text:style-name="P95">I’m not a drug addict. Well, I am. But there’s a reason for all of this.</text:p>
      <text:p text:style-name="P72"/>
      <text:p text:style-name="P41">Panel 2: <text:span text:style-name="T66">Close up of Edge’s mouth as the warp pill, grasped between his two fingers, enters it</text:span><text:span text:style-name="T56">.</text:span></text:p>
      <text:p text:style-name="P71"/>
      <text:p text:style-name="P37">Caption:</text:p>
      <text:p text:style-name="P95">It <text:span text:style-name="T115">starts </text:span>with an acidic taste.</text:p>
      <text:p text:style-name="P71"/>
      <text:p text:style-name="P39">Panel 3: <text:span text:style-name="T67">Edge with his mouth and eyes closed as the swallows the pill.</text:span></text:p>
      <text:p text:style-name="P71"/>
      <text:p text:style-name="P42">Caption:</text:p>
      <text:p text:style-name="P95">Then it goes to my neck. That's where I always feel it first, like a sun burn.</text:p>
      <text:p text:style-name="P71"/>
      <text:p text:style-name="P39">Panel 4: <text:span text:style-name="T68">Edge hunch</text:span><text:span text:style-name="T95">ing</text:span><text:span text:style-name="T68"> over, steadying himself on the dumpster.</text:span></text:p>
      <text:p text:style-name="P71"/>
      <text:p text:style-name="P96">Caption:</text:p>
      <text:p text:style-name="P95"><text:span text:style-name="T125">It </text:span>spreads, burning like hot peppers, simmering my skin, my guts. My stomach tightens like I'm going to hurl. But I don't.</text:p>
      <text:p text:style-name="P71"/>
      <text:p text:style-name="P38">Panel 5: <text:span text:style-name="T68">Close-up of Edge’s face in agony and ecstasy.</text:span></text:p>
      <text:p text:style-name="P73"/>
      <text:p text:style-name="P96">Caption:</text:p>
      <text:p text:style-name="P95">I wait for the warp to rearrange my DNA, wondering what powers it might bestow.</text:p>
      <text:h text:style-name="P337" text:outline-level="1">Page 4</text:h>
      <text:p text:style-name="P55"/>
      <text:p text:style-name="P56">Tryptch <text:span text:style-name="T53">of Edge’s face, now in a purely ecstatic state, with a warp pill on his tongue, but the panels are jagged, as though the image has been shattered. I’ll leave it to you to decide how to split the image up. We can add more powers if you want to split it into more than six.</text:span></text:p>
      <text:p text:style-name="P56"/>
      <text:p text:style-name="P96">Caption 1:</text:p>
      <text:p text:style-name="P95">Super strength?</text:p>
      <text:p text:style-name="P73"/>
      <text:p text:style-name="P96">Caption 2:</text:p>
      <text:p text:style-name="P95">Pyrokinesis?</text:p>
      <text:p text:style-name="P73"/>
      <text:p text:style-name="P96">Caption 3:</text:p>
      <text:p text:style-name="P95">Teleportation?</text:p>
      <text:p text:style-name="P73"/>
      <text:p text:style-name="P96">Caption 4:</text:p>
      <text:p text:style-name="P95">Flight?</text:p>
      <text:p text:style-name="P74"/>
      <text:p text:style-name="P96">Caption 5:</text:p>
      <text:p text:style-name="P95">Shapeshifting?</text:p>
      <text:p text:style-name="P73"/>
      <text:p text:style-name="P96">Caption <text:span text:style-name="T117">6</text:span>:</text:p>
      <text:p text:style-name="P95">My long lost precognitive ability?</text:p>
      <text:h text:style-name="P337" text:outline-level="1">Page <text:span text:style-name="T55">5</text:span></text:h>
      <text:p text:style-name="P60"/>
      <text:p text:style-name="P57"><text:span text:style-name="T20">Panel </text:span><text:span text:style-name="T24">1</text:span><text:span text:style-name="T20">:</text:span> <text:span text:style-name="T114">Edge stands in the alley, standing more straight, looking more alert, less tired and run down.</text:span></text:p>
      <text:p text:style-name="P76"/>
      <text:p text:style-name="P96">Caption:</text:p>
      <text:p text:style-name="P95">Nothing.</text:p>
      <text:p text:style-name="P76"/>
      <text:p text:style-name="P77">But that's OK. The buzz is still worth it. And tonight, I'm going to get so much warp that it doesn't matter if this dose was a bust.</text:p>
      <text:p text:style-name="P58"/>
      <text:p text:style-name="P44">Panel 2: <text:span text:style-name="T96">Shot of the exterior of </text:span><text:span text:style-name="T56">the </text:span><text:span text:style-name="T96">brand new </text:span><text:span text:style-name="T56">Imperial Heights condo building. Deco style of course.</text:span></text:p>
      <text:p text:style-name="P76"/>
      <text:p text:style-name="P96">Caption:</text:p>
      <text:p text:style-name="P95">I walk to work with an extra spring in my step.</text:p>
      <text:p text:style-name="P58"/>
      <text:p text:style-name="P57"><text:span text:style-name="T20">Panel </text:span><text:span text:style-name="T24">3: </text:span><text:span text:style-name="T293">Establishing shot of the inside of the </text:span>condo building <text:span text:style-name="T293">main lobby</text:span>. A security guard named WALTER looks up from the front desk. <text:span text:style-name="T54">There’s a bronze statue of GIGANTEUS in the lobby.</text:span></text:p>
      <text:p text:style-name="P60"/>
      <text:p text:style-name="P96">WALTER:</text:p>
      <text:p text:style-name="P59"><text:s/>Hey Edge.</text:p>
      <text:p text:style-name="P60"/>
      <text:p text:style-name="P32">Panel <text:span text:style-name="T126">4</text:span>: <text:span text:style-name="T56">Stand</text:span><text:span text:style-name="T69">ing</text:span><text:span text:style-name="T56"> beside Walter, behind the desk, Edge shrugs out of his trench coat, revealing a security guard uniform underneath.</text:span></text:p>
      <text:p text:style-name="P60"/>
      <text:p text:style-name="P96">EDGE:</text:p>
      <text:p text:style-name="P59">Hey Walter, how are things looking?</text:p>
      <text:p text:style-name="P60"/>
      <text:p text:style-name="P32">Panel <text:span text:style-name="T126">5</text:span>: <text:span text:style-name="T56">Edge is now sitting at the desk, tucking his hair up under his hat. </text:span><text:span text:style-name="T70">Walter is now standing, putting on his own coat.</text:span></text:p>
      <text:p text:style-name="P60"/>
      <text:p text:style-name="P96">WALTER:</text:p>
      <text:p text:style-name="P83">Oh, you know…</text:p>
      <text:p text:style-name="P84"/>
      <text:p text:style-name="P33">Panel <text:span text:style-name="T126">6</text:span>: <text:span text:style-name="T70">Edge sitting at the desk. BRIAN RICHARDSON, trendy middle aged movie producer, and his younger boyfriend, pass the desk.</text:span></text:p>
      <text:p text:style-name="P78"/>
      <text:p text:style-name="P96">Caption:</text:p>
      <text:p text:style-name="P100"><text:span text:style-name="T116">Brian Richardson</text:span>. Big shot movie producer and major Warp user.</text:p>
      <text:p text:style-name="P99"/>
      <text:p text:style-name="P99"/>
      <text:h text:style-name="P337" text:outline-level="1">Page 6</text:h>
      <text:p text:style-name="P98"/>
      <text:p text:style-name="P101"><text:span text:style-name="T20">Panel 1: </text:span>Establishing shot of the movie producer’s <text:span text:style-name="T120">spacious </text:span>condo <text:span text:style-name="T119">as Edge enters. There’s </text:span>a huge fish tank that takes up an entire wall of the space. We can see Bloodgator’s eyes lurking just above the floor of the tank. A couch sits in the middle of the room. </text:p>
      <text:p text:style-name="P101"/>
      <text:p text:style-name="P96">CAPTION:</text:p>
      <text:p text:style-name="P95">Richardson is a heavy warp user with a big stash. And I known where he keeps it.</text:p>
      <text:p text:style-name="P98"/>
      <text:p text:style-name="P98"><text:span text:style-name="T20">Panel </text:span><text:span text:style-name="T25">2</text:span><text:span text:style-name="T20">: </text:span>In the foreground, Edge stand<text:span text:style-name="T295">ing</text:span> in front of a <text:span text:style-name="T120">large leather </text:span>sofa and opens a switch blade. In the background, we see Bloodgator <text:span text:style-name="T120">emerging from the bottom of the tank</text:span>.</text:p>
      <text:p text:style-name="P98"/>
      <text:p text:style-name="P98"><text:span text:style-name="T20">Panel </text:span><text:span text:style-name="T25">3</text:span><text:span text:style-name="T20">: </text:span>Foreground: Edge slic<text:span text:style-name="T295">ing</text:span> into a couch cushion. Background: <text:s/>Bloodgator begin<text:span text:style-name="T295">ning</text:span> to stand.</text:p>
      <text:p text:style-name="P98"/>
      <text:p text:style-name="P98"><text:span text:style-name="T20">Panel </text:span><text:span text:style-name="T25">4</text:span><text:span text:style-name="T20">: </text:span>Foreground: Edge pull<text:span text:style-name="T295">ing</text:span> a large bag of pills out of the cushion. Background: <text:span text:style-name="T127">Bloodgator</text:span> climb<text:span text:style-name="T120">ing</text:span> out of the tank.</text:p>
      <text:p text:style-name="P98"/>
      <text:p text:style-name="P98"><text:span text:style-name="T20">Panel </text:span><text:span text:style-name="T25">5</text:span><text:span text:style-name="T20">: </text:span><text:span text:style-name="T127">Bloodgator</text:span> perch<text:span text:style-name="T295">ing</text:span> at the top of the tank.</text:p>
      <text:p text:style-name="P98"/>
      <text:p text:style-name="P96">Bloodgator:</text:p>
      <text:p text:style-name="P95">HEY EDGE!</text:p>
      <text:h text:style-name="P337" text:outline-level="1">Page <text:span text:style-name="T347">7</text:span></text:h>
      <text:p text:style-name="P98"/>
      <text:p text:style-name="P102"><text:span text:style-name="T20">Panel 1: </text:span><text:span text:style-name="T128">Bloodgator lunging at Edge as he ducks out of the way.</text:span></text:p>
      <text:p text:style-name="P98"/>
      <text:p text:style-name="P96">CAPTION:</text:p>
      <text:p text:style-name="P95"><text:span text:style-name="T129">Bloodgator</text:span>! Fuck! How did I not know Richardson had private security?</text:p>
      <text:p text:style-name="P98"/>
      <text:p text:style-name="P102"><text:span text:style-name="T20">Panel 2: </text:span>Bloodgator now stands on the other side of Edge. <text:span text:style-name="T130">Both are poised for attack. Edge has the bag of warp in one hand, the knife in the other.</text:span></text:p>
      <text:p text:style-name="P102"/>
      <text:p text:style-name="P96">Bloodgator:</text:p>
      <text:p text:style-name="P95">You put me behind bars, Edge. Never thought I’d get to return the favor.</text:p>
      <text:p text:style-name="P103"/>
      <text:p text:style-name="P103"><text:span text:style-name="T20">Panel 3: </text:span>Edge <text:span text:style-name="T131">doing</text:span> a slide kick.</text:p>
      <text:p text:style-name="P103"/>
      <text:p text:style-name="P96">EDGE:</text:p>
      <text:p text:style-name="P95">Guarding rich people’s shit. How noble.</text:p>
      <text:p text:style-name="P103"/>
      <text:p text:style-name="P96">Caption:</text:p>
      <text:p text:style-name="P95">Last time I fought her she was easy to beat. But I still had my powers. I could stay one step ahead of her.</text:p>
      <text:p text:style-name="P103"/>
      <text:p text:style-name="P103"><text:span text:style-name="T20">Panel 4: </text:span><text:span text:style-name="T132">Edge running for the door.</text:span></text:p>
      <text:p text:style-name="P104"/>
      <text:p text:style-name="P96">Caption:</text:p>
      <text:p text:style-name="P95">But I don’t need to beat her. Just get away.</text:p>
      <text:p text:style-name="P104"/>
      <text:p text:style-name="P104"><text:span text:style-name="T20">Panel 5: </text:span>Bloodgator trip<text:span text:style-name="T131">ping</text:span> Edge with her tail.</text:p>
      <text:p text:style-name="P104"/>
      <text:p text:style-name="P104"><text:span text:style-name="T20">Panel 6: </text:span><text:span text:style-name="T110">Edge throws the knife at Bloodgator.</text:span></text:p>
      <text:h text:style-name="P337" text:outline-level="1">Page <text:span text:style-name="T347">8</text:span></text:h>
      <text:p text:style-name="P105"/>
      <text:p text:style-name="P106"><text:span text:style-name="T20">Panel 1: </text:span><text:span text:style-name="T133">Bloodgator slaps the knife away while Edge struggles to his feet, still clutching the bag of drugs.</text:span></text:p>
      <text:p text:style-name="P107"/>
      <text:p text:style-name="P96">Caption:</text:p>
      <text:p text:style-name="P95">Just… gotta… get to the door.</text:p>
      <text:p text:style-name="P107"/>
      <text:p text:style-name="P107"><text:span text:style-name="T20">Panel 2: </text:span><text:span text:style-name="T71">Bloodgator clobbering Edge on the head with clasped hands a</text:span><text:span text:style-name="T134">s he runs towards the door.</text:span></text:p>
      <text:p text:style-name="P108"/>
      <text:p text:style-name="P108"><text:span text:style-name="T20">Panel 3: </text:span>Edge on the ground, trying to get up, Bloodgator looming over him.</text:p>
      <text:p text:style-name="P108"/>
      <text:p text:style-name="P96">Caption:</text:p>
      <text:p text:style-name="P95">I can still...</text:p>
      <text:p text:style-name="P108"/>
      <text:p text:style-name="P108"><text:span text:style-name="T20">Panel 4: </text:span>Close-up of Edge’s face on the floor, eye lids half shut.</text:p>
      <text:p text:style-name="P108"/>
      <text:p text:style-name="P108"><text:span text:style-name="T20">Panel 5: </text:span>Solid black.</text:p>
      <text:h text:style-name="P337" text:outline-level="1">Page <text:span text:style-name="T347">9</text:span></text:h>
      <text:p text:style-name="P109"/>
      <text:p text:style-name="P110"><text:span text:style-name="T20">Panel 1: </text:span><text:span text:style-name="T97">Inside</text:span><text:span text:style-name="T72"> one of those prison-style multi-story shopping malls. There’s a huge hole in the floor in the middle of the ground level and Chromoids are climbing out </text:span><text:span text:style-name="T99">of the ground into the mall</text:span><text:span text:style-name="T72">. </text:span><text:span text:style-name="T73">There are already Chromoids all over the mall, devouring people.</text:span></text:p>
      <text:p text:style-name="P6"/>
      <text:p text:style-name="P109"><text:span text:style-name="T20">Panel </text:span><text:span text:style-name="T26">2</text:span><text:span text:style-name="T20">: </text:span><text:span text:style-name="T98">Inside a sp</text:span>orting goods store at the mall (or any other typical mall store you’d prefer to draw). A Chromoid looms over a FATHER and his <text:span text:style-name="T297">SON</text:span>.</text:p>
      <text:p text:style-name="P109"/>
      <text:p text:style-name="P96">FATHER:</text:p>
      <text:p text:style-name="P95">Tommy, close your eyes.</text:p>
      <text:p text:style-name="P109"/>
      <text:p text:style-name="P109"><text:span text:style-name="T20">Panel </text:span><text:span text:style-name="T26">3</text:span><text:span text:style-name="T20">: </text:span>The Chromoid eating the Father.</text:p>
      <text:p text:style-name="P109"/>
      <text:p text:style-name="P109"><text:span text:style-name="T20">Panel </text:span><text:span text:style-name="T26">4</text:span><text:span text:style-name="T20">: </text:span>Blood drips from the Chromoid’s maw as the child watches in horror, his eyes very much not closed.</text:p>
      <text:p text:style-name="P109"/>
      <text:p text:style-name="P109"><text:span text:style-name="T20">Panel </text:span><text:span text:style-name="T26">5</text:span><text:span text:style-name="T20">: </text:span>Another Chromoid grows off the side of the Chromoid menacing the child.</text:p>
      <text:p text:style-name="P109"/>
      <text:p text:style-name="P109"><text:span text:style-name="T20">Panel </text:span><text:span text:style-name="T26">6</text:span><text:span text:style-name="T20">: </text:span>The newly grown Chromoid grasps the child, about to eat him.</text:p>
      <text:p text:style-name="P109"/>
      <text:p text:style-name="P111"><text:span text:style-name="T20">Panel </text:span><text:span text:style-name="T26">7</text:span><text:span text:style-name="T20">: </text:span>Headshot, <text:span text:style-name="T296">literally</text:span>, of the Chromoid’s head exploding to the side, into the store.</text:p>
      <text:h text:style-name="P337" text:outline-level="1">Page 1<text:span text:style-name="T347">0</text:span></text:h>
      <text:p text:style-name="P111"/>
      <text:p text:style-name="P112"><text:span text:style-name="T74">Splash page of </text:span>Edge’s old team <text:span text:style-name="T129">Doomstrike </text:span>posing just outside the store: LIBERATOR, EDGE, GRAVITONI, <text:span text:style-name="T298">KRAIT</text:span>, and <text:span text:style-name="T129">MASSIVE</text:span>. Liberator’s gun is smoking.</text:p>
      <text:p text:style-name="P112"/>
      <text:p text:style-name="P96">Liberator</text:p>
      <text:p text:style-name="P95">Hit ‘em hard and fast!</text:p>
      <text:h text:style-name="P337" text:outline-level="1">Page 1<text:span text:style-name="T347">1</text:span></text:h>
      <text:p text:style-name="P113"/>
      <text:p text:style-name="P112"><text:span text:style-name="T20">Panel </text:span><text:span text:style-name="T26">1</text:span><text:span text:style-name="T20">: </text:span><text:span text:style-name="T135">Edge leaping towards the remaining Chromoid.</text:span></text:p>
      <text:p text:style-name="P113"/>
      <text:p text:style-name="P113"><text:span text:style-name="T20">Panel </text:span><text:span text:style-name="T26">2</text:span><text:span text:style-name="T20">: </text:span>From Edge’s POV, we see the Chromoid swinging high at Edge.</text:p>
      <text:p text:style-name="P113"/>
      <text:p text:style-name="P96">Caption:</text:p>
      <text:p text:style-name="P95">I can see every move they make before they make it.</text:p>
      <text:p text:style-name="P113"/>
      <text:p text:style-name="P113"><text:span text:style-name="T20">Panel </text:span><text:span text:style-name="T26">3</text:span><text:span text:style-name="T20">: </text:span>Edge ducking under the Chromoid’s arm, smashing its legs together with his sticks.</text:p>
      <text:p text:style-name="P113"/>
      <text:p text:style-name="P113"><text:span text:style-name="T20">Panel </text:span><text:span text:style-name="T26">4</text:span><text:span text:style-name="T20">: </text:span><text:span text:style-name="T56">Edge knock</text:span><text:span text:style-name="T100">ing</text:span><text:span text:style-name="T56"> the Chromoid’s gooey Chromium head clean off.</text:span></text:p>
      <text:p text:style-name="P7"/>
      <text:p text:style-name="P114"><text:span text:style-name="T20">Panel </text:span><text:span text:style-name="T26">5</text:span><text:span text:style-name="T20">: </text:span>The headless Chromoid against a completely black background.</text:p>
      <text:p text:style-name="P114"/>
      <text:p text:style-name="P96">Caption:</text:p>
      <text:p text:style-name="P95">And then I can’t see anything anymore…</text:p>
      <text:p text:style-name="P114"/>
      <text:p text:style-name="P114"><text:span text:style-name="T20">Panel </text:span><text:span text:style-name="T26">6</text:span><text:span text:style-name="T20">: </text:span>Edge, surrounding by total darkness, dropping the sticks.</text:p>
      <text:p text:style-name="P114"/>
      <text:p text:style-name="P96">EDGE:</text:p>
      <text:p text:style-name="P95">Where did everyone go?</text:p>
      <text:p text:style-name="P114"/>
      <text:p text:style-name="P114"><text:span text:style-name="T20">Panel </text:span><text:span text:style-name="T26">7</text:span><text:span text:style-name="T20">: </text:span>The Chromium monster loom<text:span text:style-name="T299">ing</text:span> over Edge.</text:p>
      <text:p text:style-name="P114"/>
      <text:p text:style-name="P96">Caption:</text:p>
      <text:p text:style-name="P95">I didn’t see it coming, couldn’t see…</text:p>
      <text:p text:style-name="P114"/>
      <text:p text:style-name="P114"><text:span text:style-name="T20">Panel </text:span><text:span text:style-name="T26">8</text:span><text:span text:style-name="T20">: </text:span>The Chromoid consuming Edge.</text:p>
      <text:p text:style-name="P114"/>
      <text:p text:style-name="P115"><text:span text:style-name="T20">Panel </text:span><text:span text:style-name="T26">9</text:span><text:span text:style-name="T20">:</text:span> Blackness, again.</text:p>
      <text:p text:style-name="P1">Page <text:span text:style-name="T136">12</text:span></text:p>
      <text:p text:style-name="P116"/>
      <text:p text:style-name="P117"><text:span text:style-name="T20">Panel 1: </text:span><text:span text:style-name="T75">EDGE</text:span> l<text:span text:style-name="T300">ying</text:span> on his bed in a jail cell in his tattered security guard uniform. <text:span text:style-name="T137">GRAVITONI</text:span> stands outside his looking down on him, <text:span text:style-name="T300">in her Novas uniform</text:span>. The two are separated by bars.</text:p>
      <text:p text:style-name="P117"/>
      <text:p text:style-name="P331">GRAVITONI</text:p>
      <text:p text:style-name="P95">What happened to you Edge?</text:p>
      <text:p text:style-name="P117"/>
      <text:p text:style-name="P96">EDGE</text:p>
      <text:p text:style-name="P95">Lost a fight with Bloodgator.</text:p>
      <text:p text:style-name="P117"/>
      <text:p text:style-name="P331">GRAVITONI</text:p>
      <text:p text:style-name="P95">While you were trying to rob one your security job’s clients. I’m aware. But you know what I really mean.</text:p>
      <text:p text:style-name="P117"/>
      <text:p text:style-name="P117"><text:span text:style-name="T20">Panel </text:span><text:span text:style-name="T27">2</text:span><text:span text:style-name="T20">: </text:span>Headshot of Edge.</text:p>
      <text:p text:style-name="P117"/>
      <text:p text:style-name="P96">EDGE</text:p>
      <text:p text:style-name="P95">And you know exactly what happened.</text:p>
      <text:p text:style-name="P117"/>
      <text:p text:style-name="P118"><text:span text:style-name="T20">Panel 3: </text:span>Headshot of <text:span text:style-name="T137">Gravitoni</text:span>, looking away.</text:p>
      <text:p text:style-name="P117"/>
      <text:p text:style-name="P119"><text:span text:style-name="T20">Panel 4: </text:span><text:span text:style-name="T138">Edge and Gravitoni facing each other through the bars, Edge now sitting up in bed.</text:span></text:p>
      <text:p text:style-name="P118"/>
      <text:p text:style-name="P96">Edge:</text:p>
      <text:p text:style-name="P95">Why are you here, Gravitoni?</text:p>
      <text:p text:style-name="P118"/>
      <text:p text:style-name="P96"><text:span text:style-name="T137">Gravitoni</text:span>:</text:p>
      <text:p text:style-name="P121">I came to make you a deal. Come work for me and I can get you out of this.</text:p>
      <text:p text:style-name="P119"/>
      <text:p text:style-name="P96">Edge:</text:p>
      <text:p text:style-name="P95">Join <text:span text:style-name="T137">The Novas</text:span>? Yeah right. Even if I was interested I wouldn’t be much good to you. I can’t even go toe-to-toe with Bloodgator anymore.</text:p>
      <text:p text:style-name="P120"/>
      <text:p text:style-name="P120"><text:span text:style-name="T20">Panel 5: </text:span>Edge standing <text:span text:style-name="T139">between the</text:span> bars <text:span text:style-name="T139">and the bed</text:span>, excited.</text:p>
      <text:p text:style-name="P120"/>
      <text:p text:style-name="P96">Edge:</text:p>
      <text:p text:style-name="P95">Wait, you got some super-soldier serum? <text:span text:style-name="T301">Some power armor?</text:span> Or do I just gotta keep playing super-roulette with Warp?</text:p>
      <text:h text:style-name="P337" text:outline-level="1">Page 1<text:span text:style-name="T347">3</text:span></text:h>
      <text:p text:style-name="P122"/>
      <text:p text:style-name="P122"><text:span text:style-name="T20">Panel 1: </text:span><text:span text:style-name="T140">Headshot of Gravitoni.</text:span></text:p>
      <text:p text:style-name="P123"/>
      <text:p text:style-name="P96"><text:span text:style-name="T141">GRAVITONI</text:span>:</text:p>
      <text:p text:style-name="P95">No. You wouldn’t be part of <text:span text:style-name="T137">The Novas</text:span>. You’d be working undercover. We want you to figure out where <text:span text:style-name="T302">W</text:span>arp comes from.</text:p>
      <text:p text:style-name="P123"/>
      <text:p text:style-name="P123"><text:span text:style-name="T20">Panel 2: </text:span>Edge leaning on the bars with one hand, face-palming with the other.</text:p>
      <text:p text:style-name="P123"/>
      <text:p text:style-name="P96">EDGE:</text:p>
      <text:p text:style-name="P95">I don’t really have a choice do I?</text:p>
      <text:p text:style-name="P123"/>
      <text:p text:style-name="P123"><text:span text:style-name="T20">Panel 3: </text:span><text:span text:style-name="T142">Long shot of Gravitoni through the bars, from Edge’s POV</text:span>.</text:p>
      <text:p text:style-name="P123"/>
      <text:p text:style-name="P96"><text:span text:style-name="T137">Gravitoni</text:span>:</text:p>
      <text:p text:style-name="P95">You always have a choice, Edge. Your choice is work for us and get clean, or go to prison.</text:p>
      <text:p text:style-name="P123"/>
      <text:p text:style-name="P123"><text:span text:style-name="T20">Panel 4: </text:span><text:span text:style-name="T143">Edge and Gravitoni facing each other through the bars.</text:span></text:p>
      <text:p text:style-name="P124"/>
      <text:p text:style-name="P96">Edge:</text:p>
      <text:p text:style-name="P323">Why me?</text:p>
      <text:p text:style-name="P323"/>
      <text:p text:style-name="P25">Gravitoni:</text:p>
      <text:p text:style-name="P324">I’ll level with you. I can’t trust my team. You’ve heard the rumors <text:span text:style-name="T272">about Flux,</text:span> I’m sure.</text:p>
      <text:p text:style-name="P325"/>
      <text:p text:style-name="P326">I know you. And I know you’re properly motivated.</text:p>
      <text:p text:style-name="P124"/>
      <text:p text:style-name="P124"><text:span text:style-name="T20">Panel 5: </text:span><text:span text:style-name="T90">Gravitoni standing outside the cell, Edge sitting on the bed.</text:span></text:p>
      <text:p text:style-name="P124"/>
      <text:p text:style-name="P96"><text:span text:style-name="T271">Edge</text:span>:</text:p>
      <text:p text:style-name="P324">What do you know so far?</text:p>
      <text:p text:style-name="P125"/>
      <text:p text:style-name="P96"><text:span text:style-name="T137">Gravitoni</text:span>:</text:p>
      <text:p text:style-name="P327">My contact at Wonder Labs says it could be of exobiological <text:s/>origin.</text:p>
      <text:p text:style-name="P327"/>
      <text:p text:style-name="P26">Edge:</text:p>
      <text:p text:style-name="P327">From space? Far out. <text:span text:style-name="T311">Can you give me a dose or three before you cut me loose?</text:span></text:p>
      <text:p text:style-name="P327"/>
      <text:p text:style-name="P26"><text:soft-page-break/>Gravitoni:</text:p>
      <text:p text:style-name="P327">Not a chance.</text:p>
      <text:h text:style-name="P338" text:outline-level="1">Page 1<text:span text:style-name="T347">4</text:span></text:h>
      <text:p text:style-name="P127"/>
      <text:p text:style-name="P127"><text:span text:style-name="T20">Panel 1: </text:span>Edge walking down the street in the Deco District, in front a badly damaged building (a caus<text:span text:style-name="T303">ua</text:span>lity of a recent battle between supers).</text:p>
      <text:p text:style-name="P127"/>
      <text:p text:style-name="P5">CAPTION:</text:p>
      <text:p text:style-name="P95"><text:span text:style-name="T311">Can’t believe they wouldn’t give me a single pill to tide me over.</text:span> Gotta find Riley and…</text:p>
      <text:p text:style-name="P127"/>
      <text:p text:style-name="P127"><text:span text:style-name="T20">Panel 2: </text:span>Head-shot of Edge, alarmed.</text:p>
      <text:p text:style-name="P127"/>
      <text:p text:style-name="P4">CAPTION:</text:p>
      <text:p text:style-name="P127"/>
      <text:p text:style-name="P95">Shit. Riley!</text:p>
      <text:p text:style-name="P127"/>
      <text:p text:style-name="P127"><text:span text:style-name="T20">Panel 3: </text:span><text:span text:style-name="T221">Outside Riley’s apartment. Edge pounds on the door.</text:span></text:p>
      <text:p text:style-name="P128"/>
      <text:p text:style-name="P128"><text:span text:style-name="T20">Panel 4: </text:span>Riley peers out from the door, the chain still fastened.</text:p>
      <text:p text:style-name="P128"/>
      <text:p text:style-name="P8">RILEY:</text:p>
      <text:p text:style-name="P128"/>
      <text:p text:style-name="P95">Edge, what the hell, you can’t just turn-up here in the middle of the night when you need a fix…</text:p>
      <text:p text:style-name="P128"/>
      <text:p text:style-name="P130"><text:span text:style-name="T20">Panel 5: </text:span>Headshot of Edge pushing hair away from his face.</text:p>
      <text:p text:style-name="P130"/>
      <text:p text:style-name="P9">EDGE:</text:p>
      <text:p text:style-name="P130"/>
      <text:p text:style-name="P129">It’s not about that… well, I could use a fix, but…</text:p>
      <text:p text:style-name="P130"/>
      <text:p text:style-name="P92"/>
      <text:h text:style-name="P338" text:outline-level="1">Page 1<text:span text:style-name="T347">5</text:span></text:h>
      <text:p text:style-name="P131"/>
      <text:p text:style-name="P130"><text:span text:style-name="T28">Panel 1:</text:span><text:span text:style-name="T222"> </text:span>Riley’s apartment. <text:span text:style-name="T223">Edge sits on a couch, Riley paces back and forth in front of him.</text:span></text:p>
      <text:p text:style-name="P130"/>
      <text:p text:style-name="P9">CAPTION:</text:p>
      <text:p text:style-name="P130"/>
      <text:p text:style-name="P95">I laid it all out for her.</text:p>
      <text:p text:style-name="P130"/>
      <text:p text:style-name="P9">RILEY:</text:p>
      <text:p text:style-name="P132">Dammit Edge, the fact that you saved my parents only buys you so much… <text:span text:style-name="T223">I guess I’ve got to get out of the business, fuck.</text:span></text:p>
      <text:p text:style-name="P131"/>
      <text:p text:style-name="P131"><text:span text:style-name="T20">Panel </text:span><text:span text:style-name="T28">2</text:span><text:span text:style-name="T20">: </text:span><text:span text:style-name="T223">Edge brandishes a stack of cash.</text:span></text:p>
      <text:p text:style-name="P131"/>
      <text:p text:style-name="P10">EDGE:</text:p>
      <text:p text:style-name="P95">If it helps, I can give you a thousand dollars for whatever you’ve got left on hand.</text:p>
      <text:p text:style-name="P131"/>
      <text:p text:style-name="P131"><text:span text:style-name="T20">Panel </text:span><text:span text:style-name="T28">3</text:span><text:span text:style-name="T20">: </text:span><text:span text:style-name="T223">Close-up of Riley, with a surprised and s</text:span>keptical look on <text:span text:style-name="T223">her</text:span> face.</text:p>
      <text:p text:style-name="P131"/>
      <text:p text:style-name="P131"><text:span text:style-name="T20">Panel </text:span><text:span text:style-name="T28">4</text:span><text:span text:style-name="T20">: </text:span><text:span text:style-name="T223">Medium-shot of Edge on the couch,</text:span> smirk<text:span text:style-name="T223">ing</text:span> <text:span text:style-name="T223">and shrugging and he hands over the bills.</text:span></text:p>
      <text:p text:style-name="P131"/>
      <text:p text:style-name="P10">EDGE:</text:p>
      <text:p text:style-name="P95">They gave me a charge card for expenses, I went to Whole Foods and bought a pack of gum and got $1,000 cash back.</text:p>
      <text:p text:style-name="P131"/>
      <text:p text:style-name="P131"><text:span text:style-name="T20">Panel </text:span><text:span text:style-name="T28">5:</text:span><text:span text:style-name="T20"> </text:span><text:span text:style-name="T224">Riley hands Edge a gallon sized zip-lock baggy, roughly ¼ full of pills.</text:span></text:p>
      <text:p text:style-name="P131"/>
      <text:p text:style-name="P10">Edge:</text:p>
      <text:p text:style-name="P95">Who’s your supplier, Riley?</text:p>
      <text:p text:style-name="P131"/>
      <text:p text:style-name="P10">Riley:</text:p>
      <text:p text:style-name="P95">I ain’t <text:span text:style-name="T225">a</text:span> rat…</text:p>
      <text:p text:style-name="P131"/>
      <text:p text:style-name="P10">Edge:</text:p>
      <text:p text:style-name="P131">Fair enough. I’ll talk t<text:span text:style-name="T226">o Richardson</text:span>, they cut him loose…</text:p>
      <text:p text:style-name="P131"/>
      <text:p text:style-name="P11">Riley:</text:p>
      <text:p text:style-name="P151">I was <text:span text:style-name="T226">Brian’</text:span>s supplier.</text:p>
      <text:p text:style-name="P93"><text:span text:style-name="T39">Panel </text:span><text:span text:style-name="T28">6</text:span><text:span text:style-name="T39">: </text:span><text:span text:style-name="T225">Edge buries his face in his hands.</text:span></text:p>
      <text:p text:style-name="P131"/>
      <text:p text:style-name="P10">Edge:</text:p>
      <text:p text:style-name="P95">Well, fuck…</text:p>
      <text:p text:style-name="P131"/>
      <text:p text:style-name="P10">Riley:</text:p>
      <text:p text:style-name="P95">Good luck Edge.</text:p>
      <text:p text:style-name="P131"/>
      <text:p text:style-name="P131"><text:span text:style-name="T20">Panel </text:span><text:span text:style-name="T28">7</text:span><text:span text:style-name="T20">: <text:s/></text:span><text:span text:style-name="T227">Edge walking down the stairs of Riley’s apartment.</text:span></text:p>
      <text:p text:style-name="P131"/>
      <text:p text:style-name="P10">Caption:</text:p>
      <text:p text:style-name="P95">She do<text:span text:style-name="T225">es</text:span>’t owe me anything. Smart of her to cut me loose, even if it does leave me with nothing to go on.</text:p>
      <text:p text:style-name="P131"/>
      <text:p text:style-name="P91"/>
      <text:h text:style-name="P338" text:outline-level="1">Page 1<text:span text:style-name="T347">6</text:span></text:h>
      <text:p text:style-name="P133"/>
      <text:p text:style-name="P133"><text:span text:style-name="T20">Panel 1: </text:span>Edge walking down the street towards a particularly run down building (his apartment).</text:p>
      <text:p text:style-name="P133"/>
      <text:p text:style-name="P133"><text:span text:style-name="T20">Panel 2: </text:span>Edge walking up the apartment stairs.</text:p>
      <text:p text:style-name="P133"/>
      <text:p text:style-name="P12">CAPTION:</text:p>
      <text:p text:style-name="P95">Feels like I haven’t slept in a year.</text:p>
      <text:p text:style-name="P133"/>
      <text:p text:style-name="P133"><text:span text:style-name="T20">Panel 3: </text:span>Inside <text:span text:style-name="T304">Edge’s</text:span> small studio apartment. <text:span text:style-name="T304">There’s a twin-sized bed, a chair, a small kitchenette with cupboards, a counter, and a window (we don’t need to see all these details now, but each will appear later).</text:span> Edge lies in bed, shirtless, contemplating the bag of <text:span text:style-name="T305">W</text:span>arp he bought from Riley. To-go containers and gin bottles litter floor and night stand.</text:p>
      <text:p text:style-name="P133"/>
      <text:p text:style-name="P12">CAPTION:</text:p>
      <text:p text:style-name="P95">I should get some sleep.</text:p>
      <text:p text:style-name="P133"/>
      <text:p text:style-name="P133"><text:span text:style-name="T20">Panel 4: </text:span><text:span text:style-name="T228">Edge still in bed, holding one pill he’s just pulled out of the bag.</text:span></text:p>
      <text:p text:style-name="P134"/>
      <text:p text:style-name="P13">CAPTION:</text:p>
      <text:p text:style-name="P95">Just one dose. Clear my head. Make a plan.</text:p>
      <text:p text:style-name="P134"/>
      <text:p text:style-name="P134"><text:span text:style-name="T20">Panel 5: </text:span>Edge in bed, curled up on his side in pain and bliss.</text:p>
      <text:p text:style-name="P134"/>
      <text:p text:style-name="P13">CAPTION:</text:p>
      <text:p text:style-name="P134"/>
      <text:p text:style-name="P95">Besides, if I get powers it could help with the investigation. Or at least help me get out of the country.</text:p>
      <text:p text:style-name="P134"/>
      <text:p text:style-name="P134"><text:span text:style-name="T20">Panel 6: </text:span>Close-up of Edge’s face, wild and manic.</text:p>
      <text:p text:style-name="P134"/>
      <text:p text:style-name="P13">CAPTION:</text:p>
      <text:p text:style-name="P95">One more couldn’t hurt. I’ve got plenty.</text:p>
      <text:p text:style-name="P134"/>
      <text:p text:style-name="P134"><text:span text:style-name="T20">Panel </text:span><text:span text:style-name="T29">7</text:span><text:span text:style-name="T20">: </text:span><text:span text:style-name="T229">Edge pulls on a shirt.</text:span></text:p>
      <text:p text:style-name="P135"/>
      <text:p text:style-name="P14">CAPTION:</text:p>
      <text:p text:style-name="P134"><text:span text:style-name="T230">Meh. </text:span>I’m not going to figure out anything sitting around here.</text:p>
      <text:p text:style-name="P134"/>
      <text:p text:style-name="P134"/>
      <text:p text:style-name="P94"/>
      <text:h text:style-name="P338" text:outline-level="1">Page 1<text:span text:style-name="T347">7</text:span></text:h>
      <text:p text:style-name="P92"/>
      <text:p text:style-name="P135"/>
      <text:p text:style-name="P135"><text:span text:style-name="T20">Panel </text:span><text:span text:style-name="T29">1</text:span><text:span text:style-name="T20">: </text:span>Old Clipper. Riley yelling and Edge and pointing towards the door.</text:p>
      <text:p text:style-name="P135"/>
      <text:p text:style-name="P135"><text:span text:style-name="T20">Panel </text:span><text:span text:style-name="T29">2</text:span><text:span text:style-name="T20">: </text:span>Edge walking down an alley, smiling as he’s about to put another pill in his mouth.</text:p>
      <text:p text:style-name="P135"/>
      <text:p text:style-name="P135"><text:span text:style-name="T20">Panel </text:span><text:span text:style-name="T29">3</text:span><text:span text:style-name="T20">: </text:span><text:span text:style-name="T231">Edge sitting in a chair at a strip club, watching the stage. The club is done up like a 20s cabaret.</text:span></text:p>
      <text:p text:style-name="P136"/>
      <text:p text:style-name="P136"><text:span text:style-name="T20">Panel </text:span><text:span text:style-name="T29">4</text:span><text:span text:style-name="T20">: </text:span>In the strip club bathroom toilet stall, Edge and a cabaret dancer drop pills into each other’s mouths.</text:p>
      <text:p text:style-name="P136"/>
      <text:p text:style-name="P136"><text:span text:style-name="T20">Panel </text:span><text:span text:style-name="T29">5</text:span><text:span text:style-name="T20">: </text:span>The dancer has grown huge, Edge is falling backwards out of the toilet stall that <text:span text:style-name="T232">is collapsing away from the gigantic dancer.</text:span></text:p>
      <text:h text:style-name="P337" text:outline-level="1">Page 1<text:span text:style-name="T347">8</text:span></text:h>
      <text:p text:style-name="P137"/>
      <text:p text:style-name="P137"><text:span text:style-name="T20">Panel 1:</text:span> Edge staggering down an ally, we can see someone skulking behind him.</text:p>
      <text:p text:style-name="P137"/>
      <text:p text:style-name="P137"><text:span text:style-name="T20">Panel 2:</text:span> <text:span text:style-name="T233">GANG LEADER stands in front of Edge in the alley.</text:span></text:p>
      <text:p text:style-name="P137"/>
      <text:p text:style-name="Dialog_2f_caption"><text:span text:style-name="T20">GANG LEADER:</text:span> Hey ugly, heard you’re walking around with a big stash of Warp.</text:p>
      <text:p text:style-name="P139"/>
      <text:p text:style-name="P139"><text:span text:style-name="T20">Panel 3:</text:span> Bird’s eye view showing that Edge is surrounded by gang members.</text:p>
      <text:p text:style-name="P139"/>
      <text:p text:style-name="Dialog_2f_caption"><text:span text:style-name="T20">GANG LEADER:</text:span> Maybe you should let us hang onto it for you. Not safe to walk around with that much gear, know what I’m saying?</text:p>
      <text:p text:style-name="P139"/>
      <text:p text:style-name="P139"><text:span text:style-name="T20">Panel 4:</text:span> Side view of <text:span text:style-name="T306">g</text:span>ang <text:span text:style-name="T306">l</text:span>eader and Edge facing each other.</text:p>
      <text:p text:style-name="P139"/>
      <text:p text:style-name="Dialog_2f_caption"><text:span text:style-name="T20">EDGE:</text:span> I’ll give you and your guys one chance to back-off.</text:p>
      <text:p text:style-name="P139"/>
      <text:p text:style-name="P139"><text:span text:style-name="T20">Panel 5:</text:span> <text:span text:style-name="T307">Edge punching the gang leader square in the nose.</text:span></text:p>
      <text:p text:style-name="P139"/>
      <text:p text:style-name="P139"><text:span text:style-name="T20">CAPTION:</text:span> Weresharks are one thing. But these guys are <text:span text:style-name="T273">just wannabe supervillains.</text:span></text:p>
      <text:p text:style-name="P139"/>
      <text:p text:style-name="P139"><text:span text:style-name="T20">Panel 6:</text:span> Edge karate chops one guy in the neck while dodging a chain swung by another.</text:p>
      <text:h text:style-name="P339" text:outline-level="1">Page <text:span text:style-name="T347">19</text:span></text:h>
      <text:p text:style-name="P138"><text:span text:style-name="T20">Panel 1:</text:span> <text:span text:style-name="T310">A gang member kicking Edge in the stomach.</text:span></text:p>
      <text:p text:style-name="P138"/>
      <text:p text:style-name="P316"><text:span text:style-name="T40">Panel 2:</text:span><text:span text:style-name="T309"> Another grabbing him from behind.</text:span></text:p>
      <text:p text:style-name="P316"/>
      <text:p text:style-name="P317"><text:span text:style-name="T20">Panel 3:</text:span> Edge flipping the guy who grabbed him over his head into the guy who kicked him.</text:p>
      <text:p text:style-name="P317"/>
      <text:p text:style-name="P317"><text:span text:style-name="T20">Panel 4:</text:span> The gang leader, on his knees pointing a gun at Edge.</text:p>
      <text:p text:style-name="P317"/>
      <text:p text:style-name="P317"><text:span text:style-name="T20">Panel 5:</text:span> Edge kicks the gun out of the gang leader’s hand.</text:p>
      <text:p text:style-name="P317"/>
      <text:p text:style-name="P317"><text:span text:style-name="T20">Panel 6:</text:span> The other gang members run away as Edge sits with his knees on the leader’s shoulders, his hand pulled back ready to punch him.</text:p>
      <text:h text:style-name="P338" text:outline-level="1">Page <text:span text:style-name="T308">20</text:span></text:h>
      <text:p text:style-name="P140"/>
      <text:p text:style-name="P140"><text:span text:style-name="T20">Panel 1:</text:span><text:span text:style-name="T76"> </text:span><text:span text:style-name="T101">ZENARCHER</text:span><text:span text:style-name="T76">, in civilian garb, walking down the street in the deco district.</text:span></text:p>
      <text:p text:style-name="P141"/>
      <text:p text:style-name="P152"><text:span text:style-name="T20">Panel 2:</text:span><text:span text:style-name="T56"> </text:span><text:span text:style-name="T101">Zenarcher</text:span><text:span text:style-name="T56"> standing above Edge, who is asleep under a bush in front of an apartment building (not his own).</text:span></text:p>
      <text:p text:style-name="P141"/>
      <text:p text:style-name="Dialog_2f_caption"><text:span text:style-name="T20">Zenarcher:</text:span> I’d know that musk anywhere, even over the smell of garbage and vomit. Hello Edge.</text:p>
      <text:p text:style-name="P141"/>
      <text:p text:style-name="Dialog_2f_caption"><text:span text:style-name="T20">Edge:</text:span> It’s not my vomit.</text:p>
      <text:p text:style-name="P141"/>
      <text:p text:style-name="P152"><text:span text:style-name="T20">Panel 3:</text:span><text:span text:style-name="T56"> Headshot of Zenarcher.</text:span></text:p>
      <text:p text:style-name="P141"/>
      <text:p text:style-name="Dialog_2f_caption"><text:span text:style-name="T20">Zenarcher:</text:span> I’ll buy you breakfast. Looks like you could use it.</text:p>
      <text:p text:style-name="P141"/>
      <text:p text:style-name="P152"><text:span text:style-name="T20">Panel 4:</text:span><text:span text:style-name="T56"> Edge pulling himself to a standing position, checking his coat pocket for his pills.</text:span></text:p>
      <text:p text:style-name="P141"/>
      <text:p text:style-name="Dialog_2f_caption"><text:span text:style-name="T20">Edge:</text:span> Save your pen<text:span text:style-name="T310">sion</text:span> old timer. I’ve got plenty of bread. Ruby’s?</text:p>
      <text:p text:style-name="P141"/>
      <text:p text:style-name="P152"><text:span text:style-name="T20">Panel 5:</text:span><text:span text:style-name="T56"> The two men walking towards a diner called Ruby’s. </text:span><text:span text:style-name="T101">It’s similar to the one in the painting Nighthawks.</text:span><text:span text:style-name="T56"> </text:span><text:span text:style-name="T77">Cultists</text:span><text:span text:style-name="T78"> of the Temple for a Megasapien Tomorrow stand outside with placards reading “HE DIED” “HE WILL RETURN” “HE WILL SHARE HIS POWER.”</text:span></text:p>
      <text:p text:style-name="P332"/>
      <text:p text:style-name="P152"><text:span text:style-name="T78"><text:tab/></text:span><text:span text:style-name="T44">Caption:</text:span><text:span text:style-name="T113"> Ah, the Temple for a Megasapien Tomorrow are out <text:tab/>today.</text:span></text:p>
      <text:p text:style-name="P141"/>
      <text:p text:style-name="Dialog_2f_caption"><text:span text:style-name="T20">Zenarcher:</text:span> So how’s a guy sleeping on a sidewalk got money to buy an old man breakfast?</text:p>
      <text:p text:style-name="P141"/>
      <text:p text:style-name="Dialog_2f_caption"><text:span text:style-name="T20">Edge:</text:span> Got a gig. Private investigation.</text:p>
      <text:p text:style-name="P142"/>
      <text:p text:style-name="Dialog_2f_caption"><text:span text:style-name="T20">Zenarcher:</text:span> <text:span text:style-name="T310">Ah, investigating the insides of dumpsters. Must be lucrative.</text:span></text:p>
      <text:p text:style-name="P140"/>
      <text:h text:style-name="P337" text:outline-level="1">Page 2<text:span text:style-name="T347">1</text:span></text:h>
      <text:p text:style-name="P153"/>
      <text:p text:style-name="P153"><text:span text:style-name="T20">Panel 1:</text:span> <text:span text:style-name="T234">Int. of the diner. Edge and Zenarcher sitting</text:span><text:span text:style-name="T79"> in the booth facing each other while a waitress takes their order.</text:span><text:span text:style-name="T235"> Temple cultists entering the diner in the background.</text:span></text:p>
      <text:p text:style-name="P143"/>
      <text:p text:style-name="Dialog_2f_caption"><text:span text:style-name="T20">Edge:</text:span> Coffee. Eggs over hard.</text:p>
      <text:p text:style-name="P146"/>
      <text:p text:style-name="Dialog_2f_caption"><text:span text:style-name="T20">Zenarcher:</text:span> <text:span text:style-name="T236">I’ll have a green tea with a Florentine omelet, please.</text:span></text:p>
      <text:p text:style-name="P142"/>
      <text:p text:style-name="P143"><text:span text:style-name="T20">Panel 2:</text:span> Edge wav<text:span text:style-name="T275">ing</text:span> at one of the cultists.</text:p>
      <text:p text:style-name="P143"/>
      <text:p text:style-name="Dialog_2f_caption"><text:span text:style-name="T20">Edge:</text:span> Hey! Sell me one of those papers, will you?</text:p>
      <text:p text:style-name="Dialog_2f_caption"/>
      <text:p text:style-name="Dialog_2f_caption"><text:span text:style-name="T20">Edge:</text:span> I’ve always wondered how they fill these things.</text:p>
      <text:p text:style-name="P143"/>
      <text:p text:style-name="P144"><text:span text:style-name="T20">Panel 3:</text:span> <text:span text:style-name="T276">A tabloid-sized (11x17) newspaper titled </text:span><text:span text:style-name="T6">The Megalith</text:span><text:span text:style-name="T191"> </text:span><text:span text:style-name="T192">sitting on the diner table.</text:span><text:span text:style-name="T275"> It’s the same format as </text:span><text:span text:style-name="T5">The Stranger</text:span><text:span text:style-name="T189">, in that it has a cover image with headlines instead of articles printed directly on the front-page like daily broadsheet newspaper. </text:span><text:span text:style-name="T190">The cover</text:span><text:span text:style-name="T189"> image </text:span><text:span text:style-name="T190">is</text:span><text:span text:style-name="T189"> Giganteus </text:span><text:span text:style-name="T191">getting impaled with a huge ice-spike by a Frost Giant.</text:span><text:span text:style-name="T189"> </text:span><text:span text:style-name="T274">Headline: “Giganteus was a god among men.” Subhead: “Why did he die?”</text:span></text:p>
      <text:p text:style-name="P149"/>
      <text:p text:style-name="Dialog_2f_caption"><text:span text:style-name="T20">Edge (off panel):</text:span> <text:span text:style-name="T276">Why is it they’re obsessed with images of their god getting murdered?</text:span></text:p>
      <text:p text:style-name="P144"/>
      <text:p text:style-name="P143"><text:span text:style-name="T20">Panel </text:span><text:span text:style-name="T37">4</text:span><text:span text:style-name="T20">:</text:span> Edge and Zenarcher sitting across from each other <text:span text:style-name="T234">as the waitress brings the coffee and tea</text:span>. In the background, the diner owner is chasing the cult out.</text:p>
      <text:p text:style-name="P143"/>
      <text:p text:style-name="Dialog_2f_caption"><text:span text:style-name="T20">Zenarcher:</text:span> Christians do it to<text:span text:style-name="T312">o</text:span>. Christ on the cross, crucifixes everywhere.</text:p>
      <text:p text:style-name="P143"/>
      <text:p text:style-name="Dialog_2f_caption"><text:span text:style-name="T20">Edge:</text:span> <text:span text:style-name="T276">True. Tough luck going up against a frost giant when your one weakness is extreme cold.</text:span></text:p>
      <text:p text:style-name="P145"/>
      <text:p text:style-name="P150"><text:span text:style-name="T20">Panel 5:</text:span> Edge sipping coffee as he flips through the paper.</text:p>
      <text:p text:style-name="P150"/>
      <text:p text:style-name="Dialog_2f_caption"><text:span text:style-name="T41">Edge:</text:span><text:span text:style-name="T312"> </text:span>You knew him, didn’t you? <text:span text:style-name="T277">Giganteius?</text:span></text:p>
      <text:p text:style-name="Dialog_2f_caption"/>
      <text:p text:style-name="Dialog_2f_caption"><text:span text:style-name="T20">Zenarcher:</text:span> Sort of. He was mostly before even my time.</text:p>
      <text:p text:style-name="Dialog_2f_caption"/>
      <text:p text:style-name="Dialog_2f_caption"><text:span text:style-name="T20">Edge:</text:span> Ever feel like you were living in his shadow?</text:p>
      <text:p text:style-name="P143"/>
      <text:p text:style-name="P147"><text:soft-page-break/><text:span text:style-name="T20">Panel </text:span><text:span text:style-name="T38">6</text:span><text:span text:style-name="T20">: </text:span><text:span text:style-name="T234">Medium shot of Zenarcher holding his tea cup and lifting the <text:s/>tea bag out of the cup.</text:span></text:p>
      <text:p text:style-name="P143"/>
      <text:p text:style-name="Dialog_2f_caption"><text:span text:style-name="T20">Zenarcher:</text:span> At first. But people forget that he was controversial in the 60s. Staying neutral in Vietnam pissed off basically everyone.</text:p>
      <text:p text:style-name="P143"/>
      <text:p text:style-name="P145"><text:span text:style-name="T20">Panel </text:span><text:span text:style-name="T38">7</text:span><text:span text:style-name="T20">:</text:span> <text:span text:style-name="T280">Edge and Zenarcher face each other as the waitress brings plates of food.</text:span></text:p>
      <text:p text:style-name="P143"/>
      <text:p text:style-name="Dialog_2f_caption"><text:span text:style-name="T20">Edge:</text:span> I hated him. He was so busy fighting aliens and supervillains that he let the city get overrun by crack. <text:span text:style-name="T279">We fought the Chromoids </text:span><text:span text:style-name="T7">and</text:span><text:span text:style-name="T279"> cleaned up the city.</text:span></text:p>
      <text:p text:style-name="P143"/>
      <text:p text:style-name="P24">Panel <text:span text:style-name="T277">8</text:span>: <text:span text:style-name="T91">Medium shot of Edge stair</text:span><text:span text:style-name="T102">ing</text:span><text:span text:style-name="T91"> off at the television mounted above the counter in the diner. Gravitoni and the Novas are giving a press conference in front of an art deco building (city hall).</text:span></text:p>
      <text:p text:style-name="P148"/>
      <text:p text:style-name="Dialog_2f_caption"><text:span text:style-name="T20">Edge:</text:span> <text:span text:style-name="T279">Pfft, and I thought your generation was soft. I can’t stand all this made-for-Instagram super-influencer shit.</text:span></text:p>
      <text:p text:style-name="P148"/>
      <text:p text:style-name="P148"><text:span text:style-name="T20">Panel </text:span><text:span text:style-name="T38">9</text:span><text:span text:style-name="T20">:</text:span> Edge <text:span text:style-name="T278">sticks a fork in his eggs.</text:span></text:p>
      <text:p text:style-name="P148"/>
      <text:p text:style-name="Dialog_2f_caption"><text:span text:style-name="T20">Edge:</text:span> <text:span text:style-name="T279">The whole world’s going to hell.</text:span></text:p>
      <text:h text:style-name="P338" text:outline-level="1">Page <text:span text:style-name="T237">22</text:span></text:h>
      <text:p text:style-name="P140"><text:span text:style-name="T20">Panel 2: </text:span><text:span text:style-name="T238">Edge holds two pills of warp in the palm of his hand.</text:span></text:p>
      <text:p text:style-name="P154"/>
      <text:p text:style-name="P154"><text:span text:style-name="T20">Panel 3:</text:span> Edge sits at a greasy spoon diner with a cup of coffee and a <text:span text:style-name="T239">B</text:span>loody <text:span text:style-name="T239">M</text:span>ary.</text:p>
      <text:p text:style-name="P154"/>
      <text:p text:style-name="P154"><text:span text:style-name="T20">Panel 4:</text:span> Edge walking down a busy street in the deco district, looking awake and alert.</text:p>
      <text:p text:style-name="P154"/>
      <text:p text:style-name="P154"><text:span text:style-name="T20">Panel 5:</text:span> Edge sitting at a dive bar with a glass of beer.</text:p>
      <text:p text:style-name="P154"/>
      <text:p text:style-name="P154"><text:span text:style-name="T20">Panel 6:</text:span> Edge, still at the bar, pops another pill.</text:p>
      <text:p text:style-name="P154"/>
      <text:p text:style-name="P154"><text:span text:style-name="T20">Panel 7:</text:span> A <text:span text:style-name="T313">CABARET GIRL</text:span> and a <text:span text:style-name="T313">GUY</text:span> approach Edge at the bar.</text:p>
      <text:p text:style-name="P154"/>
      <text:p text:style-name="P15">CAPTION:</text:p>
      <text:p text:style-name="P95">Do something long enough, people start to notice.</text:p>
      <text:p text:style-name="P154"/>
      <text:p text:style-name="P154"><text:span text:style-name="T20">Panel 8: </text:span><text:span text:style-name="T239">A</text:span>lley behind the dive bar. Guy from the previous panel hands edge some bills.</text:p>
      <text:p text:style-name="P154"/>
      <text:p text:style-name="P154"><text:span text:style-name="T20">Panel 9:</text:span> Edge dropping pills in the guy’s hand.</text:p>
      <text:p text:style-name="P140"/>
      <text:h text:style-name="P340" text:outline-level="1">Page <text:span text:style-name="T240">23</text:span></text:h>
      <text:p text:style-name="P155"/>
      <text:p text:style-name="P156"><text:span text:style-name="T20">Panel 1:</text:span> Edge sit<text:span text:style-name="T313">ting</text:span> at the bar as <text:span text:style-name="T313">the GUY from the previous page approaches</text:span>, but with a <text:span text:style-name="T315">DIFFERENT</text:span> <text:span text:style-name="T314">GIRL</text:span> this time. The guy is wearing different clothes to indicate the passage of time.</text:p>
      <text:p text:style-name="P156"/>
      <text:p text:style-name="P156"><text:span text:style-name="T20">Panel 2:</text:span> The guy set<text:span text:style-name="T313">ting</text:span> down a gift box on the bar.</text:p>
      <text:p text:style-name="P156"/>
      <text:p text:style-name="P156"><text:span text:style-name="T20">Panel 3:</text:span> Edge peak<text:span text:style-name="T313">ing</text:span> inside the box.</text:p>
      <text:p text:style-name="P156"/>
      <text:p text:style-name="P156"><text:span text:style-name="T20">Panel 4:</text:span> Edge plac<text:span text:style-name="T313">ing</text:span> a small jewelry box on the bar, the sort you’d keep a wedding ring in.</text:p>
      <text:p text:style-name="P156"/>
      <text:p text:style-name="P156"><text:span text:style-name="T20">Panel 5:</text:span> Girl from the first panel of this page, now in different clothes, along with a different girl approach<text:span text:style-name="T313">ing</text:span> Edge at the bar. Edge looks more tired, haggard. <text:span text:style-name="T313">Time has passed.</text:span></text:p>
      <text:p text:style-name="P156"/>
      <text:p text:style-name="P156"><text:span text:style-name="T20">Panel 6:</text:span> Gift boxes on the table.</text:p>
      <text:p text:style-name="P155"/>
      <text:p text:style-name="P155"/>
      <text:h text:style-name="P341" text:outline-level="1">Page 2<text:span text:style-name="T347">4</text:span></text:h>
      <text:p text:style-name="P158"/>
      <text:p text:style-name="P158"><text:span text:style-name="T20">Panel 1:</text:span> Edge stands in front of the dive bar, which we can now see is called The 308. Two of the Sunset Gun’s <text:span text:style-name="T241">cyborg cowgirl HENCHWOMEN</text:span> approach him from each side.</text:p>
      <text:p text:style-name="P158"/>
      <text:p text:style-name="P158"><text:span text:style-name="T20">Panel 2:</text:span> A closer shot of the above, <text:span text:style-name="T241">the henchwomen are</text:span> now right up on Edge.</text:p>
      <text:p text:style-name="P158"/>
      <text:p text:style-name="P157"><text:span text:style-name="T30">Henchwoman 1</text:span><text:span text:style-name="T20">:</text:span></text:p>
      <text:p text:style-name="P95">Let’s go for a ride Edge.</text:p>
      <text:p text:style-name="P158"/>
      <text:p text:style-name="P158"><text:span text:style-name="T20">Panel 3:</text:span> Bird’s eye view of the three of them facing the street, standing in front of an old <text:span text:style-name="T241">C</text:span>adillac with bull horns as a hood ornament.</text:p>
      <text:p text:style-name="P158"/>
      <text:p text:style-name="P16"><text:span text:style-name="T241">HENCHWOMAN</text:span> 2:</text:p>
      <text:p text:style-name="P95">The Sunset Gun wants to talk to you.</text:p>
      <text:p text:style-name="P158"/>
      <text:p text:style-name="P16">CAPTION:</text:p>
      <text:p text:style-name="P95">The name <text:span text:style-name="T340">sends a chill down my spine</text:span>. <text:span text:style-name="T242">I wanted to attract attention, <text:s/>but not his attention. I didn’t even know he was still alive.</text:span></text:p>
      <text:p text:style-name="P158"/>
      <text:p text:style-name="P158"><text:span text:style-name="T20">Panel </text:span><text:span text:style-name="T31">4</text:span><text:span text:style-name="T20">: </text:span>Edge in the back seat of the caddie, wedged between the two <text:span text:style-name="T243">women</text:span>.</text:p>
      <text:p text:style-name="P158"/>
      <text:p text:style-name="P17"><text:span text:style-name="T243">HENCHWOMAN</text:span> 1:</text:p>
      <text:p text:style-name="P95">We were supposed to rough you up first, but it looks like someone beat us to it.</text:p>
      <text:p text:style-name="P158"/>
      <text:p text:style-name="P18">CAPTION:</text:p>
      <text:p text:style-name="P95">And why the muscle? I never knew him to work any way but alone.</text:p>
      <text:p text:style-name="P158"/>
      <text:p text:style-name="P159"><text:span text:style-name="T20">Panel 5:</text:span> <text:span text:style-name="T244">The women look at Edge disapprovingly.</text:span></text:p>
      <text:p text:style-name="P159"/>
      <text:p text:style-name="P159"/>
      <text:p text:style-name="P17">EDGE:</text:p>
      <text:p text:style-name="P95">Looks like you two have had it rougher than me, but think <text:span text:style-name="T244">I’d qualify for bionic enhancement surgery</text:span>? What’s all that hardware cost?</text:p>
      <text:h text:style-name="P338" text:outline-level="1">Page 2<text:span text:style-name="T347">5</text:span></text:h>
      <text:p text:style-name="P160"/>
      <text:p text:style-name="P160"><text:span text:style-name="T20">Panel 1:</text:span> Establishing shot of the bar that Sunset Gun uses as a headquarters, the <text:span text:style-name="T245">Cadillac</text:span> parked in front.</text:p>
      <text:p text:style-name="P160"/>
      <text:p text:style-name="P160"><text:span text:style-name="T20">Panel 2:</text:span> <text:span text:style-name="T246">B</text:span>asement of the bar. Edge walk<text:span text:style-name="T245">s</text:span> down the stairs, Sunset leans back in a swivel chair in front of a <text:span text:style-name="T245">desk. POV is from behind Sunset Gun, who is partially obscuring the guns, cash, and bags of pills on his desk.</text:span></text:p>
      <text:p text:style-name="P160"/>
      <text:p text:style-name="P19">Sunset Gun:</text:p>
      <text:p text:style-name="P95">Heard you been dealing on my turf, Edge.</text:p>
      <text:p text:style-name="P160"/>
      <text:p text:style-name="P160"><text:span text:style-name="T20">Panel 3:</text:span> Headshot of Sunset Gun.</text:p>
      <text:p text:style-name="P160"/>
      <text:p text:style-name="P19">Sunset Gun:</text:p>
      <text:p text:style-name="P95">What’s a cape doing selling <text:span text:style-name="T316">W</text:span>arp?</text:p>
      <text:p text:style-name="P160"/>
      <text:p text:style-name="P160"><text:span text:style-name="T20">Panel 4:</text:span> Edge holds up his hands in protest.</text:p>
      <text:p text:style-name="P160"/>
      <text:p text:style-name="P19">Edge:</text:p>
      <text:p text:style-name="P95">Hey, look, I’ll admit I’ve got a habit. But I’m no dealer…</text:p>
      <text:p text:style-name="P160"/>
      <text:p text:style-name="P160"><text:span text:style-name="T20">Panel 5:</text:span> One of the <text:span text:style-name="T246">henchwomen</text:span> pulls Edge’s bag from his pocket.</text:p>
      <text:p text:style-name="P160"/>
      <text:p text:style-name="P19">Sunset Gun:</text:p>
      <text:p text:style-name="P95">That’s a lot pills for “just a habit.”</text:p>
      <text:p text:style-name="P160"/>
      <text:p text:style-name="P162"><text:span text:style-name="T20">Panel 6:</text:span> Headshot of Edge, sweating, looking panicky.</text:p>
      <text:h text:style-name="P338" text:outline-level="1">Page 2<text:span text:style-name="T347">6</text:span></text:h>
      <text:p text:style-name="P162"/>
      <text:p text:style-name="P162"><text:span text:style-name="T20">Panel 1:</text:span> Headshot of Sunset Gun, laughing.</text:p>
      <text:p text:style-name="P162"/>
      <text:p text:style-name="P20">Sunset Gun:</text:p>
      <text:p text:style-name="P95">Wait a minute… you <text:span text:style-name="T247">don’t</text:span> know about my career change <text:span text:style-name="T247">do</text:span> you?</text:p>
      <text:p text:style-name="P162"/>
      <text:p text:style-name="P162"><text:span text:style-name="T20">Panel 2:</text:span> Shot of Sunset Gun’s table, the scales, money, etc.</text:p>
      <text:p text:style-name="P162"/>
      <text:p text:style-name="P161"><text:span text:style-name="T20">Sunset Gun:</text:span> </text:p>
      <text:p text:style-name="P95">I assure you Edge, my concern is not with your occupation. It’s you selling on my turf. A lack of cooperation on your part, though, will be no less consequential. So let’s cut the bull crap.</text:p>
      <text:p text:style-name="P162"/>
      <text:p text:style-name="P162"><text:span text:style-name="T20">Panel 3:</text:span> Edge sits on a chair in front of Sunset Gun.</text:p>
      <text:p text:style-name="P162"/>
      <text:p text:style-name="P20">Edge:</text:p>
      <text:p text:style-name="P95">So when did you change sides?</text:p>
      <text:p text:style-name="P162"/>
      <text:p text:style-name="P162"><text:span text:style-name="T20">Panel 4:</text:span> <text:span text:style-name="T245">Sunset Gun leans forward on the desk.</text:span></text:p>
      <text:p text:style-name="P162"/>
      <text:p text:style-name="P20">Sunset Gun:</text:p>
      <text:p text:style-name="P95">A couple years ago a journalist in Chicago tallied my body count. I’ve taken the lives of <text:span text:style-name="T248">nearly 50,000</text:span> men.</text:p>
      <text:p text:style-name="P162"/>
      <text:p text:style-name="P95">And what do I have to show for it? Drug use is at an all time high. Chicago is still a crime infested shithole.</text:p>
      <text:p text:style-name="P162"/>
      <text:p text:style-name="P162"><text:span text:style-name="T20">Panel </text:span><text:span text:style-name="T32">5</text:span><text:span text:style-name="T20">:</text:span> <text:span text:style-name="T245">Sunset Gun crosses arms, looks away.</text:span></text:p>
      <text:p text:style-name="P162"/>
      <text:p text:style-name="P20">Sunset Gun:</text:p>
      <text:p text:style-name="P328">And I’m looking to retire, put my nieces and nephews through college, all that kind of crap you do when you get older.</text:p>
      <text:p text:style-name="P162"/>
      <text:p text:style-name="P21"/>
      <text:p text:style-name="P164"><text:span text:style-name="T20">Panel </text:span><text:span text:style-name="T32">6</text:span><text:span text:style-name="T20">:</text:span> <text:span text:style-name="T249">Edge and The Sunset Gun face each other, Edge gestures around the room.</text:span></text:p>
      <text:p text:style-name="P163"/>
      <text:p text:style-name="P21">Edge:</text:p>
      <text:p text:style-name="P95">So, uh, you make Warp now, Gun?</text:p>
      <text:p text:style-name="P163"/>
      <text:p text:style-name="P21">Sunset Gun:</text:p>
      <text:p text:style-name="P21"/>
      <text:p text:style-name="P95">I’m asking the questions here. But, no, I don’t. I handle the business side.</text:p>
      <text:p text:style-name="P163"/>
      <text:p text:style-name="P95"><text:span text:style-name="T245">Now, </text:span>what I really want to know is if <text:span text:style-name="T4">you</text:span><text:span text:style-name="T159"> </text:span><text:span text:style-name="T161">really </text:span><text:span text:style-name="T159">switched sides, Edge. Are you still working for your Big State pals like </text:span><text:span text:style-name="T162">Gravitoni </text:span><text:span text:style-name="T163">and the Novas</text:span><text:span text:style-name="T159">?</text:span></text:p>
      <text:p text:style-name="P165"/>
      <text:p text:style-name="P163"><text:span text:style-name="T144">Panel </text:span><text:span text:style-name="T146">7</text:span><text:span text:style-name="T144">:</text:span><text:span text:style-name="T159"> Side shot, Sunset Gun leans towards Edge, </text:span><text:span text:style-name="T163">spirals in his eyes</text:span><text:span text:style-name="T161">. </text:span></text:p>
      <text:p text:style-name="P165"/>
      <text:p text:style-name="P238">Sunset Gun:</text:p>
      <text:p text:style-name="P95"><text:span text:style-name="T159">I can still </text:span><text:span text:style-name="T164">peer into men’s souls, Edge.</text:span></text:p>
      <text:p text:style-name="P166"/>
      <text:p text:style-name="P166"/>
      <text:h text:style-name="P338" text:outline-level="1"><text:span text:style-name="T164">P</text:span><text:span text:style-name="T165">age 2</text:span><text:span text:style-name="T210">7</text:span><text:span text:style-name="T165">:</text:span></text:h>
      <text:p text:style-name="P166"/>
      <text:p text:style-name="P297"><text:span text:style-name="T144">Panel </text:span><text:span text:style-name="T147">1</text:span><text:span text:style-name="T144">:</text:span><text:span text:style-name="T159"> Sunset Gun slump</text:span><text:span text:style-name="T166">ed</text:span><text:span text:style-name="T159"> back into his seat, </text:span><text:span text:style-name="T167">still facing Edge.</text:span></text:p>
      <text:p text:style-name="P166"/>
      <text:p text:style-name="P239">Sunset Gun:</text:p>
      <text:p text:style-name="P240"/>
      <text:p text:style-name="P95"><text:span text:style-name="T161">And yours is as pitch as black. So w</text:span><text:span text:style-name="T159">hy’d </text:span><text:span text:style-name="T4">you</text:span><text:span text:style-name="T159"> switch sides?</text:span></text:p>
      <text:p text:style-name="P166"/>
      <text:p text:style-name="P239">Edge:</text:p>
      <text:p text:style-name="P95">I’m not making excuses for myself. Like I said, I got a habit. It gets expensive. </text:p>
      <text:p text:style-name="P166"/>
      <text:p text:style-name="P166"/>
      <text:p text:style-name="P92"><text:span text:style-name="T144">Panel </text:span><text:span text:style-name="T147">2</text:span><text:span text:style-name="T144">:</text:span><text:span text:style-name="T159"> </text:span><text:span text:style-name="T166">Sunset Gun signaling to one of the henchwomen.</text:span></text:p>
      <text:p text:style-name="P166"/>
      <text:p text:style-name="P296"><text:span text:style-name="T144">Sunset Gun:</text:span><text:span text:style-name="T159"> </text:span></text:p>
      <text:p text:style-name="P95"><text:span text:style-name="T159">Ye</text:span><text:span text:style-name="T166">ah</text:span><text:span text:style-name="T159">, and that makes you dangerous.</text:span></text:p>
      <text:p text:style-name="P95"/>
      <text:p text:style-name="P95">Give me his stash.</text:p>
      <text:p text:style-name="P166"/>
      <text:p text:style-name="P166"><text:span text:style-name="T20">Panel </text:span><text:span text:style-name="T33">3</text:span><text:span text:style-name="T20">:</text:span> <text:span text:style-name="T250">The henchwoman tossing the bag of Warp pills from Edge’s coat onto Sunset’s desk.</text:span></text:p>
      <text:p text:style-name="P166"/>
      <text:p text:style-name="P298"><text:span text:style-name="T144">Panel 4:</text:span><text:span text:style-name="T159"> </text:span><text:span text:style-name="T167">Edge leans forward towards the desk as Sunset Gun puts the bag into a desk drawer.</text:span></text:p>
      <text:p text:style-name="P167"/>
      <text:p text:style-name="P242">EDGE:</text:p>
      <text:p text:style-name="P95">C’mon, at least leave me some…</text:p>
      <text:p text:style-name="P167"/>
      <text:p text:style-name="P241">Panel 5:<text:span text:style-name="T56"> </text:span><text:span text:style-name="T80">Sunset Gun aims a pistol at Edge.</text:span></text:p>
      <text:p text:style-name="P167"/>
      <text:p text:style-name="P242">Sunset Gun:</text:p>
      <text:p text:style-name="P241"/>
      <text:p text:style-name="P95"><text:span text:style-name="T159">This is what you get for dealing on my grounds without my permission. If you want to purchase warp for your personal consumption, you can do so at </text:span><text:span text:style-name="T168">Coralcola</text:span><text:span text:style-name="T159">. </text:span><text:span text:style-name="T168">Ask the bartender for </text:span><text:span text:style-name="T167">a </text:span><text:span text:style-name="T200">T</text:span><text:span text:style-name="T167">equila Sunset with lightening</text:span><text:span text:style-name="T168">.</text:span></text:p>
      <text:p text:style-name="P95"/>
      <text:p text:style-name="P95"><text:span text:style-name="T159">But I don’t trust you to deal, </text:span><text:span text:style-name="T168">n</text:span><text:span text:style-name="T159">or to walk around with such a large supply.</text:span></text:p>
      <text:p text:style-name="P167"/>
      <text:p text:style-name="P167"/>
      <text:h text:style-name="P338" text:outline-level="1">Page 2<text:span text:style-name="T347">8</text:span></text:h>
      <text:p text:style-name="P169"/>
      <text:p text:style-name="P169"><text:span text:style-name="T20">Panel 1:</text:span> Edge asleep in bed. Gravitoni stand<text:span text:style-name="T282">ing</text:span> over him.</text:p>
      <text:p text:style-name="P169"/>
      <text:p text:style-name="P169"><text:span text:style-name="T20">Panel 2:</text:span> Edge bolt<text:span text:style-name="T284">ing</text:span> upright as Gravitoni splash<text:span text:style-name="T284">s</text:span> him with water.</text:p>
      <text:p text:style-name="P169"/>
      <text:p text:style-name="P243">EDGE:</text:p>
      <text:p text:style-name="P95">FUUU</text:p>
      <text:p text:style-name="P169"/>
      <text:p text:style-name="P169"><text:span text:style-name="T20">Panel 3:</text:span> Gravitoni pull<text:span text:style-name="T282">ing</text:span> the studio’s single chair over to the bed as Edge stands up, wearing only tighty whities.</text:p>
      <text:p text:style-name="P169"/>
      <text:p text:style-name="P168"><text:span text:style-name="T20">Edge:</text:span> </text:p>
      <text:p text:style-name="Dialog_2f_caption">Come on, was that necessary?</text:p>
      <text:p text:style-name="P169"/>
      <text:p text:style-name="P168"><text:span text:style-name="T20">Gravitoni:</text:span> </text:p>
      <text:p text:style-name="Dialog_2f_caption">I tried rousing you without it.</text:p>
      <text:p text:style-name="P169"/>
      <text:p text:style-name="P169"><text:span text:style-name="T20">Panel 4:</text:span> Edge pat<text:span text:style-name="T251">ting</text:span> his face down with a dirty t-shirt.</text:p>
      <text:p text:style-name="P169"/>
      <text:p text:style-name="P243">Edge:</text:p>
      <text:p text:style-name="P95">What day is it?</text:p>
      <text:p text:style-name="P169"/>
      <text:p text:style-name="P243">Gravitoni:</text:p>
      <text:p text:style-name="P95">Thursday. You’ve been racking up quite the credit card bill.</text:p>
      <text:p text:style-name="P169"/>
      <text:p text:style-name="P169"><text:span text:style-name="T20">Panel 5:</text:span> Edge pulling a can of Folgers from a cabinet above his sink. <text:span text:style-name="T252">Gravitoni watches him from the chair.</text:span></text:p>
      <text:p text:style-name="P169"/>
      <text:p text:style-name="P170"><text:span text:style-name="T20">Edge:</text:span> </text:p>
      <text:p text:style-name="P95">Yeah, well, it’s been worth it. I’m getting good stuff. Did you know the Sunset Gun is selling Warp?</text:p>
      <text:p text:style-name="P171"/>
      <text:p text:style-name="P170"><text:span text:style-name="T20">Gravitoni:</text:span> </text:p>
      <text:p text:style-name="P95">What? No, we didn’t even know he was in town. <text:span text:style-name="T169">That doesn’t </text:span><text:span text:style-name="T195">even </text:span><text:span text:style-name="T169">make any sense. Sunset would never...</text:span></text:p>
      <text:p text:style-name="P169"/>
      <text:p text:style-name="P299"><text:span text:style-name="T144">Panel </text:span><text:span text:style-name="T148">6</text:span><text:span text:style-name="T144">:</text:span><text:span text:style-name="T159"> Edge hold</text:span><text:span text:style-name="T195">ing</text:span><text:span text:style-name="T159"> up the coffee scoop, a despaired look on his face. There’s maybe a quarter of a scoop.</text:span></text:p>
      <text:p text:style-name="P172"/>
      <text:p text:style-name="P22"><text:span text:style-name="T169">E</text:span><text:span text:style-name="T159">dge:</text:span></text:p>
      <text:p text:style-name="P95">I saw it with my own eyes. His goons took me to his hideout at <text:span text:style-name="T253">El Dorado</text:span>.</text:p>
      <text:h text:style-name="P338" text:outline-level="1">Page <text:span text:style-name="T347">29</text:span></text:h>
      <text:p text:style-name="P171"/>
      <text:p text:style-name="P173"><text:span text:style-name="T20">Panel 1:</text:span> Edge flops down on the bed, face first.</text:p>
      <text:p text:style-name="P173"/>
      <text:p text:style-name="P244">Edge:</text:p>
      <text:p text:style-name="P95">I thought he was going to kill me Toni. He was just mad that I was selling on his turf.</text:p>
      <text:p text:style-name="P173"/>
      <text:p text:style-name="P300"><text:span text:style-name="T144">Panel 2:</text:span><text:span text:style-name="T159"> </text:span><text:span text:style-name="T169">Edge lying on the bed, looking up at Gravitoni.</text:span></text:p>
      <text:p text:style-name="P172"/>
      <text:p text:style-name="P244">Edge:</text:p>
      <text:p text:style-name="P95">He’s sick of drug war bullshit, I guess. He said he killed like a million people and it didn’t make any difference. Now he’s just looking to make some money.</text:p>
      <text:p text:style-name="P172"/>
      <text:p text:style-name="P301"><text:span text:style-name="T149">P</text:span><text:span text:style-name="T144">anel 3:</text:span><text:span text:style-name="T159"> </text:span><text:span text:style-name="T170">Edge sits up, facing Gravitoni.</text:span></text:p>
      <text:p text:style-name="P174"/>
      <text:p text:style-name="P245">Edge:</text:p>
      <text:p text:style-name="P95">Which seems like a fair point. <text:span text:style-name="T283">All that time we spent getting crack off the streets, and now it’s opioids and warp instead. What’s the point?</text:span></text:p>
      <text:p text:style-name="P175"/>
      <text:p text:style-name="P92"><text:span text:style-name="T151">Panel </text:span><text:span text:style-name="T152">2</text:span><text:span text:style-name="T151">:</text:span><text:span text:style-name="T217"> </text:span><text:span text:style-name="T214">Edge and Gravitoni face each other, both looking self-righteous, stand-offish.</text:span></text:p>
      <text:p text:style-name="P175"/>
      <text:p text:style-name="P246">Gravitoni:</text:p>
      <text:p text:style-name="P95">Warp isn’t just some run of the mill street drug. It’s dangerous. Just imagine how many genocides could happen if the wrong person got powers from it…</text:p>
      <text:p text:style-name="P176"/>
      <text:p text:style-name="P248">Panel <text:span text:style-name="T283">3</text:span>: <text:span text:style-name="T81">Edge standing up, walking towards the cupboards again, </text:span><text:span text:style-name="T92">Gravitoni</text:span><text:span text:style-name="T81"> facing him again from the chair.</text:span></text:p>
      <text:p text:style-name="P177"/>
      <text:p text:style-name="P2"><text:span text:style-name="T20">Edge:</text:span> </text:p>
      <text:p text:style-name="P95">Why are you still doing this superhero stuff at all? You could be a model, an actress.</text:p>
      <text:p text:style-name="P248"/>
      <text:p text:style-name="P177"/>
      <text:p text:style-name="P247">Gravitoni:</text:p>
      <text:p text:style-name="P95">Is that all beautiful women are good for?</text:p>
      <text:p text:style-name="P177"/>
      <text:p text:style-name="P23"><text:span text:style-name="T159">Panel </text:span><text:span text:style-name="T193">4</text:span><text:span text:style-name="T159">:</text:span><text:span text:style-name="T213"> </text:span><text:span text:style-name="T214">Edge stair</text:span><text:span text:style-name="T218">ing</text:span><text:span text:style-name="T214"> into a cupboard, empty apart from a dead rat.</text:span></text:p>
      <text:p text:style-name="P177"/>
      <text:p text:style-name="P247">Edge:</text:p>
      <text:p text:style-name="P95">Fair enough. But you’re smart too. Wasn’t the whole point of being in Doomstrike was to pay for college.</text:p>
      <text:p text:style-name="P177"><text:soft-page-break/></text:p>
      <text:p text:style-name="P248"/>
      <text:p text:style-name="P304"><text:span text:style-name="T144">Panel </text:span><text:span text:style-name="T152">5</text:span><text:span text:style-name="T144">:</text:span><text:span text:style-name="T159"> </text:span><text:span text:style-name="T171">Mid-shot, Gravitoni, arms crossed.</text:span></text:p>
      <text:p text:style-name="P177"/>
      <text:p text:style-name="P249">Gravitoni:</text:p>
      <text:p text:style-name="P95">I guess I thought I could make more of a difference doing “this superhero stuff” than I could doing anything else. Great power and great responsibility, and all that.</text:p>
      <text:p text:style-name="P92"/>
      <text:p text:style-name="P178"/>
      <text:p text:style-name="P303"><text:span text:style-name="T144">Panel </text:span><text:span text:style-name="T153">6</text:span><text:span text:style-name="T144">:</text:span><text:span text:style-name="T159"> </text:span><text:span text:style-name="T172">Edge </text:span><text:span text:style-name="T194">tossing the rat out a </text:span><text:span text:style-name="T173">window above the sink</text:span><text:span text:style-name="T172">.</text:span></text:p>
      <text:p text:style-name="P177"/>
      <text:p text:style-name="P247">Edge:</text:p>
      <text:p text:style-name="P95">Do you ever miss it? Doomstrike?</text:p>
      <text:p text:style-name="P177"/>
      <text:p text:style-name="P303"><text:span text:style-name="T144">Panel </text:span><text:span text:style-name="T153">7</text:span><text:span text:style-name="T144">:</text:span><text:span text:style-name="T213"> </text:span><text:span text:style-name="T215">Headshot of Gravitoni</text:span><text:span text:style-name="T216">.</text:span></text:p>
      <text:p text:style-name="P248"/>
      <text:p text:style-name="P302"><text:span text:style-name="T144">Gravitoni:</text:span><text:span text:style-name="T159"> </text:span></text:p>
      <text:p text:style-name="P177">Wearing a thong, getting bossed around by men? Not even a little.</text:p>
      <text:p text:style-name="P178"/>
      <text:p text:style-name="P3"/>
      <text:h text:style-name="P338" text:outline-level="1">Page <text:span text:style-name="T308">30</text:span></text:h>
      <text:p text:style-name="P179"/>
      <text:p text:style-name="P179"><text:span text:style-name="T20">Panel 1:</text:span> Establishing shot <text:span text:style-name="T254">of the inside of</text:span> Coralcola, a tiki bar. We’re looking over Edge’s shoulder as <text:span text:style-name="T281">he</text:span> walks in. <text:span text:style-name="T317">There’s a BARTENDER, a RANDOM DRUNK, and</text:span> <text:span text:style-name="T342">FREEZE-FRAME</text:span> is sitting at the bar <text:span text:style-name="T342">with their hair tucked into a baseball cap</text:span>. <text:span text:style-name="T342">(They’re also wearing large glasses, but depending on the angle, we might not be able to see the glasses in this panel).</text:span></text:p>
      <text:p text:style-name="P179"/>
      <text:p text:style-name="P281">CAPTION:</text:p>
      <text:p text:style-name="P95">Coralcola. It’s probably been 15 years since this place was fashionable.</text:p>
      <text:p text:style-name="P95"/>
      <text:p text:style-name="P95">Hell, what am I talking about, I have no idea what’s fashionable anymore. Maybe tiki bars are back in style.</text:p>
      <text:p text:style-name="P179"/>
      <text:p text:style-name="P179"><text:span text:style-name="T20">Panel 2:</text:span> Edge bell<text:span text:style-name="T255">ying</text:span> up to the bar.</text:p>
      <text:p text:style-name="P179"/>
      <text:p text:style-name="P281">EDGE:</text:p>
      <text:p text:style-name="Dialog_2f_caption">I’ll take a tequila sunset with <text:span text:style-name="T255">lightening</text:span>.</text:p>
      <text:p text:style-name="P179"/>
      <text:p text:style-name="P179"><text:span text:style-name="T20">Panel 3:</text:span> The <text:span text:style-name="T317">bartender</text:span> s<text:span text:style-name="T255">etting</text:span> a drink down for Edge <text:span text:style-name="T341">as a COWBOY</text:span> taps his shoulder.</text:p>
      <text:p text:style-name="P179"/>
      <text:p text:style-name="P318"><text:span text:style-name="T144">Panel 4:</text:span><text:span text:style-name="T159"> Edge follows </text:span><text:span text:style-name="T220">the Cowboy</text:span><text:span text:style-name="T159"> away from the bar, </text:span><text:span text:style-name="T174">his back turned. </text:span><text:span text:style-name="T201">Nathaniel </text:span><text:span text:style-name="T196">Price, dressed in office casual clothes,</text:span><text:span text:style-name="T174"> takes his place at the bar. </text:span><text:span text:style-name="T208">Freeze-Frame</text:span><text:span text:style-name="T175">, still in disguise, is still </text:span><text:span text:style-name="T208">at the bar</text:span><text:span text:style-name="T175">.</text:span></text:p>
      <text:p text:style-name="P232"/>
      <text:p text:style-name="Label_3a__20_dialog_2f_caption"><text:span text:style-name="T212">RANDOM DRUNK</text:span><text:span text:style-name="T159">:</text:span></text:p>
      <text:p text:style-name="P329">Try the Volcano, it esplodes when they put the uh,...</text:p>
      <text:p text:style-name="P231"/>
      <text:p text:style-name="Label_3a__20_dialog_2f_caption">FREEZE-FRAME</text:p>
      <text:p text:style-name="Dialog_2f_caption">… <text:span text:style-name="T350">I’ll just take a Laphraig, neat.</text:span></text:p>
      <text:p text:style-name="P180"/>
      <text:p text:style-name="P180"><text:span text:style-name="T20">Panel 5:</text:span> Edge walking out the front door of the bar, <text:span text:style-name="T343">Freeze-Frame, still disguised,</text:span> stand<text:span text:style-name="T255">ing</text:span> to follow him out.</text:p>
      <text:p text:style-name="P180"/>
      <text:p text:style-name="P180"><text:span text:style-name="T20">Panel 6:</text:span> <text:span text:style-name="T285">Ext., alley way behind Coralcola. Freeze-Frame</text:span> following Edge, who is <text:span text:style-name="T255">about to swallow a pill</text:span>.</text:p>
      <text:p text:style-name="P290"><text:span text:style-name="T343">FREEZE-FRAME</text:span>:</text:p>
      <text:p text:style-name="Dialog_2f_caption">Edge… <text:span text:style-name="T285">we need to talk.</text:span></text:p>
      <text:p text:style-name="P180"/>
      <text:p text:style-name="P180"/>
      <text:p text:style-name="P3"/>
      <text:h text:style-name="P338" text:outline-level="1">Page <text:span text:style-name="T308">31</text:span></text:h>
      <text:p text:style-name="P181"/>
      <text:p text:style-name="P92"><text:span text:style-name="T154">Panel 1:</text:span><text:span text:style-name="T197"> Edge </text:span><text:span text:style-name="T198">facing</text:span><text:span text:style-name="T197"> </text:span><text:span text:style-name="T208">Freeze-Frame</text:span><text:span text:style-name="T197">, </text:span><text:span text:style-name="T198">having turned around. </text:span><text:span text:style-name="T208">Freeze Frame is pulling off the hat and glasses.</text:span></text:p>
      <text:p text:style-name="P181"/>
      <text:p text:style-name="P306"><text:span text:style-name="T157">Freeze-Frame</text:span><text:span text:style-name="T144">: </text:span></text:p>
      <text:p text:style-name="Dialog_2f_caption">Do you recognize me? </text:p>
      <text:p text:style-name="P181"/>
      <text:p text:style-name="P333">Edge: </text:p>
      <text:p text:style-name="Dialog_2f_caption">Sure. Freeze-Frame. From the Novas. </text:p>
      <text:p text:style-name="P319"/>
      <text:p text:style-name="P181"/>
      <text:p text:style-name="P307"><text:span text:style-name="T144">Panel </text:span><text:span text:style-name="T158">2</text:span><text:span text:style-name="T144">:</text:span><text:span text:style-name="T159"> </text:span><text:span text:style-name="T208">Freeze-Frame putting the disguise back on.</text:span></text:p>
      <text:p text:style-name="P334"/>
      <text:p text:style-name="P307"><text:span text:style-name="T157">Freeze-Frame</text:span><text:span text:style-name="T144">:</text:span><text:span text:style-name="T159"> </text:span><text:span text:style-name="T352">Gravitoni asked me to keep an eye on you at Coralcola.</text:span></text:p>
      <text:p text:style-name="P181"/>
      <text:p text:style-name="P181"><text:span text:style-name="T20">Panel </text:span><text:span text:style-name="T42">3</text:span><text:span text:style-name="T20">:</text:span> <text:span text:style-name="T287">Edge turning around, gesturing dismissively at Freeze-Frame.</text:span></text:p>
      <text:p text:style-name="P181"/>
      <text:p text:style-name="P333">Edge:</text:p>
      <text:p text:style-name="Dialog_2f_caption">I shouldn't be seen talking to you. Besides, I don't need help.</text:p>
      <text:p text:style-name="P230"/>
      <text:p text:style-name="P322"><text:span text:style-name="T155">Panel </text:span><text:span text:style-name="T156">4</text:span><text:span text:style-name="T155">: </text:span><text:span text:style-name="T219">Headshot of Freeze-Frame.</text:span></text:p>
      <text:p text:style-name="P320"/>
      <text:p text:style-name="P27">Freeze-Frame: </text:p>
      <text:p text:style-name="Dialog_2f_caption">Sure seems like you could have used some help when you went up against Blood Gator.</text:p>
      <text:p text:style-name="Dialog_2f_caption"/>
      <text:p text:style-name="P321"><text:span text:style-name="T20">Panel 5:</text:span> <text:span text:style-name="T344">Edge turning around, angry.</text:span></text:p>
      <text:p text:style-name="P321"/>
      <text:p text:style-name="P335">Edge:</text:p>
      <text:p text:style-name="Dialog_2f_caption">Yeah? What would you have done tweeted that you felt personally attacked when she refused to use they/them pronouns to address you?</text:p>
      <text:p text:style-name="P321"/>
      <text:p text:style-name="P283">Panel 6:<text:span text:style-name="T56"> </text:span><text:span text:style-name="T109">Headshot of </text:span><text:span text:style-name="T111">Freeze-Frame, rolling their eyes.</text:span></text:p>
      <text:p text:style-name="P292"/>
      <text:p text:style-name="P291">Freeze-Frame:</text:p>
      <text:p text:style-name="Dialog_2f_caption">OK, boomer.</text:p>
      <text:p text:style-name="P293"/>
      <text:p text:style-name="P293"/>
      <text:h text:style-name="P337" text:outline-level="1">Page 3<text:span text:style-name="T347">2</text:span></text:h>
      <text:p text:style-name="P278">Panel <text:span text:style-name="T286">1</text:span>:<text:span text:style-name="T56"> </text:span><text:span text:style-name="T109">Edge looking very annoyed.</text:span></text:p>
      <text:p text:style-name="P294"/>
      <text:p text:style-name="P285"><text:span text:style-name="T287">E</text:span>dge:</text:p>
      <text:p text:style-name="Dialog_2f_caption">Wait, how hold do you think I… Meh, that’s just what you say when you have nothing to actually say.</text:p>
      <text:p text:style-name="P225"/>
      <text:p text:style-name="P277">Panel <text:span text:style-name="T348">2</text:span>:<text:span text:style-name="T56"> </text:span><text:span text:style-name="T108">Medium shot</text:span><text:span text:style-name="T93"> of Freeze-Frame.</text:span></text:p>
      <text:p text:style-name="P295"/>
      <text:p text:style-name="P285"><text:span text:style-name="T288">F</text:span>reeze-Frame:</text:p>
      <text:p text:style-name="Dialog_2f_caption"><text:span text:style-name="T56">OK, how about this then: </text:span><text:span text:style-name="T112">For</text:span><text:span text:style-name="T56"> all your macho bullshit, you're just a washed up security guard.</text:span></text:p>
      <text:p text:style-name="P293"/>
      <text:p text:style-name="P284">Panel <text:span text:style-name="T348">3</text:span>:<text:span text:style-name="T56"> </text:span><text:span text:style-name="T109">Headshot of Edge, now looking very angry.</text:span></text:p>
      <text:p text:style-name="P294"/>
      <text:p text:style-name="P287">Edge:</text:p>
      <text:p text:style-name="Dialog_2f_caption">You Novas think you're saving the world by putting together an 'inclusive' superhero team that just goes around and protests lead in the drinking water, but you haven't done a tenth of what we did.</text:p>
      <text:p text:style-name="P293"/>
      <text:p text:style-name="P286">Panel <text:span text:style-name="T348">4</text:span>:<text:span text:style-name="T56"> Freeze-Frame, indignant.</text:span></text:p>
      <text:p text:style-name="P225"/>
      <text:p text:style-name="P276">Freeze-Frame:</text:p>
      <text:p text:style-name="Dialog_2f_caption">We’re left with the world you left behind <text:span text:style-name="T345">after you were done breaking drug dealers jaws while you letting big corporations turn destroy the environment and turn the city into a gentrified yuppie playground.</text:span></text:p>
      <text:p text:style-name="P226"/>
      <text:p text:style-name="P233"><text:span text:style-name="T20">Panel </text:span><text:span text:style-name="T43">5</text:span><text:span text:style-name="T20">:</text:span> Headshot of Freeze-Frame.</text:p>
      <text:p text:style-name="P225"/>
      <text:p text:style-name="P275">Freeze-Frame:</text:p>
      <text:p text:style-name="Dialog_2f_caption">And maybe, just maybe, defying thousands of <text:span text:style-name="T351">years of </text:span>patriarchical norms is <text:span text:style-name="T318">a bigger deal</text:span> than anything your <text:span text:style-name="T318">cynical, self-interested </text:span>generation ever achieved.</text:p>
      <text:p text:style-name="P225"/>
      <text:h text:style-name="P342" text:outline-level="1">Page 3<text:span text:style-name="T349">3</text:span></text:h>
      <text:p text:style-name="P227"><text:span text:style-name="T20">Panel </text:span><text:span text:style-name="T43">1</text:span><text:span text:style-name="T20">:</text:span> Edge just standing there.</text:p>
      <text:p text:style-name="P227"/>
      <text:p text:style-name="P227"><text:span text:style-name="T20">Panel </text:span><text:span text:style-name="T43">2</text:span><text:span text:style-name="T20">:</text:span> <text:span text:style-name="T288">Headshot of Edge.</text:span></text:p>
      <text:p text:style-name="P227"/>
      <text:p text:style-name="P280">Edge:</text:p>
      <text:p text:style-name="Dialog_2f_caption">Shit, you’re right. And I’m sorry about that <text:span text:style-name="T348">pronouns</text:span> crack. That was idiotic of me.</text:p>
      <text:p text:style-name="P227"/>
      <text:p text:style-name="P279">Panel <text:span text:style-name="T348">3</text:span>: <text:span text:style-name="T93">Edge and Freeze-Frame facing each other.</text:span></text:p>
      <text:p text:style-name="P227"/>
      <text:p text:style-name="P280">Freeze-Frame: </text:p>
      <text:p text:style-name="Dialog_2f_caption">It’s not the worst thing anyone ever said to me.</text:p>
      <text:p text:style-name="P227"/>
      <text:p text:style-name="P279">Panel <text:span text:style-name="T348">4</text:span>:<text:span text:style-name="T56"> </text:span><text:span text:style-name="T93">Longshot of Edge, hands in pockets, looking down.</text:span></text:p>
      <text:p text:style-name="P227"/>
      <text:p text:style-name="P228"><text:span text:style-name="T20">Edge:</text:span> </text:p>
      <text:p text:style-name="Dialog_2f_caption">That’s the problem. If you’re not the worst you start thinking you’re the good guy.</text:p>
      <text:p text:style-name="P227"/>
      <text:p text:style-name="P229"><text:span text:style-name="T20">Panel </text:span><text:span text:style-name="T43">5</text:span><text:span text:style-name="T20">:</text:span> <text:span text:style-name="T288">Edge and Freeze-Frame facing each other.</text:span></text:p>
      <text:p text:style-name="P229"/>
      <text:p text:style-name="P282">Edge:</text:p>
      <text:p text:style-name="Dialog_2f_caption">So what was it you wanted to talk about?</text:p>
      <text:p text:style-name="P229"/>
      <text:p text:style-name="P282">Freeze-Frame:</text:p>
      <text:p text:style-name="Dialog_2f_caption">I saw <text:span text:style-name="T288">Nathaniel Price</text:span> at the bar.</text:p>
      <text:p text:style-name="P229"/>
      <text:p text:style-name="P282">Edge:</text:p>
      <text:p text:style-name="Dialog_2f_caption">From Wonder Labs? No shit?</text:p>
      <text:p text:style-name="P229"/>
      <text:p text:style-name="P282">Freeze-Frame:</text:p>
      <text:p text:style-name="Dialog_2f_caption">No shit.</text:p>
      <text:p text:style-name="P229"/>
      <text:p text:style-name="P229"><text:span text:style-name="T20">Panel </text:span><text:span text:style-name="T43">6</text:span><text:span text:style-name="T20">:</text:span> Edge walking away.</text:p>
      <text:p text:style-name="P229"/>
      <text:p text:style-name="P282">Freeze-Frame:</text:p>
      <text:p text:style-name="Dialog_2f_caption">Where are you going?</text:p>
      <text:p text:style-name="P229"/>
      <text:p text:style-name="P282">Edge:</text:p>
      <text:p text:style-name="Dialog_2f_caption">To talk to someone who might know a little something about this. <text:span text:style-name="T290">I owe you one!</text:span></text:p>
      <text:h text:style-name="P338" text:outline-level="1">Page 3<text:span text:style-name="T349">4</text:span></text:h>
      <text:p text:style-name="P181"/>
      <text:p text:style-name="P181"><text:span text:style-name="T20">Panel 1:</text:span> Edge stand<text:span text:style-name="T256">ing</text:span> outside looking up at temple shaped like a giant snake, wedged between more traditional but rundown art deco buildings.</text:p>
      <text:p text:style-name="P181"/>
      <text:p text:style-name="P305"><text:span text:style-name="T144">Panel 2:</text:span><text:span text:style-name="T159"> </text:span><text:span text:style-name="T176">Edge knock</text:span><text:span text:style-name="T177">ing</text:span><text:span text:style-name="T176"> on the door.</text:span></text:p>
      <text:p text:style-name="P182"/>
      <text:p text:style-name="P182"><text:span text:style-name="T20">Panel 3:</text:span> <text:span text:style-name="T319">KRAIT, a</text:span>n aged, goth-looking man in a lab coat, clutching a glass flask, with a boa draped around his shoulders answer<text:span text:style-name="T256">ing</text:span> the door.</text:p>
      <text:p text:style-name="P182"/>
      <text:p text:style-name="P250">Edge:</text:p>
      <text:p text:style-name="P185">Hey Krait.</text:p>
      <text:p text:style-name="P184"/>
      <text:p text:style-name="P183"><text:span text:style-name="T20">Krait:</text:span> </text:p>
      <text:p text:style-name="P185">Edge, <text:span text:style-name="T257">come in, come in, is something the matter?</text:span></text:p>
      <text:p text:style-name="P182"/>
      <text:p text:style-name="P308"><text:span text:style-name="T144">Panel 4:</text:span><text:span text:style-name="T159"> </text:span><text:span text:style-name="T178">Edge follow</text:span><text:span text:style-name="T177">ing</text:span><text:span text:style-name="T178"> </text:span><text:span text:style-name="T177">Krait</text:span><text:span text:style-name="T178"> into his lab, which consists of snakes either in glass cages or simply dangling from fake trees. He has a large table with syringes, beakers, etc. </text:span><text:span text:style-name="T179">There’s a snake that looks like a cobra coiled up on the table.</text:span></text:p>
      <text:p text:style-name="P186"/>
      <text:p text:style-name="P251">Edge:</text:p>
      <text:p text:style-name="P188">Why would something be wrong?</text:p>
      <text:p text:style-name="P187"/>
      <text:p text:style-name="P251">Krait: </text:p>
      <text:p text:style-name="P188">Forgive me, but it’s just been so long, I assumed that there must be some sort of <text:span text:style-name="T258">emergency</text:span>.</text:p>
      <text:p text:style-name="P184"/>
      <text:p text:style-name="P250">Edge:</text:p>
      <text:p text:style-name="P188">Ah, sorry man. It’s nothing like that. I just came by to ask if you still do any consulting for Wonder Labs.</text:p>
      <text:p text:style-name="P186"/>
      <text:p text:style-name="P309"><text:span text:style-name="T144">Panel 5:</text:span><text:span text:style-name="T159"> </text:span><text:span text:style-name="T180">Krait</text:span><text:span text:style-name="T179"> presses the cobra’s mouth against </text:span><text:span text:style-name="T202">the </text:span><text:span text:style-name="T179">lip of the flask (see YouTube videos of venom extraction for reference).</text:span></text:p>
      <text:p text:style-name="P189"/>
      <text:p text:style-name="P251">Krait:</text:p>
      <text:p text:style-name="Dialog_2f_caption">Not often. Why do you ask?</text:p>
      <text:p text:style-name="P189"/>
      <text:p text:style-name="P189"><text:span text:style-name="T20">Panel 6:</text:span> <text:span text:style-name="T259">Edge watching Krait</text:span> use a syringe to extract venom from the flask.</text:p>
      <text:p text:style-name="P189"/>
      <text:p text:style-name="P251">Edge: </text:p>
      <text:p text:style-name="P185"><text:soft-page-break/>I’m doing some PI work. Looking into <text:span text:style-name="T288">Nathaniel Price</text:span>. Wondering if you’d know any reason he’d be <text:span text:style-name="T288">hanging around Coralcola. The wife thinks he might be cheating.</text:span></text:p>
      <text:p text:style-name="P189"/>
      <text:p text:style-name="P189"><text:span text:style-name="T20">Panel 7:</text:span> <text:span text:style-name="T260">Krait</text:span> whirls around to stab Edge in the neck with the syringe.</text:p>
      <text:p text:style-name="P189"/>
      <text:p text:style-name="P252">Caption:</text:p>
      <text:p text:style-name="P234">Should have seen that coming.</text:p>
      <text:h text:style-name="P338" text:outline-level="1">Page 3<text:span text:style-name="T349">5</text:span></text:h>
      <text:p text:style-name="P190"/>
      <text:p text:style-name="P310"><text:span text:style-name="T144">Panel 1:</text:span><text:span text:style-name="T159"> </text:span><text:span text:style-name="T203">Edge</text:span><text:span text:style-name="T159"> strapped to a table, his eyes propped open </text:span><text:span text:style-name="T4">Clockwork Orange</text:span><text:span text:style-name="T159"> style.</text:span></text:p>
      <text:p text:style-name="P190"/>
      <text:p text:style-name="P190"><text:span text:style-name="T20">Panel 2:</text:span> <text:span text:style-name="T320">Krait</text:span> stands over Edge, holding a small, strange looking snake.</text:p>
      <text:p text:style-name="P190"/>
      <text:p text:style-name="P253">Krait:</text:p>
      <text:p text:style-name="P191">I need to know what you know Edge. I need to see what you see.</text:p>
      <text:p text:style-name="P190"/>
      <text:p text:style-name="P190"><text:span text:style-name="T20">Panel 3:</text:span> The small snake bit<text:span text:style-name="T323">ing</text:span> Edge’s eye.</text:p>
      <text:p text:style-name="P190"/>
      <text:p text:style-name="P190"><text:span text:style-name="T20">Panel 4:</text:span> <text:span text:style-name="T261">Krait</text:span> dangl<text:span text:style-name="T323">ing</text:span> the snake over his open mouth.</text:p>
      <text:p text:style-name="P190"/>
      <text:p text:style-name="P310"><text:span text:style-name="T144">Panel 5:</text:span><text:span text:style-name="T159"> </text:span><text:span text:style-name="T181">Krait</text:span><text:span text:style-name="T182"> stand</text:span><text:span text:style-name="T204">ing</text:span><text:span text:style-name="T182"> with his eyes close</text:span><text:span text:style-name="T204">d</text:span><text:span text:style-name="T182">, the snake’s tail sticking out of his mouth.</text:span></text:p>
      <text:p text:style-name="P190"/>
      <text:p text:style-name="P192"><text:span text:style-name="T34">Krait:</text:span> </text:p>
      <text:p text:style-name="P194">Ah, it’s a Doomstrike reunion. You and me and Gravitoni makes three. A pit<text:span text:style-name="T321">y</text:span> it isn’t under happier circumstances. You just had to go snooping around Wonder Labs didn’t you?</text:p>
      <text:p text:style-name="P190"/>
      <text:p text:style-name="P310"><text:span text:style-name="T144">Panel 6:</text:span><text:span text:style-name="T159"> </text:span><text:span text:style-name="T204">Krait</text:span><text:span text:style-name="T183"> stand</text:span><text:span text:style-name="T204">ing</text:span><text:span text:style-name="T183"> with his eyes closed.</text:span></text:p>
      <text:p text:style-name="P193"/>
      <text:p text:style-name="P254"><text:span text:style-name="T291">Krait</text:span>:</text:p>
      <text:p text:style-name="P194">You know Edge, if you’d spent as much time looking for Liberator as you did trying to get your powers back, maybe we’d have a fourth guest. Not that it matters now.</text:p>
      <text:p text:style-name="P193"/>
      <text:p text:style-name="P311"><text:span text:style-name="T144">Panel </text:span><text:span text:style-name="T150">7</text:span><text:span text:style-name="T144">:</text:span><text:span text:style-name="T159"> </text:span><text:span text:style-name="T181">Krait</text:span><text:span text:style-name="T159"> places a syringe in a medical bag.</text:span></text:p>
      <text:p text:style-name="P193"/>
      <text:p text:style-name="P254"><text:span text:style-name="T261">Krait</text:span>: </text:p>
      <text:p text:style-name="P194">This won’t hurt. In fact this neurotoxin is quite pleasant. It’s the least I can do for an old...</text:p>
      <text:h text:style-name="P338" text:outline-level="1">Page 3<text:span text:style-name="T349">6</text:span></text:h>
      <text:p text:style-name="P195"/>
      <text:p text:style-name="P196"><text:span text:style-name="T20">Panel 1:</text:span> <text:span text:style-name="T292">Krait</text:span> is about to press the syringe into Edge arm, but <text:span text:style-name="T322">Freeze-Frame</text:span> stands over his shoulder.</text:p>
      <text:p text:style-name="P196"/>
      <text:p text:style-name="P196"><text:span text:style-name="T20">Panel 2:</text:span> <text:span text:style-name="T289">Freeze-Frame</text:span> <text:span text:style-name="T346">touches Krait in the arm.</text:span></text:p>
      <text:p text:style-name="P196"/>
      <text:p text:style-name="P312"><text:span text:style-name="T144">Panel 3:</text:span><text:span text:style-name="T159"> </text:span><text:span text:style-name="T184">Edge sitting up, holding his eye while </text:span><text:span text:style-name="T199">Freeze-Frame</text:span><text:span text:style-name="T184"> undoes the leg shackles </text:span><text:span text:style-name="T209">and Krait stands frozen.</text:span></text:p>
      <text:p text:style-name="P197"/>
      <text:p text:style-name="P255">Edge:</text:p>
      <text:p text:style-name="P198">Thanks. I owe you two now.</text:p>
      <text:p text:style-name="P197"/>
      <text:p text:style-name="P255"><text:span text:style-name="T322">Freeze-Frame</text:span>:</text:p>
      <text:p text:style-name="P198">You need to get that looked at.</text:p>
      <text:p text:style-name="P197"/>
      <text:p text:style-name="P197"><text:span text:style-name="T20">Panel 4:</text:span> <text:span text:style-name="T258">Edge standing and looking a large glass cage, now empty of snakes.</text:span></text:p>
      <text:p text:style-name="P197"/>
      <text:p text:style-name="P255">Edge:</text:p>
      <text:p text:style-name="P198">Later. He confirmed what I thought: Wonder Labs is behind Warp. <text:s/>The whole “exobiological origin” thing was bullshit.</text:p>
      <text:p text:style-name="P197"/>
      <text:p text:style-name="P197"><text:span text:style-name="T20">Panel 5:</text:span> Edge looks at one of the small snakes, like the one that bit his eye.</text:p>
      <text:p text:style-name="P197"/>
      <text:p text:style-name="P255">Edge:</text:p>
      <text:p text:style-name="P198">How fast can you get Flux here?</text:p>
      <text:h text:style-name="P338" text:outline-level="1">Page 3<text:span text:style-name="T349">7</text:span></text:h>
      <text:p text:style-name="P199"/>
      <text:p text:style-name="P199"><text:span text:style-name="T20">Panel 1:</text:span> <text:span text:style-name="T326">Interior of Krait’s lab. FLUX</text:span> and <text:span text:style-name="T325">Krait</text:span> <text:span text:style-name="T351">frozen </text:span>in two separate large glass cages, each with trees for snakes to sleep on inside.</text:p>
      <text:p text:style-name="P199"/>
      <text:p text:style-name="P257">Caption:</text:p>
      <text:p text:style-name="Dialog_2f_caption">The kid is fast, but dumb. Trapping him was easy.</text:p>
      <text:p text:style-name="P199"/>
      <text:p text:style-name="P199"><text:span text:style-name="T20">Panel 2:</text:span> Headshot of Flux</text:p>
      <text:p text:style-name="P199"/>
      <text:p text:style-name="P256">Caption:</text:p>
      <text:p text:style-name="P200">Once we had him, he started spilling faster than we could listen. Which is good because I don’t think I could <text:span text:style-name="T323">of</text:span> <text:span text:style-name="T324">stomached one of Krait’s mind-reading snake thingies</text:span>.</text:p>
      <text:p text:style-name="P199"/>
      <text:p text:style-name="P256">Flux:</text:p>
      <text:p text:style-name="P200">I never took Warp off the street I swear!</text:p>
      <text:p text:style-name="P199"/>
      <text:p text:style-name="P199"><text:span text:style-name="T20">Panel 3:</text:span> <text:span text:style-name="T262">Longshot of Flux in the snake cage.</text:span></text:p>
      <text:p text:style-name="P199"/>
      <text:p text:style-name="P256">Flux:</text:p>
      <text:p text:style-name="P200">It was all part of a test. It was all sanctioned. It worked for me, but not for the other subjects. As far I knew, the program was shut down.</text:p>
      <text:p text:style-name="P199"/>
      <text:p text:style-name="P199"><text:span text:style-name="T20">Panel 4:</text:span> <text:span text:style-name="T263">Sideview of Freeze-Frame facing Flux.</text:span></text:p>
      <text:p text:style-name="P199"/>
      <text:p text:style-name="P260"><text:span text:style-name="T326">Freeze-Frame</text:span>:</text:p>
      <text:p text:style-name="P235">Why didn’t you tell us any of this?</text:p>
      <text:p text:style-name="P199"/>
      <text:p text:style-name="P256">Flux:</text:p>
      <text:p text:style-name="P200">Once Warp started appearing on the street, <text:span text:style-name="T326">Price</text:span> called me and told me if I talked about what I knew, Wonder Labs would sue me for violating my NDA.</text:p>
      <text:p text:style-name="P199"/>
      <text:p text:style-name="P258"/>
      <text:p text:style-name="P259">Panel 5:<text:span text:style-name="T56"> </text:span><text:span text:style-name="T82">Sideview of Edge and Flux facing each other, Edge with his hands in his trenchcoat pockets.</text:span></text:p>
      <text:p text:style-name="P199"/>
      <text:p text:style-name="P261">Edge:</text:p>
      <text:p text:style-name="P203">So is this some MK-Ultra type thing? Put it on the street as an experiment?</text:p>
      <text:p text:style-name="P202"/>
      <text:p text:style-name="P261">Flux:</text:p>
      <text:p text:style-name="P203">I don’t know anything else, I promise!</text:p>
      <text:p text:style-name="P202"/>
      <text:p text:style-name="P201"><text:span text:style-name="T20">Edge:</text:span> </text:p>
      <text:p text:style-name="P203">Where was all this happening?</text:p>
      <text:p text:style-name="P202"/>
      <text:p text:style-name="P201"><text:span text:style-name="T20">Flux:</text:span> </text:p>
      <text:p text:style-name="P203">A secret lab outside of town. Where all those big box stores were supposed to be.</text:p>
      <text:p text:style-name="P202"/>
      <text:p text:style-name="P202"/>
      <text:p text:style-name="P202"><text:span text:style-name="T20">Panel </text:span><text:span text:style-name="T35">6</text:span><text:span text:style-name="T20">:</text:span> <text:span text:style-name="T264">Edge with his back to us, walking towards the door of the laboratory.</text:span></text:p>
      <text:p text:style-name="P202"/>
      <text:p text:style-name="P261">Edge:</text:p>
      <text:p text:style-name="P203">Well <text:span text:style-name="T326">Freeze-Frame</text:span>, sounds like the case is closed. I’m gonna go to the hospital, get my eye looked at. Why don’t you call Toni and let her know what’s going on.</text:p>
      <text:h text:style-name="P338" text:outline-level="1">Page 3<text:span text:style-name="T349">8</text:span></text:h>
      <text:p text:style-name="P205"/>
      <text:p text:style-name="P205"><text:span text:style-name="T20">Panel 1:</text:span> <text:span text:style-name="T327">Exterior, in front of Krait’s building. </text:span>Edge hail<text:span text:style-name="T265">ing</text:span> a cab.</text:p>
      <text:p text:style-name="P205"/>
      <text:p text:style-name="P262">Caption:</text:p>
      <text:p text:style-name="P206">Hopefully <text:span text:style-name="T265">Krait</text:span> and Flux will enough to keep Toni and Freeze-Frame busy for awhile.</text:p>
      <text:p text:style-name="P205"/>
      <text:p text:style-name="P205"><text:span text:style-name="T20">Panel 2:</text:span> Edge in the backseat of the cab.</text:p>
      <text:p text:style-name="P205"/>
      <text:p text:style-name="P262">Caption:</text:p>
      <text:p text:style-name="P206">If they’re putting the kibash on Warp production, this is my last chance to stock up. I gotta get there first.</text:p>
      <text:p text:style-name="P205"/>
      <text:p text:style-name="P205"><text:span text:style-name="T20">Panel 3:</text:span> <text:span text:style-name="T327">Outside of the city, in an empty field, </text:span>Edge using his phone as a flashlight, shining it on a hatch.</text:p>
      <text:p text:style-name="P205"/>
      <text:p text:style-name="P204"><text:span text:style-name="T20">Caption:</text:span> </text:p>
      <text:p text:style-name="P206">I worked security on the shopping development while it was under construction.</text:p>
      <text:p text:style-name="P205"/>
      <text:p text:style-name="P262">Caption:</text:p>
      <text:p text:style-name="P330"><text:span text:style-name="T159">There was </text:span><text:span text:style-name="T185">supposed to be an underground tunnel connecting the stores with a condo building that never got built.</text:span></text:p>
      <text:p text:style-name="P207"/>
      <text:p text:style-name="P207"><text:span text:style-name="T20">Panel 4:</text:span> <text:span text:style-name="T327">Interior of the tunnel. It’s big enough for Edge to stand-up in. </text:span>Edge <text:span text:style-name="T327">is facing a</text:span> big concrete wall <text:span text:style-name="T327">at the end of the tunnel, shining his cellphone light on it</text:span>.</text:p>
      <text:p text:style-name="P207"/>
      <text:p text:style-name="P263">Caption:</text:p>
      <text:p text:style-name="P208"><text:span text:style-name="T266">Dammit</text:span>, I shoulda known they’d cover this up.</text:p>
      <text:p text:style-name="P207"/>
      <text:p text:style-name="P207"><text:span text:style-name="T20">Panel 5:</text:span> Edge shin<text:span text:style-name="T328">ing</text:span> the light on the ceiling of the tunnel, revealing a vent.</text:p>
      <text:p text:style-name="P207"/>
      <text:p text:style-name="P263">Caption:</text:p>
      <text:p text:style-name="P208">Hmmm…</text:p>
      <text:p text:style-name="P207"/>
      <text:p text:style-name="P313"><text:span text:style-name="T144">Panel 6:</text:span><text:span text:style-name="T159"> Edge </text:span><text:span text:style-name="T186">inside a ventilation duct, looking towards a bend that </text:span><text:span text:style-name="T205">forks</text:span><text:span text:style-name="T186"> upwards.</text:span></text:p>
      <text:p text:style-name="P210"/>
      <text:p text:style-name="P209"><text:span text:style-name="T36">Caption</text:span><text:span text:style-name="T20">:</text:span> </text:p>
      <text:p text:style-name="P211">So cold in here…</text:p>
      <text:p text:style-name="P210"/>
      <text:p text:style-name="P210"><text:span text:style-name="T20">Panel 7:</text:span> Edge inside the duct, climbing upwards.</text:p>
      <text:p text:style-name="P210"/>
      <text:p text:style-name="P264"><text:soft-page-break/>Caption:</text:p>
      <text:p text:style-name="P211">What am I doing, I’m going to end up right back in jail…</text:p>
      <text:p text:style-name="P210"/>
      <text:p text:style-name="P210"><text:span text:style-name="T20">Panel 8:</text:span> Edge crawls towards a vent on the bottom of the duct, light shines through the vent.</text:p>
      <text:p text:style-name="P210"/>
      <text:p text:style-name="P265">Caption:</text:p>
      <text:p text:style-name="P214">WHAT THE FUCK!?</text:p>
      <text:h text:style-name="P338" text:outline-level="1">Page 3<text:span text:style-name="T349">9</text:span></text:h>
      <text:p text:style-name="P212"/>
      <text:p text:style-name="P212"/>
      <text:p text:style-name="P213">Splash page of <text:span text:style-name="T329">the interior of the big box store Wonder Labs is using as a Warp production facility, from Edge’s point of view in the ventilation shaft. We see GIGANTEUS’s</text:span> huge corpse <text:span text:style-name="T329">in the center of the huge space’s floor.</text:span> <text:span text:style-name="T329">P</text:span>eople <text:span text:style-name="T329">are </text:span>driving fork lifts around. <text:span text:style-name="T329">Giganteus’s</text:span> foot is taller than about three people.</text:p>
      <text:h text:style-name="P338" text:outline-level="1">Page <text:span text:style-name="T349">40</text:span></text:h>
      <text:p text:style-name="P215"/>
      <text:p text:style-name="P215"><text:span text:style-name="T20">Panel 1:</text:span> Edge falling through the vent <text:span text:style-name="T330">towards the floor.</text:span></text:p>
      <text:p text:style-name="P215"/>
      <text:p text:style-name="P215"><text:span text:style-name="T20">Panel 2:</text:span> Edge running past <text:span text:style-name="T330">Wonder Labs </text:span>workers who <text:span text:style-name="T330">stand and </text:span>ga<text:span text:style-name="T330">wk</text:span> at him.</text:p>
      <text:p text:style-name="P215"/>
      <text:p text:style-name="P215"><text:span text:style-name="T20">Panel 3:</text:span> Edge holding his arms up, surrounded by armed guards.</text:p>
      <text:p text:style-name="P215"/>
      <text:p text:style-name="P314"><text:span text:style-name="T144">Panel 4:</text:span><text:span text:style-name="T159"> </text:span><text:span text:style-name="T206">Interior of Nathaniel Price’s office. It overlooks the shop floor. It’s the sort of office a manager can sit in and watch what’s going on the shop floor below. </text:span><text:span text:style-name="T159">Edge </text:span><text:span text:style-name="T206">is tied</text:span><text:span text:style-name="T159"> to a chair in an office. </text:span><text:span text:style-name="T206">PRICE is walking in.</text:span></text:p>
      <text:p text:style-name="P216"/>
      <text:p text:style-name="P266">Edge:</text:p>
      <text:p text:style-name="P217">I don’t suppose I could get a lawyer?</text:p>
      <text:p text:style-name="P216"/>
      <text:p text:style-name="P216"><text:span text:style-name="T20">Panel 5:</text:span> <text:span text:style-name="T331">Price</text:span> dude points a gun at Edge’s head.</text:p>
      <text:p text:style-name="P216"/>
      <text:p text:style-name="P266"><text:span text:style-name="T331">Price</text:span>:</text:p>
      <text:p text:style-name="P217">This answer your question?</text:p>
      <text:p text:style-name="P216"/>
      <text:p text:style-name="P266">Edge:</text:p>
      <text:p text:style-name="P217">OK, OK.</text:p>
      <text:p text:style-name="P216"/>
      <text:p text:style-name="P266"><text:span text:style-name="T331">Price</text:span>:</text:p>
      <text:p text:style-name="P217">How did you find this location?</text:p>
      <text:p text:style-name="P216"/>
      <text:p text:style-name="P267">Panel 6:<text:span text:style-name="T56"> </text:span><text:span text:style-name="T83">Headshot from </text:span><text:span text:style-name="T103">Price</text:span><text:span text:style-name="T83">’s perspective, looking down the barrel of the gun at Edge.</text:span></text:p>
      <text:p text:style-name="P216"/>
      <text:p text:style-name="P266">Edge:</text:p>
      <text:p text:style-name="P217">I’m old pals with <text:span text:style-name="T267">Krait</text:span>. He let it slip on poker night.</text:p>
      <text:h text:style-name="P338" text:outline-level="1">Page <text:span text:style-name="T308">41</text:span></text:h>
      <text:p text:style-name="P216"/>
      <text:p text:style-name="P216"><text:span text:style-name="T20">Panel 1:</text:span><text:span text:style-name="T56"> </text:span><text:span text:style-name="T84">Side view of </text:span><text:span text:style-name="T104">Price</text:span><text:span text:style-name="T84"> and Edge, with the gun still to Edge’s head. Our view is from behind them, out the window out onto the warehouse floor where we can glimpse Giganteus’s body.</text:span> <text:s text:c="7"/></text:p>
      <text:p text:style-name="P216"/>
      <text:p text:style-name="P266"><text:span text:style-name="T332">Price</text:span>:</text:p>
      <text:p text:style-name="P217">Mmmhmm.</text:p>
      <text:p text:style-name="P216"/>
      <text:p text:style-name="P266">Edge:</text:p>
      <text:p text:style-name="P217">He didn’t mention that you have Giganteus’s clone in here though.</text:p>
      <text:p text:style-name="P216"/>
      <text:p text:style-name="P267">Panel 2:<text:span text:style-name="T56"> </text:span><text:span text:style-name="T85">POV view from Edge looking up at </text:span><text:span text:style-name="T104">Price</text:span><text:span text:style-name="T85">.</text:span></text:p>
      <text:p text:style-name="P216"/>
      <text:p text:style-name="P266"><text:span text:style-name="T332">Price</text:span>:</text:p>
      <text:p text:style-name="P217">Clone? That’s the real thing. Giganteus had an… agreement with Wonder Labs. His body is our property.</text:p>
      <text:p text:style-name="P216"/>
      <text:p text:style-name="P267">Panel 3:<text:span text:style-name="T56"> </text:span><text:span text:style-name="T85">Side view of </text:span><text:span text:style-name="T107">Price</text:span><text:span text:style-name="T85"> still holding a gun to Edge’s head.</text:span></text:p>
      <text:p text:style-name="P216"/>
      <text:p text:style-name="P268">Edge:</text:p>
      <text:p text:style-name="P219">So he signed his body over to science? And you used it to make drugs?</text:p>
      <text:p text:style-name="P216"/>
      <text:p text:style-name="P268"><text:span text:style-name="T332">Price</text:span>:</text:p>
      <text:p text:style-name="P219">Not exactly. You should check your Doomstrike contract. We might own you as well. But yes, his unstable molecules mutate human DNA.</text:p>
      <text:p text:style-name="P289">Caption:</text:p>
      <text:p text:style-name="P237">Huh. So it’s exobiological after all.</text:p>
      <text:p text:style-name="P218"/>
      <text:p text:style-name="P269">Panel 4: <text:span text:style-name="T86">Close-up of the gun against Edge’s head.</text:span></text:p>
      <text:p text:style-name="P218"/>
      <text:p text:style-name="P288">Caption:</text:p>
      <text:p text:style-name="P236">I can hear the gun’s mechanism as he starts to <text:span text:style-name="T333">squeeze</text:span> the trigger and some old instinct kicks in.</text:p>
      <text:h text:style-name="P338" text:outline-level="1">Page <text:span text:style-name="T308">42</text:span></text:h>
      <text:p text:style-name="P220"/>
      <text:p text:style-name="P220"><text:span text:style-name="T20">Panel 1:</text:span> Edge tipping the chair backwards <text:span text:style-name="T268">as</text:span> the shot goes off, missing him.</text:p>
      <text:p text:style-name="P220"/>
      <text:p text:style-name="P220"><text:span text:style-name="T20">Panel 2:</text:span> A <text:span text:style-name="T334">GUARD</text:span> bursting through the door.</text:p>
      <text:p text:style-name="P220"/>
      <text:p text:style-name="P270">Guard:</text:p>
      <text:p text:style-name="P221">Sir! It’s the Novas! They’re raiding the facility!</text:p>
      <text:p text:style-name="P220"/>
      <text:p text:style-name="P220"><text:span text:style-name="T20">Panel 3:</text:span> <text:span text:style-name="T332">Price</text:span> runs out.</text:p>
      <text:p text:style-name="P220"/>
      <text:p text:style-name="P220"><text:span text:style-name="T20">Panel 4:</text:span> Edge, hunched over with the chair still strapped to his back.</text:p>
      <text:p text:style-name="P220"/>
      <text:p text:style-name="P220"><text:span text:style-name="T20">Panel 5:</text:span> Edge breaks <text:span text:style-name="T335">the</text:span> window with the chair strapped to his back.</text:p>
      <text:p text:style-name="P220"/>
      <text:p text:style-name="P220"><text:span text:style-name="T20">Panel 6:</text:span> Edge cuts the ropes on the broken glass.</text:p>
      <text:h text:style-name="P338" text:outline-level="1">Panel 4<text:span text:style-name="T349">3</text:span></text:h>
      <text:p text:style-name="P220"/>
      <text:p text:style-name="P220"><text:span text:style-name="T20">Panel 1:</text:span> Edge run<text:span text:style-name="T269">ning</text:span> down a hallway as two men burst <text:span text:style-name="T335">out of</text:span> a door.</text:p>
      <text:p text:style-name="P220"/>
      <text:p text:style-name="P270">Caption:</text:p>
      <text:p text:style-name="P221">This is all wrong. They can arrest <text:span text:style-name="T335">Price</text:span>, but Wonder Labs will still own Giganteus’s body.</text:p>
      <text:p text:style-name="P220"/>
      <text:p text:style-name="P220"><text:span text:style-name="T20">Panel 2:</text:span> Edge rushes through <text:span text:style-name="T269">the</text:span> door before it closes.</text:p>
      <text:p text:style-name="P220"/>
      <text:p text:style-name="P220"><text:span text:style-name="T20">Panel 3:</text:span> <text:span text:style-name="T269">Establishing shot of a control room, full of futuristic equipment.</text:span></text:p>
      <text:p text:style-name="P220"/>
      <text:p text:style-name="P220"><text:span text:style-name="T20">Panel 4:</text:span> Close-up of temperat<text:span text:style-name="T269">ure</text:span> control dials.</text:p>
      <text:p text:style-name="P220"/>
      <text:p text:style-name="P270">Caption:</text:p>
      <text:p text:style-name="P221">Giganteus’s one weakness is extreme cold.</text:p>
      <text:p text:style-name="P220"/>
      <text:p text:style-name="P220"><text:span text:style-name="T20">Panel 5:</text:span> Close-up of Edge’s face.</text:p>
      <text:p text:style-name="P220"/>
      <text:p text:style-name="P270">Caption:</text:p>
      <text:p text:style-name="P221">This means no more Warp for me or anyone else…</text:p>
      <text:p text:style-name="P220"/>
      <text:p text:style-name="P220"><text:span text:style-name="T20">Panel 6:</text:span> Edge cranks the dial to <text:span text:style-name="T269">A</text:span>bsolute <text:span text:style-name="T269">Z</text:span>ero.</text:p>
      <text:p text:style-name="P220"/>
      <text:p text:style-name="P270">Caption:</text:p>
      <text:p text:style-name="P222">Fuck it.</text:p>
      <text:h text:style-name="P338" text:outline-level="1">Page 4<text:span text:style-name="T349">4</text:span></text:h>
      <text:p text:style-name="P220"/>
      <text:p text:style-name="P220"><text:span text:style-name="T20">Panel 1:</text:span> <text:span text:style-name="T335">Freeze-Frame,</text:span> <text:span text:style-name="T335">GRAVITONI, and other NOVAS (except Flux)</text:span> fighting guards on the warehouse floor in front of Giganteus’s body. Things are frosting over with ice.</text:p>
      <text:p text:style-name="P220"/>
      <text:p text:style-name="P270">Gravitoni:</text:p>
      <text:p text:style-name="P221">We better get out of here, it’s too cold!</text:p>
      <text:p text:style-name="P220"/>
      <text:p text:style-name="P220"><text:span text:style-name="T20">Panel 2:</text:span> Giganteus’s body is covered with ice.</text:p>
      <text:p text:style-name="P220"/>
      <text:p text:style-name="P220"><text:span text:style-name="T20">Panel 3:</text:span> It shatters into tiny pieces.</text:p>
      <text:h text:style-name="P338" text:outline-level="1">Page 4<text:span text:style-name="T349">5</text:span></text:h>
      <text:p text:style-name="P220"/>
      <text:p text:style-name="P220"><text:span text:style-name="T20">Panel 1:</text:span> <text:span text:style-name="T335">Outside the big box store Wonder Labs was using. </text:span>Edge and Gravitoni sit sipping hot coffee on the bumper of an ambulance, his eye is now <text:span text:style-name="T270">bandaged</text:span> up.</text:p>
      <text:p text:style-name="P220"/>
      <text:p text:style-name="P270">Gravitoni:</text:p>
      <text:p text:style-name="P221">Turns out <text:span text:style-name="T335">Price</text:span> was running a rogue operation. After the initial <text:span text:style-name="T336">W</text:span>arp trials failed, his budget was slashed. He used <text:span text:style-name="T270">Krait</text:span> and Sunset Gun to sell on the streets to fund his own experiments.</text:p>
      <text:p text:style-name="P220"/>
      <text:p text:style-name="P271">Panel 2:<text:span text:style-name="T56"> </text:span><text:span text:style-name="T87">Close-up of Edge taking a sip of coffee.</text:span></text:p>
      <text:p text:style-name="P220"/>
      <text:p text:style-name="P270">Edge:</text:p>
      <text:p text:style-name="Dialog_2f_caption">That’s one loose end. Sunset.</text:p>
      <text:p text:style-name="P220"/>
      <text:p text:style-name="P271">Panel 3:<text:span text:style-name="T56"> </text:span><text:span text:style-name="T87">Gravitoni standing facing Edge.</text:span></text:p>
      <text:p text:style-name="P220"/>
      <text:p text:style-name="P270">Gravitoni:</text:p>
      <text:p text:style-name="Dialog_2f_caption">We’re heading to <text:span text:style-name="T253">El Dorado</text:span> next. Come along.</text:p>
      <text:p text:style-name="P220"/>
      <text:p text:style-name="P270">Edge:</text:p>
      <text:p text:style-name="Dialog_2f_caption">I don’<text:span text:style-name="T270">t</text:span> think I’ll be much help.</text:p>
      <text:p text:style-name="P220"/>
      <text:p text:style-name="P271">Panel 4:<text:span text:style-name="T56"> </text:span><text:span text:style-name="T87">Gravitoni walking away </text:span><text:span text:style-name="T105">from the abulence</text:span><text:span text:style-name="T87">, pulling Edge behind her.</text:span></text:p>
      <text:p text:style-name="P220"/>
      <text:p text:style-name="P270">Gravitoni:</text:p>
      <text:p text:style-name="Dialog_2f_caption"><text:span text:style-name="T159">I want to keep an eye on you </text:span><text:span text:style-name="T187">after this last stunt you pulled.</text:span></text:p>
      <text:h text:style-name="P338" text:outline-level="1"><text:span text:style-name="T187">P</text:span><text:span text:style-name="T159">age 4</text:span><text:span text:style-name="T211">6</text:span></text:h>
      <text:p text:style-name="P223"/>
      <text:p text:style-name="P315"><text:span text:style-name="T144">Panel 1:</text:span><text:span text:style-name="T159"> </text:span><text:span text:style-name="T207">Interior of Sunset Gun’s office in the basement of El Dorado. The NOVAS, Edge behind them,</text:span><text:span text:style-name="T188"> burst through the door.</text:span></text:p>
      <text:p text:style-name="P224"/>
      <text:p text:style-name="P224"><text:span text:style-name="T20">Panel 2:</text:span> <text:span text:style-name="T337">Foreground: </text:span>Gravitoni <text:span text:style-name="T337">holding a hand up towards Sunset’s <text:s/>HENCHWOMEN</text:span>, <text:span text:style-name="T337">who are floating above the ground. Background:</text:span> Edge reaches into the filing cabinet.</text:p>
      <text:p text:style-name="P224"/>
      <text:p text:style-name="P224"><text:span text:style-name="T20">Panel 3:</text:span> <text:span text:style-name="T337">Foreground: Freeze-Frame</text:span> cuffing <text:span text:style-name="T337">SUNSET. Background:</text:span> Edge puts <text:span text:style-name="T337">the </text:span>large bag of pills into his coat. <text:span text:style-name="T338">No one is looking at Edge while he does this.</text:span></text:p>
      <text:p text:style-name="P224"/>
      <text:p text:style-name="P224"><text:span text:style-name="T20">Panel 4:</text:span> Sunset <text:span text:style-name="T339">standing, looking at</text:span> Edge.</text:p>
      <text:p text:style-name="P224"/>
      <text:p text:style-name="P273">Sunset:</text:p>
      <text:p text:style-name="Dialog_2f_caption">Don’t fool yourself into thinking this makes you a good guy guy Edge. I’ve looked into your soul.</text:p>
      <text:p text:style-name="P224"/>
      <text:p text:style-name="P272">Panel 5:<text:span text:style-name="T56"> </text:span><text:span text:style-name="T88">Edge stand</text:span><text:span text:style-name="T106">ing</text:span><text:span text:style-name="T88">, hands in trenchcoat pockets, next to Gravitoni, watching </text:span><text:span text:style-name="T106">Freeze-Frame perp-march </text:span><text:span text:style-name="T88">Sunset up the stairs.</text:span></text:p>
      <text:p text:style-name="P224"/>
      <text:p text:style-name="P274">Gravitoni:</text:p>
      <text:p text:style-name="Dialog_2f_caption">Go home Edge, get some sleep.</text:p>
      <text:p text:style-name="P224"/>
      <text:p text:style-name="P224"><text:span text:style-name="T20">Panel 6:</text:span> Edge walking down the street of the Deco District, contemplating a warp pill.</text:p>
      <text:p text:style-name="P224"/>
      <text:p text:style-name="P126"><text:span text:style-name="T145">Caption:</text:span><text:span text:style-name="T160"> </text:span><text:span text:style-name="T159">EN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Courier New1" svg:font-family="'Courier New'" style:font-adornments="Bold" style:font-family-generic="modern" style:font-pitch="fixed"/>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mic_20_Page_20_Number" style:display-name="Comic Page Number" style:family="paragraph" style:parent-style-name="Standard">
      <loext:graphic-properties draw:fill="none" draw:fill-color="#729fcf"/>
      <style:paragraph-properties fo:margin-left="1in" fo:margin-right="0in" fo:text-align="center"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font-family="'Courier New'" style:font-family-generic="modern" style:font-pitch="fixed" fo:letter-spacing="normal" fo:font-style="normal" style:text-underline-style="solid" style:text-underline-width="auto" style:text-underline-color="font-color" fo:font-weight="bold" officeooo:rsid="001281aa" style:font-style-asian="normal" style:font-weight-asian="bold" style:font-style-complex="normal" style:font-weight-complex="bold"/>
    </style:style>
    <style:style style:name="Label_3a__20_dialog_2f_caption" style:display-name="Label: dialog/caption"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loext:opacity="100%" style:font-name="Courier New" fo:font-family="'Courier New'" style:font-family-generic="modern" style:font-pitch="fixed" fo:letter-spacing="normal" fo:font-style="normal" style:text-underline-style="none" fo:font-weight="bold" style:font-style-asian="normal" style:font-weight-asian="bold" style:font-style-complex="normal" style:font-weight-complex="bold"/>
    </style:style>
    <style:style style:name="Dialog_2f_caption" style:display-name="Dialog/caption" style:family="paragraph" style:parent-style-name="Standard">
      <loext:graphic-properties draw:fill="none" draw:fill-color="#729fcf"/>
      <style:paragraph-properties fo:margin-left="1in" fo:margin-right="0in" fo:text-align="start" style:justify-single-word="false" fo:orphans="2" fo:widows="2" fo:text-indent="0in" style:auto-text-indent="false" fo:background-color="transparent">
        <style:tab-stops>
          <style:tab-stop style:position="0.9811in"/>
        </style:tab-stops>
      </style:paragraph-properties>
      <style:text-properties fo:font-variant="normal" fo:text-transform="none" fo:color="#000000" loext:opacity="100%" style:font-name="Courier New" fo:font-family="'Courier New'" style:font-family-generic="modern" style:font-pitch="fixed" fo:letter-spacing="normal" fo:font-style="normal" style:text-underline-style="none" fo:font-weight="normal" officeooo:rsid="000d9c2e" style:font-style-asian="normal" style:font-weight-asian="normal" style:font-style-complex="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ext-properties style:font-name="Courier New1" fo:font-family="'Courier New'" style:font-style-name="Bold" style:font-family-generic="modern" style:font-pitch="fixed" fo:font-size="12pt" style:text-underline-style="solid" style:text-underline-width="auto" style:text-underline-color="font-color" fo:font-weight="bold" style:font-size-asian="130%" style:font-weight-asian="bold" style:font-size-complex="130%"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style:font-name="Courier New2" fo:font-family="'Courier New'" style:font-style-name="Regular" style:font-family-generic="modern" style:font-pitch="fixed" fo:font-size="9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Courier New1" fo:font-size="9pt" officeooo:rsid="00e58cc4" officeooo:paragraph-rsid="00e58cc4"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Warped Edge, Finley-<text:page-number text:select-page="current">19</text:page-number></text:p>
      </style:header>
      <style:header-first>
        <text:p text:style-name="MP1"/>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6-04T19:49:21.058078965</meta:creation-date>
    <dc:date>2022-05-29T14:34:17.236000000</dc:date>
    <meta:editing-duration>P68DT44M37S</meta:editing-duration>
    <meta:editing-cycles>182</meta:editing-cycles>
    <meta:generator>LibreOffice/7.3.2.2$Windows_X86_64 LibreOffice_project/49f2b1bff42cfccbd8f788c8dc32c1c309559be0</meta:generator>
    <meta:document-statistic meta:table-count="0" meta:image-count="0" meta:object-count="0" meta:page-count="58" meta:paragraph-count="781" meta:word-count="7641" meta:character-count="41567" meta:non-whitespace-character-count="34658"/>
  </office:meta>
</office:document-meta>
</file>